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Speed= 60, 1 UE-payload= 140 bytes</text:p>
          </table:table-cell>
          <table:table-cell table:number-columns-repeated="2"/>
          <table:table-cell table:style-name="ce1" office:value-type="string" calcext:value-type="string">
            <text:p>Speed= 60, 1 UE-payload= 800 bytes</text:p>
          </table:table-cell>
          <table:table-cell table:number-columns-repeated="3"/>
          <table:table-cell table:style-name="ce1" office:value-type="string" calcext:value-type="string">
            <text:p>Speed= 60, 3UEs-payload= 140 bytes</text:p>
          </table:table-cell>
          <table:table-cell table:number-columns-repeated="5"/>
          <table:table-cell table:style-name="ce1" office:value-type="string" calcext:value-type="string">
            <text:p>Speed= 60, 3 UE-payload= 800 bytes</text:p>
          </table:table-cell>
          <table:table-cell table:number-columns-repeated="5"/>
          <table:table-cell table:style-name="ce1" office:value-type="string" calcext:value-type="string">
            <text:p>Speed= 60, 5 Ues-payload= 140 bytes</text:p>
          </table:table-cell>
          <table:table-cell table:number-columns-repeated="7"/>
          <table:table-cell table:style-name="ce1" office:value-type="string" calcext:value-type="string">
            <text:p>Speed= 60, 5 Ues-payload= 800 by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ul Time 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Simul Time</text:p>
          </table:table-cell>
          <table:table-cell office:value-type="string" calcext:value-type="string">
            <text:p>Throughput</text:p>
          </table:table-cell>
          <table:table-cell table:number-columns-repeated="2"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ul Time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Simul Time </text:p>
          </table:table-cell>
          <table:table-cell office:value-type="string" calcext:value-type="string">
            <text:p>Average </text:p>
          </table:table-cell>
          <table:table-cell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ul Time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UE1</text:p>
          </table:table-cell>
          <table:table-cell office:value-type="string" calcext:value-type="string">
            <text:p>UE2</text:p>
          </table:table-cell>
          <table:table-cell office:value-type="string" calcext:value-type="string">
            <text:p>UE3</text:p>
          </table:table-cell>
          <table:table-cell office:value-type="string" calcext:value-type="string">
            <text:p>UE4</text:p>
          </table:table-cell>
          <table:table-cell office:value-type="string" calcext:value-type="string">
            <text:p>UE5</text:p>
          </table:table-cell>
          <table:table-cell office:value-type="string" calcext:value-type="string">
            <text:p>Simul Tim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formula="of:= AVERAGE([.H3:.J3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formula="of:= AVERAGE([.N3:.P3])" office:value-type="float" office:value="10.0333333333333" calcext:value-type="float">
            <text:p>10.0333333333333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AVERAGE([.T3:.X3])" office:value-type="float" office:value="4.98" calcext:value-type="float">
            <text:p>4.98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 AVERAGE([.AB3:.AF3])" office:value-type="float" office:value="5.58" calcext:value-type="float">
            <text:p>5.5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2" calcext:value-type="float">
            <text:p>9.2</text:p>
          </table:table-cell>
          <table:table-cell table:style-name="ce2" office:value-type="float" office:value="2" calcext:value-type="float">
            <text:p>2</text:p>
          </table:table-cell>
          <table:table-cell table:formula="of:= AVERAGE([.H4:.J4])" office:value-type="float" office:value="8.56666666666667" calcext:value-type="float">
            <text:p>8.56666666666667</text:p>
          </table:table-cell>
          <table:table-cell table:style-name="ce2"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formula="of:= AVERAGE([.N4:.P4])" office:value-type="float" office:value="10.0333333333333" calcext:value-type="float">
            <text:p>10.0333333333333</text:p>
          </table:table-cell>
          <table:table-cell table:style-name="ce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 AVERAGE([.T4:.X4])" office:value-type="float" office:value="4.12" calcext:value-type="float">
            <text:p>4.12</text:p>
          </table:table-cell>
          <table:table-cell table:style-name="ce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9" calcext:value-type="float">
            <text:p>4.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 AVERAGE([.AB4:.AF4])" office:value-type="float" office:value="5.32" calcext:value-type="float">
            <text:p>5.3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3" calcext:value-type="float">
            <text:p>3</text:p>
          </table:table-cell>
          <table:table-cell table:formula="of:= AVERAGE([.H5:.J5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formula="of:= AVERAGE([.N5:.P5])" office:value-type="float" office:value="11" calcext:value-type="float">
            <text:p>11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.5" calcext:value-type="float">
            <text:p>4.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 AVERAGE([.T5:.X5])" office:value-type="float" office:value="5.44" calcext:value-type="float">
            <text:p>5.44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4.5" calcext:value-type="float">
            <text:p>4.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 AVERAGE([.AB5:.AF5])" office:value-type="float" office:value="5.44" calcext:value-type="float">
            <text:p>5.4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4" calcext:value-type="float">
            <text:p>4</text:p>
          </table:table-cell>
          <table:table-cell table:formula="of:= AVERAGE([.H6:.J6])" office:value-type="float" office:value="9.56666666666667" calcext:value-type="float">
            <text:p>9.56666666666667</text:p>
          </table:table-cell>
          <table:table-cell table:style-name="ce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4" calcext:value-type="float">
            <text:p>4</text:p>
          </table:table-cell>
          <table:table-cell table:formula="of:= AVERAGE([.N6:.P6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 AVERAGE([.T6:.X6])" office:value-type="float" office:value="4.1" calcext:value-type="float">
            <text:p>4.1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 AVERAGE([.AB6:.AF6])" office:value-type="float" office:value="4.86" calcext:value-type="float">
            <text:p>4.8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formula="of:= AVERAGE([.H7:.J7])" office:value-type="float" office:value="10.1333333333333" calcext:value-type="float">
            <text:p>10.1333333333333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formula="of:= AVERAGE([.N7:.P7])" office:value-type="float" office:value="10.1333333333333" calcext:value-type="float">
            <text:p>10.1333333333333</text:p>
          </table:table-cell>
          <table:table-cell table:style-name="ce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8" calcext:value-type="float">
            <text:p>5.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 AVERAGE([.T7:.X7])" office:value-type="float" office:value="4.72" calcext:value-type="float">
            <text:p>4.72</text:p>
          </table:table-cell>
          <table:table-cell table:style-name="ce2"/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8" calcext:value-type="float">
            <text:p>5.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 AVERAGE([.AB7:.AF7])" office:value-type="float" office:value="4.72" calcext:value-type="float">
            <text:p>4.7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formula="of:= AVERAGE([.H8:.J8])" office:value-type="float" office:value="9.23333333333333" calcext:value-type="float">
            <text:p>9.2333333333333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.9" calcext:value-type="float">
            <text:p>7.9</text:p>
          </table:table-cell>
          <table:table-cell table:style-name="ce2" office:value-type="float" office:value="6" calcext:value-type="float">
            <text:p>6</text:p>
          </table:table-cell>
          <table:table-cell table:formula="of:= AVERAGE([.N8:.P8])" office:value-type="float" office:value="9" calcext:value-type="float">
            <text:p>9</text:p>
          </table:table-cell>
          <table:table-cell table:style-name="ce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 AVERAGE([.T8:.X8])" office:value-type="float" office:value="5.8" calcext:value-type="float">
            <text:p>5.8</text:p>
          </table:table-cell>
          <table:table-cell table:style-name="ce2"/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 AVERAGE([.AB8:.AF8])" office:value-type="float" office:value="5.8" calcext:value-type="float">
            <text:p>5.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6" calcext:value-type="float">
            <text:p>9.6</text:p>
          </table:table-cell>
          <table:table-cell table:style-name="ce2" office:value-type="float" office:value="7" calcext:value-type="float">
            <text:p>7</text:p>
          </table:table-cell>
          <table:table-cell table:formula="of:= AVERAGE([.H9:.J9])" office:value-type="float" office:value="9.9" calcext:value-type="float">
            <text:p>9.9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formula="of:= AVERAGE([.N9:.P9])" office:value-type="float" office:value="12" calcext:value-type="float">
            <text:p>12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4.5" calcext:value-type="float">
            <text:p>4.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 AVERAGE([.T9:.X9])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4.5" calcext:value-type="float">
            <text:p>4.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 AVERAGE([.AB9:.AF9])" office:value-type="float" office:value="5.38" calcext:value-type="float">
            <text:p>5.3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8" calcext:value-type="float">
            <text:p>8</text:p>
          </table:table-cell>
          <table:table-cell table:formula="of:= AVERAGE([.H10:.J10])" office:value-type="float" office:value="9.7" calcext:value-type="float">
            <text:p>9.7</text:p>
          </table:table-cell>
          <table:table-cell table:style-name="ce2"/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8" calcext:value-type="float">
            <text:p>8</text:p>
          </table:table-cell>
          <table:table-cell table:formula="of:= AVERAGE([.N10:.P10])" office:value-type="float" office:value="9.7" calcext:value-type="float">
            <text:p>9.7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 AVERAGE([.T10:.X10])" office:value-type="float" office:value="5.56" calcext:value-type="float">
            <text:p>5.56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 AVERAGE([.AB10:.AF10])" office:value-type="float" office:value="5.56" calcext:value-type="float">
            <text:p>5.5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9" calcext:value-type="float">
            <text:p>9</text:p>
          </table:table-cell>
          <table:table-cell table:formula="of:= AVERAGE([.H11:.J11])" office:value-type="float" office:value="10.1" calcext:value-type="float">
            <text:p>10.1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9" calcext:value-type="float">
            <text:p>9</text:p>
          </table:table-cell>
          <table:table-cell table:formula="of:= AVERAGE([.N11:.P11])" office:value-type="float" office:value="10.1" calcext:value-type="float">
            <text:p>10.1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 AVERAGE([.T11:.X11])" office:value-type="float" office:value="5.7" calcext:value-type="float">
            <text:p>5.7</text:p>
          </table:table-cell>
          <table:table-cell table:style-name="ce2"/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 AVERAGE([.AB11:.AF11])" office:value-type="float" office:value="6.3" calcext:value-type="float">
            <text:p>6.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10.9" calcext:value-type="float">
            <text:p>10.9</text:p>
          </table:table-cell>
          <table:table-cell table:style-name="ce2" office:value-type="float" office:value="10" calcext:value-type="float">
            <text:p>10</text:p>
          </table:table-cell>
          <table:table-cell table:formula="of:= AVERAGE([.H12:.J12])" office:value-type="float" office:value="10.1666666666667" calcext:value-type="float">
            <text:p>10.1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10" calcext:value-type="float">
            <text:p>10</text:p>
          </table:table-cell>
          <table:table-cell table:formula="of:= AVERAGE([.N12:.P12])" office:value-type="float" office:value="10.8666666666667" calcext:value-type="float">
            <text:p>10.8666666666667</text:p>
          </table:table-cell>
          <table:table-cell table:style-name="ce2"/>
          <table:table-cell table:number-columns-repeated="2" table:style-name="ce3" office:value-type="float" office:value="4.4" calcext:value-type="float">
            <text:p>4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 AVERAGE([.T12:.X12])" office:value-type="float" office:value="4.54" calcext:value-type="float">
            <text:p>4.54</text:p>
          </table:table-cell>
          <table:table-cell table:style-name="ce2"/>
          <table:table-cell table:number-columns-repeated="2" table:style-name="ce3" office:value-type="float" office:value="4.4" calcext:value-type="float">
            <text:p>4.4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 AVERAGE([.AB12:.AF12])" office:value-type="float" office:value="5.08" calcext:value-type="float">
            <text:p>5.08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formula="of:= AVERAGE([.H13:.J13])" office:value-type="float" office:value="11.6666666666667" calcext:value-type="float">
            <text:p>11.6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formula="of:= AVERAGE([.N13:.P13])" office:value-type="float" office:value="11.6666666666667" calcext:value-type="float">
            <text:p>11.6666666666667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7" calcext:value-type="float">
            <text:p>5.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 AVERAGE([.T13:.X13])" office:value-type="float" office:value="5.26" calcext:value-type="float">
            <text:p>5.26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5.7" calcext:value-type="float">
            <text:p>5.7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 AVERAGE([.AB13:.AF13])" office:value-type="float" office:value="5.26" calcext:value-type="float">
            <text:p>5.2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2" calcext:value-type="float">
            <text:p>12</text:p>
          </table:table-cell>
          <table:table-cell table:formula="of:= AVERAGE([.H14:.J14])" office:value-type="float" office:value="10.2" calcext:value-type="float">
            <text:p>10.2</text:p>
          </table:table-cell>
          <table:table-cell table:style-name="ce2"/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2" calcext:value-type="float">
            <text:p>12</text:p>
          </table:table-cell>
          <table:table-cell table:formula="of:= AVERAGE([.N14:.P14])" office:value-type="float" office:value="10.2" calcext:value-type="float">
            <text:p>10.2</text:p>
          </table:table-cell>
          <table:table-cell table:style-name="ce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 AVERAGE([.T14:.X14])" office:value-type="float" office:value="5.32" calcext:value-type="float">
            <text:p>5.32</text:p>
          </table:table-cell>
          <table:table-cell table:style-name="ce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 AVERAGE([.AB14:.AF14])" office:value-type="float" office:value="5.92" calcext:value-type="float">
            <text:p>5.92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formula="of:= AVERAGE([.H15:.J15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formula="of:= AVERAGE([.N15:.P15])" office:value-type="float" office:value="10.6333333333333" calcext:value-type="float">
            <text:p>10.6333333333333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3" calcext:value-type="float">
            <text:p>5.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 AVERAGE([.T15:.X15])" office:value-type="float" office:value="5.54" calcext:value-type="float">
            <text:p>5.54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5.3" calcext:value-type="float">
            <text:p>5.3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 AVERAGE([.AB15:.AF15])" office:value-type="float" office:value="5.54" calcext:value-type="float">
            <text:p>5.5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4" calcext:value-type="float">
            <text:p>8.4</text:p>
          </table:table-cell>
          <table:table-cell table:style-name="ce2" office:value-type="float" office:value="14" calcext:value-type="float">
            <text:p>14</text:p>
          </table:table-cell>
          <table:table-cell table:formula="of:= AVERAGE([.H16:.J16])" office:value-type="float" office:value="9.46666666666667" calcext:value-type="float">
            <text:p>9.46666666666667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4" calcext:value-type="float">
            <text:p>8.4</text:p>
          </table:table-cell>
          <table:table-cell table:style-name="ce2" office:value-type="float" office:value="14" calcext:value-type="float">
            <text:p>14</text:p>
          </table:table-cell>
          <table:table-cell table:formula="of:= AVERAGE([.N16:.P16])" office:value-type="float" office:value="9.46666666666667" calcext:value-type="float">
            <text:p>9.46666666666667</text:p>
          </table:table-cell>
          <table:table-cell table:style-name="ce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.3" calcext:value-type="float">
            <text:p>3.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 AVERAGE([.T16:.X16])" office:value-type="float" office:value="4.68" calcext:value-type="float">
            <text:p>4.68</text:p>
          </table:table-cell>
          <table:table-cell table:style-name="ce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3.3" calcext:value-type="float">
            <text:p>3.3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 AVERAGE([.AB16:.AF16])" office:value-type="float" office:value="4.68" calcext:value-type="float">
            <text:p>4.68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5" calcext:value-type="float">
            <text:p>15</text:p>
          </table:table-cell>
          <table:table-cell table:formula="of:= AVERAGE([.H17:.J17])" office:value-type="float" office:value="10.3666666666667" calcext:value-type="float">
            <text:p>10.3666666666667</text:p>
          </table:table-cell>
          <table:table-cell table:style-name="ce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15" calcext:value-type="float">
            <text:p>15</text:p>
          </table:table-cell>
          <table:table-cell table:formula="of:= AVERAGE([.N17:.P17])" office:value-type="float" office:value="10.3666666666667" calcext:value-type="float">
            <text:p>10.3666666666667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 AVERAGE([.T17:.X17])" office:value-type="float" office:value="5.34" calcext:value-type="float">
            <text:p>5.34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6.3" calcext:value-type="float">
            <text:p>6.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 AVERAGE([.AB17:.AF17])" office:value-type="float" office:value="5.34" calcext:value-type="float">
            <text:p>5.34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formula="of:= AVERAGE([.H18:.J18])" office:value-type="float" office:value="8.2" calcext:value-type="float">
            <text:p>8.2</text:p>
          </table:table-cell>
          <table:table-cell table:style-name="ce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8.6" calcext:value-type="float">
            <text:p>8.6</text:p>
          </table:table-cell>
          <table:table-cell table:style-name="ce2" office:value-type="float" office:value="16" calcext:value-type="float">
            <text:p>16</text:p>
          </table:table-cell>
          <table:table-cell table:formula="of:= AVERAGE([.N18:.P18])" office:value-type="float" office:value="8.9" calcext:value-type="float">
            <text:p>8.9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6.5" calcext:value-type="float">
            <text:p>6.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 AVERAGE([.T18:.X18])" office:value-type="float" office:value="6.32" calcext:value-type="float">
            <text:p>6.32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6.5" calcext:value-type="float">
            <text:p>6.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 AVERAGE([.AB18:.AF18])" office:value-type="float" office:value="6.32" calcext:value-type="float">
            <text:p>6.3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7" calcext:value-type="float">
            <text:p>17</text:p>
          </table:table-cell>
          <table:table-cell table:formula="of:= AVERAGE([.H19:.J19])" office:value-type="float" office:value="9.36666666666667" calcext:value-type="float">
            <text:p>9.36666666666667</text:p>
          </table:table-cell>
          <table:table-cell table:style-name="ce2"/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17" calcext:value-type="float">
            <text:p>17</text:p>
          </table:table-cell>
          <table:table-cell table:formula="of:= AVERAGE([.N19:.P19])" office:value-type="float" office:value="9.36666666666667" calcext:value-type="float">
            <text:p>9.36666666666667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 AVERAGE([.T19:.X19])" office:value-type="float" office:value="5.26" calcext:value-type="float">
            <text:p>5.26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 AVERAGE([.AB19:.AF19])" office:value-type="float" office:value="5.26" calcext:value-type="float">
            <text:p>5.26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8" calcext:value-type="float">
            <text:p>8.8</text:p>
          </table:table-cell>
          <table:table-cell table:style-name="ce2" office:value-type="float" office:value="18" calcext:value-type="float">
            <text:p>18</text:p>
          </table:table-cell>
          <table:table-cell table:formula="of:= AVERAGE([.H20:.J20])" office:value-type="float" office:value="9.93333333333333" calcext:value-type="float">
            <text:p>9.93333333333333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8" calcext:value-type="float">
            <text:p>8.8</text:p>
          </table:table-cell>
          <table:table-cell table:style-name="ce2" office:value-type="float" office:value="18" calcext:value-type="float">
            <text:p>18</text:p>
          </table:table-cell>
          <table:table-cell table:formula="of:= AVERAGE([.N20:.P20])" office:value-type="float" office:value="9.93333333333333" calcext:value-type="float">
            <text:p>9.93333333333333</text:p>
          </table:table-cell>
          <table:table-cell table:style-name="ce2"/>
          <table:table-cell table:number-columns-repeated="2" table:style-name="ce3" office:value-type="float" office:value="6.7" calcext:value-type="float">
            <text:p>6.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 AVERAGE([.T20:.X20])" office:value-type="float" office:value="5.02" calcext:value-type="float">
            <text:p>5.02</text:p>
          </table:table-cell>
          <table:table-cell table:style-name="ce2"/>
          <table:table-cell table:number-columns-repeated="2" table:style-name="ce3" office:value-type="float" office:value="6.7" calcext:value-type="float">
            <text:p>6.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 AVERAGE([.AB20:.AF20])" office:value-type="float" office:value="5.02" calcext:value-type="float">
            <text:p>5.0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9.1" calcext:value-type="float">
            <text:p>9.1</text:p>
          </table:table-cell>
          <table:table-cell table:style-name="ce2" office:value-type="float" office:value="19" calcext:value-type="float">
            <text:p>19</text:p>
          </table:table-cell>
          <table:table-cell table:formula="of:= AVERAGE([.H21:.J21])" office:value-type="float" office:value="9.5" calcext:value-type="float">
            <text:p>9.5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9.1" calcext:value-type="float">
            <text:p>9.1</text:p>
          </table:table-cell>
          <table:table-cell table:style-name="ce2" office:value-type="float" office:value="19" calcext:value-type="float">
            <text:p>19</text:p>
          </table:table-cell>
          <table:table-cell table:formula="of:= AVERAGE([.N21:.P21])" office:value-type="float" office:value="9.5" calcext:value-type="float">
            <text:p>9.5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 AVERAGE([.T21:.X21])" office:value-type="float" office:value="4.2" calcext:value-type="float">
            <text:p>4.2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 AVERAGE([.AB21:.AF21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number-columns-repeated="2" table:style-name="ce3" office:value-type="float" office:value="9.1" calcext:value-type="float">
            <text:p>9.1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20" calcext:value-type="float">
            <text:p>20</text:p>
          </table:table-cell>
          <table:table-cell table:formula="of:= AVERAGE([.H22:.J22])" office:value-type="float" office:value="8.56666666666667" calcext:value-type="float">
            <text:p>8.56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20" calcext:value-type="float">
            <text:p>20</text:p>
          </table:table-cell>
          <table:table-cell table:formula="of:= AVERAGE([.N22:.P22])" office:value-type="float" office:value="9.2" calcext:value-type="float">
            <text:p>9.2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7" calcext:value-type="float">
            <text:p>4.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 AVERAGE([.T22:.X22])" office:value-type="float" office:value="5.1" calcext:value-type="float">
            <text:p>5.1</text:p>
          </table:table-cell>
          <table:table-cell table:style-name="ce2"/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4.7" calcext:value-type="float">
            <text:p>4.7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 AVERAGE([.AB22:.AF22])" office:value-type="float" office:value="5.7" calcext:value-type="float">
            <text:p>5.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21" calcext:value-type="float">
            <text:p>21</text:p>
          </table:table-cell>
          <table:table-cell table:formula="of:= AVERAGE([.H23:.J23])" office:value-type="float" office:value="9.53333333333333" calcext:value-type="float">
            <text:p>9.5333333333333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21" calcext:value-type="float">
            <text:p>21</text:p>
          </table:table-cell>
          <table:table-cell table:formula="of:= AVERAGE([.N23:.P23])" office:value-type="float" office:value="10.1333333333333" calcext:value-type="float">
            <text:p>10.1333333333333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 AVERAGE([.T23:.X23])" office:value-type="float" office:value="5.86" calcext:value-type="float">
            <text:p>5.86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 AVERAGE([.AB23:.AF23])" office:value-type="float" office:value="6.18" calcext:value-type="float">
            <text:p>6.18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formula="of:= AVERAGE([.H24:.J24])" office:value-type="float" office:value="8.33333333333333" calcext:value-type="float">
            <text:p>8.33333333333333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formula="of:= AVERAGE([.N24:.P24])" office:value-type="float" office:value="9.36666666666667" calcext:value-type="float">
            <text:p>9.36666666666667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 AVERAGE([.T24:.X24])" office:value-type="float" office:value="5.42" calcext:value-type="float">
            <text:p>5.42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 AVERAGE([.AB24:.AF24])" office:value-type="float" office:value="5.42" calcext:value-type="float">
            <text:p>5.4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23" calcext:value-type="float">
            <text:p>23</text:p>
          </table:table-cell>
          <table:table-cell table:formula="of:= AVERAGE([.H25:.J25])" office:value-type="float" office:value="8.9" calcext:value-type="float">
            <text:p>8.9</text:p>
          </table:table-cell>
          <table:table-cell table:style-name="ce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23" calcext:value-type="float">
            <text:p>23</text:p>
          </table:table-cell>
          <table:table-cell table:formula="of:= AVERAGE([.N25:.P25])" office:value-type="float" office:value="9.33333333333333" calcext:value-type="float">
            <text:p>9.33333333333333</text:p>
          </table:table-cell>
          <table:table-cell table:style-name="ce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5" calcext:value-type="float">
            <text:p>5.5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 AVERAGE([.T25:.X25])" office:value-type="float" office:value="5.78" calcext:value-type="float">
            <text:p>5.78</text:p>
          </table:table-cell>
          <table:table-cell table:style-name="ce2"/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5.5" calcext:value-type="float">
            <text:p>5.5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 AVERAGE([.AB25:.AF25])" office:value-type="float" office:value="5.78" calcext:value-type="float">
            <text:p>5.78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24" calcext:value-type="float">
            <text:p>24</text:p>
          </table:table-cell>
          <table:table-cell table:formula="of:= AVERAGE([.H26:.J26])" office:value-type="float" office:value="7.96666666666667" calcext:value-type="float">
            <text:p>7.96666666666667</text:p>
          </table:table-cell>
          <table:table-cell table:style-name="ce2"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24" calcext:value-type="float">
            <text:p>24</text:p>
          </table:table-cell>
          <table:table-cell table:formula="of:= AVERAGE([.N26:.P26])" office:value-type="float" office:value="9.06666666666667" calcext:value-type="float">
            <text:p>9.06666666666667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 AVERAGE([.T26:.X26])" office:value-type="float" office:value="4.94" calcext:value-type="float">
            <text:p>4.94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 AVERAGE([.AB26:.AF26])" office:value-type="float" office:value="4.94" calcext:value-type="float">
            <text:p>4.9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2"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.2" calcext:value-type="float">
            <text:p>7.2</text:p>
          </table:table-cell>
          <table:table-cell table:style-name="ce2" office:value-type="float" office:value="25" calcext:value-type="float">
            <text:p>25</text:p>
          </table:table-cell>
          <table:table-cell table:formula="of:= AVERAGE([.H27:.J27])" office:value-type="float" office:value="8.06666666666667" calcext:value-type="float">
            <text:p>8.06666666666667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7.2" calcext:value-type="float">
            <text:p>7.2</text:p>
          </table:table-cell>
          <table:table-cell table:style-name="ce2" office:value-type="float" office:value="25" calcext:value-type="float">
            <text:p>25</text:p>
          </table:table-cell>
          <table:table-cell table:formula="of:= AVERAGE([.N27:.P27])" office:value-type="float" office:value="9.03333333333333" calcext:value-type="float">
            <text:p>9.03333333333333</text:p>
          </table:table-cell>
          <table:table-cell table:style-name="ce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 AVERAGE([.T27:.X27])" office:value-type="float" office:value="3.46" calcext:value-type="float">
            <text:p>3.46</text:p>
          </table:table-cell>
          <table:table-cell table:style-name="ce2"/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 AVERAGE([.AB27:.AF27])" office:value-type="float" office:value="5.26" calcext:value-type="float">
            <text:p>5.26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3" calcext:value-type="float">
            <text:p>9.3</text:p>
          </table:table-cell>
          <table:table-cell table:style-name="ce2" office:value-type="float" office:value="26" calcext:value-type="float">
            <text:p>26</text:p>
          </table:table-cell>
          <table:table-cell table:formula="of:= AVERAGE([.H28:.J28])" office:value-type="float" office:value="9.7" calcext:value-type="float">
            <text:p>9.7</text:p>
          </table:table-cell>
          <table:table-cell table:style-name="ce2"/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.3" calcext:value-type="float">
            <text:p>9.3</text:p>
          </table:table-cell>
          <table:table-cell table:style-name="ce2" office:value-type="float" office:value="26" calcext:value-type="float">
            <text:p>26</text:p>
          </table:table-cell>
          <table:table-cell table:formula="of:= AVERAGE([.N28:.P28])" office:value-type="float" office:value="9.7" calcext:value-type="float">
            <text:p>9.7</text:p>
          </table:table-cell>
          <table:table-cell table:style-name="ce2"/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.5" calcext:value-type="float">
            <text:p>2.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 AVERAGE([.T28:.X28])" office:value-type="float" office:value="4.04" calcext:value-type="float">
            <text:p>4.04</text:p>
          </table:table-cell>
          <table:table-cell table:style-name="ce2"/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6.5" calcext:value-type="float">
            <text:p>6.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formula="of:= AVERAGE([.AB28:.AF28])" office:value-type="float" office:value="4.84" calcext:value-type="float">
            <text:p>4.84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2" table:style-name="ce3" office:value-type="float" office:value="7.5" calcext:value-type="float">
            <text:p>7.5</text:p>
          </table:table-cell>
          <table:table-cell table:style-name="ce3" office:value-type="float" office:value="5.7" calcext:value-type="float">
            <text:p>5.7</text:p>
          </table:table-cell>
          <table:table-cell table:style-name="ce2" office:value-type="float" office:value="27" calcext:value-type="float">
            <text:p>27</text:p>
          </table:table-cell>
          <table:table-cell table:formula="of:= AVERAGE([.H29:.J29])" office:value-type="float" office:value="6.9" calcext:value-type="float">
            <text:p>6.9</text:p>
          </table:table-cell>
          <table:table-cell table:style-name="ce2"/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7" calcext:value-type="float">
            <text:p>5.7</text:p>
          </table:table-cell>
          <table:table-cell table:style-name="ce2" office:value-type="float" office:value="27" calcext:value-type="float">
            <text:p>27</text:p>
          </table:table-cell>
          <table:table-cell table:formula="of:= AVERAGE([.N29:.P29])" office:value-type="float" office:value="7.56666666666667" calcext:value-type="float">
            <text:p>7.56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 AVERAGE([.T29:.X29])" office:value-type="float" office:value="4.66" calcext:value-type="float">
            <text:p>4.66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 AVERAGE([.AB29:.AF29])" office:value-type="float" office:value="4.66" calcext:value-type="float">
            <text:p>4.66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28" calcext:value-type="float">
            <text:p>28</text:p>
          </table:table-cell>
          <table:table-cell table:formula="of:= AVERAGE([.H30:.J30])" office:value-type="float" office:value="8.9" calcext:value-type="float">
            <text:p>8.9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28" calcext:value-type="float">
            <text:p>28</text:p>
          </table:table-cell>
          <table:table-cell table:formula="of:= AVERAGE([.N30:.P30])" office:value-type="float" office:value="8.9" calcext:value-type="float">
            <text:p>8.9</text:p>
          </table:table-cell>
          <table:table-cell table:style-name="ce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 AVERAGE([.T30:.X30])" office:value-type="float" office:value="4.34" calcext:value-type="float">
            <text:p>4.34</text:p>
          </table:table-cell>
          <table:table-cell table:style-name="ce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 AVERAGE([.AB30:.AF30])" office:value-type="float" office:value="4.34" calcext:value-type="float">
            <text:p>4.34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29" calcext:value-type="float">
            <text:p>29</text:p>
          </table:table-cell>
          <table:table-cell table:formula="of:= AVERAGE([.H31:.J31])" office:value-type="float" office:value="10.7666666666667" calcext:value-type="float">
            <text:p>10.7666666666667</text:p>
          </table:table-cell>
          <table:table-cell table:style-name="ce2"/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29" calcext:value-type="float">
            <text:p>29</text:p>
          </table:table-cell>
          <table:table-cell table:formula="of:= AVERAGE([.N31:.P31])" office:value-type="float" office:value="10.7666666666667" calcext:value-type="float">
            <text:p>10.7666666666667</text:p>
          </table:table-cell>
          <table:table-cell table:style-name="ce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 AVERAGE([.T31:.X31])" office:value-type="float" office:value="4.16" calcext:value-type="float">
            <text:p>4.16</text:p>
          </table:table-cell>
          <table:table-cell table:style-name="ce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 AVERAGE([.AB31:.AF31])" office:value-type="float" office:value="4.16" calcext:value-type="float">
            <text:p>4.16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4" calcext:value-type="float">
            <text:p>8.4</text:p>
          </table:table-cell>
          <table:table-cell table:style-name="ce2" office:value-type="float" office:value="30" calcext:value-type="float">
            <text:p>30</text:p>
          </table:table-cell>
          <table:table-cell table:formula="of:= AVERAGE([.H32:.J32])" office:value-type="float" office:value="9.2" calcext:value-type="float">
            <text:p>9.2</text:p>
          </table:table-cell>
          <table:table-cell table:style-name="ce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4" calcext:value-type="float">
            <text:p>8.4</text:p>
          </table:table-cell>
          <table:table-cell table:style-name="ce2" office:value-type="float" office:value="30" calcext:value-type="float">
            <text:p>30</text:p>
          </table:table-cell>
          <table:table-cell table:formula="of:= AVERAGE([.N32:.P32])" office:value-type="float" office:value="9.2" calcext:value-type="float">
            <text:p>9.2</text:p>
          </table:table-cell>
          <table:table-cell table:style-name="ce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 AVERAGE([.T32:.X32])" office:value-type="float" office:value="5.56" calcext:value-type="float">
            <text:p>5.56</text:p>
          </table:table-cell>
          <table:table-cell table:style-name="ce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 AVERAGE([.AB32:.AF32])" office:value-type="float" office:value="5.56" calcext:value-type="float">
            <text:p>5.56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31" calcext:value-type="float">
            <text:p>31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31" calcext:value-type="float">
            <text:p>31</text:p>
          </table:table-cell>
          <table:table-cell table:formula="of:= AVERAGE([.H33:.J33])" office:value-type="float" office:value="8.16666666666667" calcext:value-type="float">
            <text:p>8.16666666666667</text:p>
          </table:table-cell>
          <table:table-cell table:style-name="ce2"/>
          <table:table-cell table:style-name="ce3" office:value-type="float" office:value="7.4" calcext:value-type="float">
            <text:p>7.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31" calcext:value-type="float">
            <text:p>31</text:p>
          </table:table-cell>
          <table:table-cell table:formula="of:= AVERAGE([.N33:.P33])" office:value-type="float" office:value="8.16666666666667" calcext:value-type="float">
            <text:p>8.16666666666667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 AVERAGE([.T33:.X33])" office:value-type="float" office:value="3.96" calcext:value-type="float">
            <text:p>3.96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formula="of:= AVERAGE([.AB33:.AF33])" office:value-type="float" office:value="3.96" calcext:value-type="float">
            <text:p>3.96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32" calcext:value-type="float">
            <text:p>32</text:p>
          </table:table-cell>
          <table:table-cell table:formula="of:= AVERAGE([.H34:.J34])" office:value-type="float" office:value="9.66666666666667" calcext:value-type="float">
            <text:p>9.66666666666667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8.9" calcext:value-type="float">
            <text:p>8.9</text:p>
          </table:table-cell>
          <table:table-cell table:style-name="ce2" office:value-type="float" office:value="32" calcext:value-type="float">
            <text:p>32</text:p>
          </table:table-cell>
          <table:table-cell table:formula="of:= AVERAGE([.N34:.P34])" office:value-type="float" office:value="9.66666666666667" calcext:value-type="float">
            <text:p>9.66666666666667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 AVERAGE([.T34:.X34])" office:value-type="float" office:value="3.84" calcext:value-type="float">
            <text:p>3.84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 AVERAGE([.AB34:.AF34])" office:value-type="float" office:value="3.84" calcext:value-type="float">
            <text:p>3.84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2" table:number-columns-repeated="2"/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33" calcext:value-type="float">
            <text:p>33</text:p>
          </table:table-cell>
          <table:table-cell table:formula="of:= AVERAGE([.H35:.J35])" office:value-type="float" office:value="7.66666666666667" calcext:value-type="float">
            <text:p>7.66666666666667</text:p>
          </table:table-cell>
          <table:table-cell table:style-name="ce2"/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33" calcext:value-type="float">
            <text:p>33</text:p>
          </table:table-cell>
          <table:table-cell table:formula="of:= AVERAGE([.N35:.P35])" office:value-type="float" office:value="7.66666666666667" calcext:value-type="float">
            <text:p>7.66666666666667</text:p>
          </table:table-cell>
          <table:table-cell table:style-name="ce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3" calcext:value-type="float">
            <text:p>4.3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 AVERAGE([.T35:.X35])" office:value-type="float" office:value="4.82" calcext:value-type="float">
            <text:p>4.82</text:p>
          </table:table-cell>
          <table:table-cell table:style-name="ce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4.3" calcext:value-type="float">
            <text:p>4.3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 AVERAGE([.AB35:.AF35])" office:value-type="float" office:value="5.4" calcext:value-type="float">
            <text:p>5.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34" calcext:value-type="float">
            <text:p>34</text:p>
          </table:table-cell>
          <table:table-cell table:formula="of:= AVERAGE([.H36:.J36])" office:value-type="float" office:value="9.66666666666667" calcext:value-type="float">
            <text:p>9.66666666666667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float" office:value="34" calcext:value-type="float">
            <text:p>34</text:p>
          </table:table-cell>
          <table:table-cell table:formula="of:= AVERAGE([.N36:.P36])" office:value-type="float" office:value="9.66666666666667" calcext:value-type="float">
            <text:p>9.66666666666667</text:p>
          </table:table-cell>
          <table:table-cell table:style-name="ce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9" calcext:value-type="float">
            <text:p>2.9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 AVERAGE([.T36:.X36])" office:value-type="float" office:value="5.22" calcext:value-type="float">
            <text:p>5.22</text:p>
          </table:table-cell>
          <table:table-cell table:style-name="ce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34" calcext:value-type="float">
            <text:p>34</text:p>
          </table:table-cell>
          <table:table-cell table:style-name="ce2" table:formula="of:= AVERAGE([.AB36:.AF36])" office:value-type="float" office:value="5.76" calcext:value-type="float">
            <text:p>5.76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formula="of:= AVERAGE([.H37:.J37])" office:value-type="float" office:value="7.63333333333333" calcext:value-type="float">
            <text:p>7.63333333333333</text:p>
          </table:table-cell>
          <table:table-cell table:style-name="ce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formula="of:= AVERAGE([.N37:.P37])" office:value-type="float" office:value="7.63333333333333" calcext:value-type="float">
            <text:p>7.63333333333333</text:p>
          </table:table-cell>
          <table:table-cell table:style-name="ce2"/>
          <table:table-cell table:number-columns-repeated="2" table:style-name="ce3" office:value-type="float" office:value="6.5" calcext:value-type="float">
            <text:p>6.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 AVERAGE([.T37:.X37])" office:value-type="float" office:value="4.56" calcext:value-type="float">
            <text:p>4.56</text:p>
          </table:table-cell>
          <table:table-cell table:style-name="ce2"/>
          <table:table-cell table:number-columns-repeated="2" table:style-name="ce3" office:value-type="float" office:value="6.5" calcext:value-type="float">
            <text:p>6.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 AVERAGE([.AB37:.AF37])" office:value-type="float" office:value="4.56" calcext:value-type="float">
            <text:p>4.56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36" calcext:value-type="float">
            <text:p>36</text:p>
          </table:table-cell>
          <table:table-cell table:formula="of:= AVERAGE([.H38:.J38])" office:value-type="float" office:value="6.86666666666667" calcext:value-type="float">
            <text:p>6.86666666666667</text:p>
          </table:table-cell>
          <table:table-cell table:style-name="ce2"/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36" calcext:value-type="float">
            <text:p>36</text:p>
          </table:table-cell>
          <table:table-cell table:formula="of:= AVERAGE([.N38:.P38])" office:value-type="float" office:value="6.86666666666667" calcext:value-type="float">
            <text:p>6.86666666666667</text:p>
          </table:table-cell>
          <table:table-cell table:style-name="ce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 AVERAGE([.T38:.X38])" office:value-type="float" office:value="3.86" calcext:value-type="float">
            <text:p>3.86</text:p>
          </table:table-cell>
          <table:table-cell table:style-name="ce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 AVERAGE([.AB38:.AF38])"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2.5" calcext:value-type="float">
            <text:p>2.5</text:p>
          </table:table-cell>
          <table:table-cell table:style-name="ce2" office:value-type="float" office:value="37" calcext:value-type="float">
            <text:p>37</text:p>
          </table:table-cell>
          <table:table-cell table:formula="of:= AVERAGE([.H39:.J39])" office:value-type="float" office:value="6.9" calcext:value-type="float">
            <text:p>6.9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2.5" calcext:value-type="float">
            <text:p>2.5</text:p>
          </table:table-cell>
          <table:table-cell table:style-name="ce2" office:value-type="float" office:value="37" calcext:value-type="float">
            <text:p>37</text:p>
          </table:table-cell>
          <table:table-cell table:formula="of:= AVERAGE([.N39:.P39])" office:value-type="float" office:value="6.9" calcext:value-type="float">
            <text:p>6.9</text:p>
          </table:table-cell>
          <table:table-cell table:style-name="ce2"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 AVERAGE([.T39:.X39])" office:value-type="float" office:value="4.52" calcext:value-type="float">
            <text:p>4.52</text:p>
          </table:table-cell>
          <table:table-cell table:style-name="ce2"/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 AVERAGE([.AB39:.AF39])" office:value-type="float" office:value="4.52" calcext:value-type="float">
            <text:p>4.52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38" calcext:value-type="float">
            <text:p>38</text:p>
          </table:table-cell>
          <table:table-cell table:formula="of:= AVERAGE([.H40:.J40])" office:value-type="float" office:value="5.63333333333333" calcext:value-type="float">
            <text:p>5.63333333333333</text:p>
          </table:table-cell>
          <table:table-cell table:style-name="ce2"/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8" calcext:value-type="float">
            <text:p>4.8</text:p>
          </table:table-cell>
          <table:table-cell table:style-name="ce2" office:value-type="float" office:value="38" calcext:value-type="float">
            <text:p>38</text:p>
          </table:table-cell>
          <table:table-cell table:formula="of:= AVERAGE([.N40:.P40])" office:value-type="float" office:value="5.63333333333333" calcext:value-type="float">
            <text:p>5.63333333333333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 AVERAGE([.T40:.X40])" office:value-type="float" office:value="3.36" calcext:value-type="float">
            <text:p>3.36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 AVERAGE([.AB40:.AF40])" office:value-type="float" office:value="3.36" calcext:value-type="float">
            <text:p>3.36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39" calcext:value-type="float">
            <text:p>39</text:p>
          </table:table-cell>
          <table:table-cell table:formula="of:= AVERAGE([.H41:.J41])" office:value-type="float" office:value="7.83333333333333" calcext:value-type="float">
            <text:p>7.8333333333333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39" calcext:value-type="float">
            <text:p>39</text:p>
          </table:table-cell>
          <table:table-cell table:formula="of:= AVERAGE([.N41:.P41])" office:value-type="float" office:value="7.83333333333333" calcext:value-type="float">
            <text:p>7.83333333333333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 AVERAGE([.T41:.X41])" office:value-type="float" office:value="4" calcext:value-type="float">
            <text:p>4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 AVERAGE([.AB41:.AF41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3" office:value-type="float" office:value="32" calcext:value-type="float">
            <text:p>32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9.6" calcext:value-type="float">
            <text:p>9.6</text:p>
          </table:table-cell>
          <table:table-cell table:style-name="ce2" office:value-type="float" office:value="40" calcext:value-type="float">
            <text:p>40</text:p>
          </table:table-cell>
          <table:table-cell table:formula="of:= AVERAGE([.H42:.J42])" office:value-type="float" office:value="7.53333333333333" calcext:value-type="float">
            <text:p>7.53333333333333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9.6" calcext:value-type="float">
            <text:p>9.6</text:p>
          </table:table-cell>
          <table:table-cell table:style-name="ce2" office:value-type="float" office:value="40" calcext:value-type="float">
            <text:p>40</text:p>
          </table:table-cell>
          <table:table-cell table:formula="of:= AVERAGE([.N42:.P42])" office:value-type="float" office:value="7.53333333333333" calcext:value-type="float">
            <text:p>7.53333333333333</text:p>
          </table:table-cell>
          <table:table-cell table:style-name="ce2"/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 AVERAGE([.T42:.X42])" office:value-type="float" office:value="3.9" calcext:value-type="float">
            <text:p>3.9</text:p>
          </table:table-cell>
          <table:table-cell table:style-name="ce2"/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 AVERAGE([.AB42:.AF42])" office:value-type="float" office:value="3.9" calcext:value-type="float">
            <text:p>3.9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4" calcext:value-type="float">
            <text:p>5.4</text:p>
          </table:table-cell>
          <table:table-cell table:style-name="ce2" office:value-type="float" office:value="41" calcext:value-type="float">
            <text:p>41</text:p>
          </table:table-cell>
          <table:table-cell table:formula="of:= AVERAGE([.H43:.J43])" office:value-type="float" office:value="5.33333333333333" calcext:value-type="float">
            <text:p>5.33333333333333</text:p>
          </table:table-cell>
          <table:table-cell table:style-name="ce2"/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4" calcext:value-type="float">
            <text:p>5.4</text:p>
          </table:table-cell>
          <table:table-cell table:style-name="ce2" office:value-type="float" office:value="41" calcext:value-type="float">
            <text:p>41</text:p>
          </table:table-cell>
          <table:table-cell table:formula="of:= AVERAGE([.N43:.P43])" office:value-type="float" office:value="5.33333333333333" calcext:value-type="float">
            <text:p>5.33333333333333</text:p>
          </table:table-cell>
          <table:table-cell table:style-name="ce2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 AVERAGE([.T43:.X43])" office:value-type="float" office:value="4" calcext:value-type="float">
            <text:p>4</text:p>
          </table:table-cell>
          <table:table-cell table:style-name="ce2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41" calcext:value-type="float">
            <text:p>41</text:p>
          </table:table-cell>
          <table:table-cell table:style-name="ce2" table:formula="of:= AVERAGE([.AB43:.AF43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42" calcext:value-type="float">
            <text:p>42</text:p>
          </table:table-cell>
          <table:table-cell table:formula="of:= AVERAGE([.H44:.J44])" office:value-type="float" office:value="7.1" calcext:value-type="float">
            <text:p>7.1</text:p>
          </table:table-cell>
          <table:table-cell table:style-name="ce2"/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.9" calcext:value-type="float">
            <text:p>9.9</text:p>
          </table:table-cell>
          <table:table-cell table:style-name="ce2" office:value-type="float" office:value="42" calcext:value-type="float">
            <text:p>42</text:p>
          </table:table-cell>
          <table:table-cell table:formula="of:= AVERAGE([.N44:.P44])" office:value-type="float" office:value="7.1" calcext:value-type="float">
            <text:p>7.1</text:p>
          </table:table-cell>
          <table:table-cell table:style-name="ce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2.3" calcext:value-type="float">
            <text:p>2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 AVERAGE([.T44:.X44])" office:value-type="float" office:value="3.4" calcext:value-type="float">
            <text:p>3.4</text:p>
          </table:table-cell>
          <table:table-cell table:style-name="ce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2.3" calcext:value-type="float">
            <text:p>2.3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formula="of:= AVERAGE([.AB44:.AF44])" office:value-type="float" office:value="3.4" calcext:value-type="float">
            <text:p>3.4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43" calcext:value-type="float">
            <text:p>43</text:p>
          </table:table-cell>
          <table:table-cell table:formula="of:= AVERAGE([.H45:.J45])" office:value-type="float" office:value="8.236" calcext:value-type="float">
            <text:p>8.236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43" calcext:value-type="float">
            <text:p>43</text:p>
          </table:table-cell>
          <table:table-cell table:formula="of:= AVERAGE([.N45:.P45])" office:value-type="float" office:value="8.236" calcext:value-type="float">
            <text:p>8.236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 AVERAGE([.T45:.X45])" office:value-type="float" office:value="3.4" calcext:value-type="float">
            <text:p>3.4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1" calcext:value-type="float">
            <text:p>4.1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 AVERAGE([.AB45:.AF45])" office:value-type="float" office:value="3.4" calcext:value-type="float">
            <text:p>3.4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table:formula="of:= AVERAGE([.H46:.J46])" office:value-type="float" office:value="6.5" calcext:value-type="float">
            <text:p>6.5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table:formula="of:= AVERAGE([.N46:.P46])" office:value-type="float" office:value="6.5" calcext:value-type="float">
            <text:p>6.5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 AVERAGE([.T46:.X46])" office:value-type="float" office:value="3.76" calcext:value-type="float">
            <text:p>3.76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 AVERAGE([.AB46:.AF46])" office:value-type="float" office:value="3.76" calcext:value-type="float">
            <text:p>3.76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8.8" calcext:value-type="float">
            <text:p>8.8</text:p>
          </table:table-cell>
          <table:table-cell table:style-name="ce2" office:value-type="float" office:value="45" calcext:value-type="float">
            <text:p>45</text:p>
          </table:table-cell>
          <table:table-cell table:formula="of:= AVERAGE([.H47:.J47])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8.8" calcext:value-type="float">
            <text:p>8.8</text:p>
          </table:table-cell>
          <table:table-cell table:style-name="ce2" office:value-type="float" office:value="45" calcext:value-type="float">
            <text:p>45</text:p>
          </table:table-cell>
          <table:table-cell table:formula="of:= AVERAGE([.N47:.P47])" office:value-type="float" office:value="8" calcext:value-type="float">
            <text:p>8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 AVERAGE([.T47:.X47])" office:value-type="float" office:value="4.28" calcext:value-type="float">
            <text:p>4.28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45" calcext:value-type="float">
            <text:p>45</text:p>
          </table:table-cell>
          <table:table-cell table:style-name="ce2" table:formula="of:= AVERAGE([.AB47:.AF47])" office:value-type="float" office:value="4.28" calcext:value-type="float">
            <text:p>4.28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6.9" calcext:value-type="float">
            <text:p>6.9</text:p>
          </table:table-cell>
          <table:table-cell table:style-name="ce2" office:value-type="float" office:value="46" calcext:value-type="float">
            <text:p>46</text:p>
          </table:table-cell>
          <table:table-cell table:formula="of:= AVERAGE([.H48:.J48])" office:value-type="float" office:value="10.95" calcext:value-type="float">
            <text:p>10.95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6.9" calcext:value-type="float">
            <text:p>6.9</text:p>
          </table:table-cell>
          <table:table-cell table:style-name="ce2" office:value-type="float" office:value="46" calcext:value-type="float">
            <text:p>46</text:p>
          </table:table-cell>
          <table:table-cell table:formula="of:= AVERAGE([.N48:.P48])" office:value-type="float" office:value="10.1333333333333" calcext:value-type="float">
            <text:p>10.1333333333333</text:p>
          </table:table-cell>
          <table:table-cell table:style-name="ce2"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 AVERAGE([.T48:.X48])" office:value-type="float" office:value="3.14" calcext:value-type="float">
            <text:p>3.14</text:p>
          </table:table-cell>
          <table:table-cell table:style-name="ce2"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 AVERAGE([.AB48:.AF48])" office:value-type="float" office:value="3.14" calcext:value-type="float">
            <text:p>3.14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float" office:value="23" calcext:value-type="float">
            <text:p>23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7.7" calcext:value-type="float">
            <text:p>7.7</text:p>
          </table:table-cell>
          <table:table-cell table:style-name="ce2" office:value-type="float" office:value="47" calcext:value-type="float">
            <text:p>47</text:p>
          </table:table-cell>
          <table:table-cell table:formula="of:= AVERAGE([.H49:.J49])" office:value-type="float" office:value="8.3" calcext:value-type="float">
            <text:p>8.3</text:p>
          </table:table-cell>
          <table:table-cell table:style-name="ce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7.7" calcext:value-type="float">
            <text:p>7.7</text:p>
          </table:table-cell>
          <table:table-cell table:style-name="ce2" office:value-type="float" office:value="47" calcext:value-type="float">
            <text:p>47</text:p>
          </table:table-cell>
          <table:table-cell table:formula="of:= AVERAGE([.N49:.P49])" office:value-type="float" office:value="8.3" calcext:value-type="float">
            <text:p>8.3</text:p>
          </table:table-cell>
          <table:table-cell table:style-name="ce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 AVERAGE([.T49:.X49])" office:value-type="float" office:value="3.96" calcext:value-type="float">
            <text:p>3.96</text:p>
          </table:table-cell>
          <table:table-cell table:style-name="ce2"/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formula="of:= AVERAGE([.AB49:.AF49])" office:value-type="float" office:value="3.96" calcext:value-type="float">
            <text:p>3.96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float" office:value="23" calcext:value-type="float">
            <text:p>23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7" calcext:value-type="float">
            <text:p>9.7</text:p>
          </table:table-cell>
          <table:table-cell table:style-name="ce2" office:value-type="float" office:value="48" calcext:value-type="float">
            <text:p>48</text:p>
          </table:table-cell>
          <table:table-cell table:formula="of:= AVERAGE([.H50:.J50])" office:value-type="float" office:value="9.56666666666667" calcext:value-type="float">
            <text:p>9.56666666666667</text:p>
          </table:table-cell>
          <table:table-cell table:style-name="ce2"/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9.7" calcext:value-type="float">
            <text:p>9.7</text:p>
          </table:table-cell>
          <table:table-cell table:style-name="ce2" office:value-type="float" office:value="48" calcext:value-type="float">
            <text:p>48</text:p>
          </table:table-cell>
          <table:table-cell table:formula="of:= AVERAGE([.N50:.P50])" office:value-type="float" office:value="9.56666666666667" calcext:value-type="float">
            <text:p>9.56666666666667</text:p>
          </table:table-cell>
          <table:table-cell table:style-name="ce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.2" calcext:value-type="float">
            <text:p>3.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 AVERAGE([.T50:.X50])" office:value-type="float" office:value="3.64" calcext:value-type="float">
            <text:p>3.64</text:p>
          </table:table-cell>
          <table:table-cell table:style-name="ce2"/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3.2" calcext:value-type="float">
            <text:p>3.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formula="of:= AVERAGE([.AB50:.AF50])" office:value-type="float" office:value="3.64" calcext:value-type="float">
            <text:p>3.64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9" calcext:value-type="float">
            <text:p>4.9</text:p>
          </table:table-cell>
          <table:table-cell table:style-name="ce2" office:value-type="float" office:value="49" calcext:value-type="float">
            <text:p>49</text:p>
          </table:table-cell>
          <table:table-cell table:formula="of:= AVERAGE([.H51:.J51])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9" calcext:value-type="float">
            <text:p>4.9</text:p>
          </table:table-cell>
          <table:table-cell table:style-name="ce2" office:value-type="float" office:value="49" calcext:value-type="float">
            <text:p>49</text:p>
          </table:table-cell>
          <table:table-cell table:formula="of:= AVERAGE([.N51:.P51])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 AVERAGE([.T51:.X51])" office:value-type="float" office:value="3.6" calcext:value-type="float">
            <text:p>3.6</text:p>
          </table:table-cell>
          <table:table-cell table:style-name="ce2"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formula="of:= AVERAGE([.AB51:.AF51])" office:value-type="float" office:value="3.6" calcext:value-type="float">
            <text:p>3.6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formula="of:= AVERAGE([.H52:.J52])" office:value-type="float" office:value="9" calcext:value-type="float">
            <text:p>9</text:p>
          </table:table-cell>
          <table:table-cell table:style-name="ce2"/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formula="of:= AVERAGE([.N52:.P52])" office:value-type="float" office:value="9" calcext:value-type="float">
            <text:p>9</text:p>
          </table:table-cell>
          <table:table-cell table:style-name="ce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 AVERAGE([.T52:.X52])" office:value-type="float" office:value="4.1" calcext:value-type="float">
            <text:p>4.1</text:p>
          </table:table-cell>
          <table:table-cell table:style-name="ce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 AVERAGE([.AB52:.AF52])" office:value-type="float" office:value="4.1" calcext:value-type="float">
            <text:p>4.1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6.7" calcext:value-type="float">
            <text:p>6.7</text:p>
          </table:table-cell>
          <table:table-cell table:style-name="ce2" office:value-type="float" office:value="51" calcext:value-type="float">
            <text:p>51</text:p>
          </table:table-cell>
          <table:table-cell table:formula="of:= AVERAGE([.H53:.J53])" office:value-type="float" office:value="9.63333333333333" calcext:value-type="float">
            <text:p>9.63333333333333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float" office:value="6.7" calcext:value-type="float">
            <text:p>6.7</text:p>
          </table:table-cell>
          <table:table-cell table:style-name="ce2" office:value-type="float" office:value="51" calcext:value-type="float">
            <text:p>51</text:p>
          </table:table-cell>
          <table:table-cell table:formula="of:= AVERAGE([.N53:.P53])" office:value-type="float" office:value="9.63333333333333" calcext:value-type="float">
            <text:p>9.63333333333333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 AVERAGE([.T53:.X53])" office:value-type="float" office:value="3.7794" calcext:value-type="float">
            <text:p>3.7794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formula="of:= AVERAGE([.AB53:.AF53])" office:value-type="float" office:value="3.7794" calcext:value-type="float">
            <text:p>3.7794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float" office:value="31" calcext:value-type="float">
            <text:p>31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52" calcext:value-type="float">
            <text:p>52</text:p>
          </table:table-cell>
          <table:table-cell table:formula="of:= AVERAGE([.H54:.J54])" office:value-type="float" office:value="7.16666666666667" calcext:value-type="float">
            <text:p>7.16666666666667</text:p>
          </table:table-cell>
          <table:table-cell table:style-name="ce2"/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9.4" calcext:value-type="float">
            <text:p>9.4</text:p>
          </table:table-cell>
          <table:table-cell table:style-name="ce2" office:value-type="float" office:value="52" calcext:value-type="float">
            <text:p>52</text:p>
          </table:table-cell>
          <table:table-cell table:formula="of:= AVERAGE([.N54:.P54])" office:value-type="float" office:value="7.16666666666667" calcext:value-type="float">
            <text:p>7.16666666666667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 AVERAGE([.T54:.X54])" office:value-type="float" office:value="1.9422" calcext:value-type="float">
            <text:p>1.9422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 AVERAGE([.AB54:.AF54])" office:value-type="float" office:value="2.3422" calcext:value-type="float">
            <text:p>2.3422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8.7" calcext:value-type="float">
            <text:p>8.7</text:p>
          </table:table-cell>
          <table:table-cell table:style-name="ce2" office:value-type="float" office:value="53" calcext:value-type="float">
            <text:p>53</text:p>
          </table:table-cell>
          <table:table-cell table:formula="of:= AVERAGE([.H55:.J55])" office:value-type="float" office:value="8.06666666666667" calcext:value-type="float">
            <text:p>8.06666666666667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8.7" calcext:value-type="float">
            <text:p>8.7</text:p>
          </table:table-cell>
          <table:table-cell table:style-name="ce2" office:value-type="float" office:value="53" calcext:value-type="float">
            <text:p>53</text:p>
          </table:table-cell>
          <table:table-cell table:formula="of:= AVERAGE([.N55:.P55])" office:value-type="float" office:value="8.06666666666667" calcext:value-type="float">
            <text:p>8.06666666666667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 AVERAGE([.T55:.X55])" office:value-type="float" office:value="2.9822" calcext:value-type="float">
            <text:p>2.9822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formula="of:= AVERAGE([.AB55:.AF55])" office:value-type="float" office:value="2.9822" calcext:value-type="float">
            <text:p>2.9822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7" calcext:value-type="float">
            <text:p>6.7</text:p>
          </table:table-cell>
          <table:table-cell table:style-name="ce2" office:value-type="float" office:value="54" calcext:value-type="float">
            <text:p>54</text:p>
          </table:table-cell>
          <table:table-cell table:formula="of:= AVERAGE([.H56:.J56])" office:value-type="float" office:value="5.83333333333333" calcext:value-type="float">
            <text:p>5.83333333333333</text:p>
          </table:table-cell>
          <table:table-cell table:style-name="ce2"/>
          <table:table-cell table:style-name="ce3" office:value-type="float" office:value="6.2" calcext:value-type="float">
            <text:p>6.2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6.7" calcext:value-type="float">
            <text:p>6.7</text:p>
          </table:table-cell>
          <table:table-cell table:style-name="ce2" office:value-type="float" office:value="54" calcext:value-type="float">
            <text:p>54</text:p>
          </table:table-cell>
          <table:table-cell table:formula="of:= AVERAGE([.N56:.P56])" office:value-type="float" office:value="5.83333333333333" calcext:value-type="float">
            <text:p>5.83333333333333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 AVERAGE([.T56:.X56])" office:value-type="float" office:value="1.1948" calcext:value-type="float">
            <text:p>1.1948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176" calcext:value-type="float">
            <text:p>0.176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 AVERAGE([.AB56:.AF56])" office:value-type="float" office:value="1.1948" calcext:value-type="float">
            <text:p>1.1948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float" office:value="14" calcext:value-type="float">
            <text:p>14</text:p>
          </table:table-cell>
          <table:table-cell table:style-name="ce2" table:number-columns-repeated="2"/>
          <table:table-cell table:style-name="ce3" office:value-type="float" office:value="0.726" calcext:value-type="float">
            <text:p>0.72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55" calcext:value-type="float">
            <text:p>55</text:p>
          </table:table-cell>
          <table:table-cell table:formula="of:= AVERAGE([.H57:.J57])" office:value-type="float" office:value="4.20866666666667" calcext:value-type="float">
            <text:p>4.20866666666667</text:p>
          </table:table-cell>
          <table:table-cell table:style-name="ce2"/>
          <table:table-cell table:style-name="ce3" office:value-type="float" office:value="0.726" calcext:value-type="float">
            <text:p>0.726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55" calcext:value-type="float">
            <text:p>55</text:p>
          </table:table-cell>
          <table:table-cell table:formula="of:= AVERAGE([.N57:.P57])" office:value-type="float" office:value="4.20866666666667" calcext:value-type="float">
            <text:p>4.20866666666667</text:p>
          </table:table-cell>
          <table:table-cell table:style-name="ce2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 AVERAGE([.T57:.X57])" office:value-type="float" office:value="1.5216" calcext:value-type="float">
            <text:p>1.5216</text:p>
          </table:table-cell>
          <table:table-cell table:style-name="ce2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 AVERAGE([.AB57:.AF57])" office:value-type="float" office:value="1.5216" calcext:value-type="float">
            <text:p>1.5216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2"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56" calcext:value-type="float">
            <text:p>56</text:p>
          </table:table-cell>
          <table:table-cell table:formula="of:= AVERAGE([.H58:.J58])" office:value-type="float" office:value="5.83333333333333" calcext:value-type="float">
            <text:p>5.83333333333333</text:p>
          </table:table-cell>
          <table:table-cell table:style-name="ce2"/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56" calcext:value-type="float">
            <text:p>56</text:p>
          </table:table-cell>
          <table:table-cell table:formula="of:= AVERAGE([.N58:.P58])" office:value-type="float" office:value="5.83333333333333" calcext:value-type="float">
            <text:p>5.83333333333333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 AVERAGE([.T58:.X58])" office:value-type="float" office:value="2.0684" calcext:value-type="float">
            <text:p>2.0684</text:p>
          </table:table-cell>
          <table:table-cell table:style-name="ce2"/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formula="of:= AVERAGE([.AB58:.AF58])" office:value-type="float" office:value="2.0684" calcext:value-type="float">
            <text:p>2.0684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57" calcext:value-type="float">
            <text:p>57</text:p>
          </table:table-cell>
          <table:table-cell table:formula="of:= AVERAGE([.H59:.J59])" office:value-type="float" office:value="9.2" calcext:value-type="float">
            <text:p>9.2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.6" calcext:value-type="float">
            <text:p>5.6</text:p>
          </table:table-cell>
          <table:table-cell table:style-name="ce2" office:value-type="float" office:value="57" calcext:value-type="float">
            <text:p>57</text:p>
          </table:table-cell>
          <table:table-cell table:formula="of:= AVERAGE([.N59:.P59])" office:value-type="float" office:value="9.2" calcext:value-type="float">
            <text:p>9.2</text:p>
          </table:table-cell>
          <table:table-cell table:style-name="ce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 AVERAGE([.T59:.X59])" office:value-type="float" office:value="1.6888" calcext:value-type="float">
            <text:p>1.6888</text:p>
          </table:table-cell>
          <table:table-cell table:style-name="ce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formula="of:= AVERAGE([.AB59:.AF59])" office:value-type="float" office:value="1.6888" calcext:value-type="float">
            <text:p>1.6888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float" office:value="6" calcext:value-type="float">
            <text:p>6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float" office:value="5.5" calcext:value-type="float">
            <text:p>5.5</text:p>
          </table:table-cell>
          <table:table-cell table:style-name="ce2" table:number-columns-repeated="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58" calcext:value-type="float">
            <text:p>58</text:p>
          </table:table-cell>
          <table:table-cell table:formula="of:= AVERAGE([.H60:.J60])" office:value-type="float" office:value="6.63333333333333" calcext:value-type="float">
            <text:p>6.63333333333333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58" calcext:value-type="float">
            <text:p>58</text:p>
          </table:table-cell>
          <table:table-cell table:formula="of:= AVERAGE([.N60:.P60])" office:value-type="float" office:value="6.63333333333333" calcext:value-type="float">
            <text:p>6.63333333333333</text:p>
          </table:table-cell>
          <table:table-cell table:style-name="ce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 AVERAGE([.T60:.X60])" office:value-type="float" office:value="1.3782" calcext:value-type="float">
            <text:p>1.3782</text:p>
          </table:table-cell>
          <table:table-cell table:style-name="ce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8" calcext:value-type="float">
            <text:p>58</text:p>
          </table:table-cell>
          <table:table-cell table:style-name="ce2" table:formula="of:= AVERAGE([.AB60:.AF60])" office:value-type="float" office:value="1.3782" calcext:value-type="float">
            <text:p>1.3782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3" office:value-type="float" office:value="15" calcext:value-type="float">
            <text:p>15</text:p>
          </table:table-cell>
          <table:table-cell table:style-name="ce2" table:number-columns-repeated="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4" calcext:value-type="float">
            <text:p>8.4</text:p>
          </table:table-cell>
          <table:table-cell table:style-name="ce2" office:value-type="float" office:value="59" calcext:value-type="float">
            <text:p>59</text:p>
          </table:table-cell>
          <table:table-cell table:formula="of:= AVERAGE([.H61:.J61])" office:value-type="float" office:value="7.7" calcext:value-type="float">
            <text:p>7.7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4" calcext:value-type="float">
            <text:p>8.4</text:p>
          </table:table-cell>
          <table:table-cell table:style-name="ce2" office:value-type="float" office:value="59" calcext:value-type="float">
            <text:p>59</text:p>
          </table:table-cell>
          <table:table-cell table:formula="of:= AVERAGE([.N61:.P61])" office:value-type="float" office:value="7.7" calcext:value-type="float">
            <text:p>7.7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 AVERAGE([.T61:.X61])" office:value-type="float" office:value="1.1774" calcext:value-type="float">
            <text:p>1.1774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 AVERAGE([.AB61:.AF61])" office:value-type="float" office:value="1.1774" calcext:value-type="float">
            <text:p>1.1774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float" office:value="29" calcext:value-type="float">
            <text:p>29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60" calcext:value-type="float">
            <text:p>60</text:p>
          </table:table-cell>
          <table:table-cell table:formula="of:= AVERAGE([.H62:.J62])" office:value-type="float" office:value="6.53333333333333" calcext:value-type="float">
            <text:p>6.53333333333333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60" calcext:value-type="float">
            <text:p>60</text:p>
          </table:table-cell>
          <table:table-cell table:formula="of:= AVERAGE([.N62:.P62])" office:value-type="float" office:value="6.53333333333333" calcext:value-type="float">
            <text:p>6.53333333333333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 AVERAGE([.T62:.X62])" office:value-type="float" office:value="0.9" calcext:value-type="float">
            <text:p>0.9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 AVERAGE([.AB62:.AF62])" office:value-type="float" office:value="0.9" calcext:value-type="float">
            <text:p>0.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61" calcext:value-type="float">
            <text:p>61</text:p>
          </table:table-cell>
          <table:table-cell table:formula="of:= AVERAGE([.H63:.J63])" office:value-type="float" office:value="6" calcext:value-type="float">
            <text:p>6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7.5" calcext:value-type="float">
            <text:p>7.5</text:p>
          </table:table-cell>
          <table:table-cell table:style-name="ce2" office:value-type="float" office:value="61" calcext:value-type="float">
            <text:p>61</text:p>
          </table:table-cell>
          <table:table-cell table:formula="of:= AVERAGE([.N63:.P63])" office:value-type="float" office:value="6" calcext:value-type="float">
            <text:p>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1.2" calcext:value-type="float">
            <text:p>1.2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 AVERAGE([.T63:.X63])" office:value-type="float" office:value="0.7176" calcext:value-type="float">
            <text:p>0.717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145" calcext:value-type="float">
            <text:p>0.145</text:p>
          </table:table-cell>
          <table:table-cell table:style-name="ce3" office:value-type="float" office:value="1.2" calcext:value-type="float">
            <text:p>1.2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formula="of:= AVERAGE([.AB63:.AF63])" office:value-type="float" office:value="0.7176" calcext:value-type="float">
            <text:p>0.7176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62" calcext:value-type="float">
            <text:p>62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formula="of:= AVERAGE([.H64:.J64])" office:value-type="float" office:value="6" calcext:value-type="float">
            <text:p>6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9.4" calcext:value-type="float">
            <text:p>9.4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formula="of:= AVERAGE([.N64:.P64])" office:value-type="float" office:value="6" calcext:value-type="float">
            <text:p>6</text:p>
          </table:table-cell>
          <table:table-cell table:style-name="ce2"/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 AVERAGE([.T64:.X64])" office:value-type="float" office:value="0.6402" calcext:value-type="float">
            <text:p>0.6402</text:p>
          </table:table-cell>
          <table:table-cell table:style-name="ce2"/>
          <table:table-cell table:style-name="ce3" office:value-type="float" office:value="0.135" calcext:value-type="float">
            <text:p>0.135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022" calcext:value-type="float">
            <text:p>0.022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2" calcext:value-type="float">
            <text:p>62</text:p>
          </table:table-cell>
          <table:table-cell table:style-name="ce2" table:formula="of:= AVERAGE([.AB64:.AF64])" office:value-type="float" office:value="0.6402" calcext:value-type="float">
            <text:p>0.6402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3" office:value-type="float" office:value="13" calcext:value-type="float">
            <text:p>13</text:p>
          </table:table-cell>
          <table:table-cell table:style-name="ce2" table:number-columns-repeated="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63" calcext:value-type="float">
            <text:p>63</text:p>
          </table:table-cell>
          <table:table-cell table:formula="of:= AVERAGE([.H65:.J65])" office:value-type="float" office:value="3.03333333333333" calcext:value-type="float">
            <text:p>3.03333333333333</text:p>
          </table:table-cell>
          <table:table-cell table:style-name="ce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63" calcext:value-type="float">
            <text:p>63</text:p>
          </table:table-cell>
          <table:table-cell table:formula="of:= AVERAGE([.N65:.P65])" office:value-type="float" office:value="3.03333333333333" calcext:value-type="float">
            <text:p>3.033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 AVERAGE([.T65:.X65])" office:value-type="float" office:value="1.4594" calcext:value-type="float">
            <text:p>1.459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3" calcext:value-type="float">
            <text:p>63</text:p>
          </table:table-cell>
          <table:table-cell table:style-name="ce2" table:formula="of:= AVERAGE([.AB65:.AF65])" office:value-type="float" office:value="1.4594" calcext:value-type="float">
            <text:p>1.4594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float" office:value="6.3" calcext:value-type="float">
            <text:p>6.3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64" calcext:value-type="float">
            <text:p>64</text:p>
          </table:table-cell>
          <table:table-cell table:formula="of:= AVERAGE([.H66:.J66])" office:value-type="float" office:value="6.66666666666667" calcext:value-type="float">
            <text:p>6.66666666666667</text:p>
          </table:table-cell>
          <table:table-cell table:style-name="ce2"/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64" calcext:value-type="float">
            <text:p>64</text:p>
          </table:table-cell>
          <table:table-cell table:formula="of:= AVERAGE([.N66:.P66])" office:value-type="float" office:value="6.66666666666667" calcext:value-type="float">
            <text:p>6.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 AVERAGE([.T66:.X66])" office:value-type="float" office:value="0.5268" calcext:value-type="float">
            <text:p>0.526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formula="of:= AVERAGE([.AB66:.AF66])" office:value-type="float" office:value="0.5268" calcext:value-type="float">
            <text:p>0.5268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float" office:value="26" calcext:value-type="float">
            <text:p>26</text:p>
          </table:table-cell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3" office:value-type="float" office:value="9.1" calcext:value-type="float">
            <text:p>9.1</text:p>
          </table:table-cell>
          <table:table-cell table:style-name="ce2"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65" calcext:value-type="float">
            <text:p>65</text:p>
          </table:table-cell>
          <table:table-cell table:formula="of:= AVERAGE([.H67:.J67])" office:value-type="float" office:value="7.46666666666667" calcext:value-type="float">
            <text:p>7.46666666666667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65" calcext:value-type="float">
            <text:p>65</text:p>
          </table:table-cell>
          <table:table-cell table:formula="of:= AVERAGE([.N67:.P67])" office:value-type="float" office:value="7.46666666666667" calcext:value-type="float">
            <text:p>7.46666666666667</text:p>
          </table:table-cell>
          <table:table-cell table:style-name="ce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 AVERAGE([.T67:.X67])" office:value-type="float" office:value="1.3622" calcext:value-type="float">
            <text:p>1.3622</text:p>
          </table:table-cell>
          <table:table-cell table:style-name="ce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 AVERAGE([.AB67:.AF67])" office:value-type="float" office:value="1.3622" calcext:value-type="float">
            <text:p>1.3622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float" office:value="21" calcext:value-type="float">
            <text:p>21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66" calcext:value-type="float">
            <text:p>66</text:p>
          </table:table-cell>
          <table:table-cell table:formula="of:= AVERAGE([.H68:.J68])" office:value-type="float" office:value="7.3" calcext:value-type="float">
            <text:p>7.3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66" calcext:value-type="float">
            <text:p>66</text:p>
          </table:table-cell>
          <table:table-cell table:formula="of:= AVERAGE([.N68:.P68])" office:value-type="float" office:value="7.3" calcext:value-type="float">
            <text:p>7.3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 AVERAGE([.T68:.X68])" office:value-type="float" office:value="1.5616" calcext:value-type="float">
            <text:p>1.5616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 AVERAGE([.AB68:.AF68])" office:value-type="float" office:value="1.5616" calcext:value-type="float">
            <text:p>1.5616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3" office:value-type="float" office:value="7.5" calcext:value-type="float">
            <text:p>7.5</text:p>
          </table:table-cell>
          <table:table-cell table:style-name="ce2" table:number-columns-repeated="2"/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67" calcext:value-type="float">
            <text:p>67</text:p>
          </table:table-cell>
          <table:table-cell table:formula="of:= AVERAGE([.H69:.J69])" office:value-type="float" office:value="3.596" calcext:value-type="float">
            <text:p>3.596</text:p>
          </table:table-cell>
          <table:table-cell table:style-name="ce2"/>
          <table:table-cell table:style-name="ce3" office:value-type="float" office:value="0.688" calcext:value-type="float">
            <text:p>0.68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67" calcext:value-type="float">
            <text:p>67</text:p>
          </table:table-cell>
          <table:table-cell table:formula="of:= AVERAGE([.N69:.P69])" office:value-type="float" office:value="3.596" calcext:value-type="float">
            <text:p>3.59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 AVERAGE([.T69:.X69])" office:value-type="float" office:value="0.802" calcext:value-type="float">
            <text:p>0.802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 AVERAGE([.AB69:.AF69])" office:value-type="float" office:value="0.802" calcext:value-type="float">
            <text:p>0.802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3" office:value-type="float" office:value="7.9" calcext:value-type="float">
            <text:p>7.9</text:p>
          </table:table-cell>
          <table:table-cell table:style-name="ce2" table:number-columns-repeated="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2.6" calcext:value-type="float">
            <text:p>2.6</text:p>
          </table:table-cell>
          <table:table-cell table:style-name="ce2" office:value-type="float" office:value="68" calcext:value-type="float">
            <text:p>68</text:p>
          </table:table-cell>
          <table:table-cell table:formula="of:= AVERAGE([.H70:.J70])" office:value-type="float" office:value="3.9" calcext:value-type="float">
            <text:p>3.9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2.6" calcext:value-type="float">
            <text:p>2.6</text:p>
          </table:table-cell>
          <table:table-cell table:style-name="ce2" office:value-type="float" office:value="68" calcext:value-type="float">
            <text:p>68</text:p>
          </table:table-cell>
          <table:table-cell table:formula="of:= AVERAGE([.N70:.P70])" office:value-type="float" office:value="3.9" calcext:value-type="float">
            <text:p>3.9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 AVERAGE([.T70:.X70])" office:value-type="float" office:value="1.4962" calcext:value-type="float">
            <text:p>1.4962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formula="of:= AVERAGE([.AB70:.AF70])" office:value-type="float" office:value="1.4962" calcext:value-type="float">
            <text:p>1.4962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float" office:value="24" calcext:value-type="float">
            <text:p>24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0.822" calcext:value-type="float">
            <text:p>0.822</text:p>
          </table:table-cell>
          <table:table-cell table:style-name="ce2" office:value-type="float" office:value="69" calcext:value-type="float">
            <text:p>69</text:p>
          </table:table-cell>
          <table:table-cell table:formula="of:= AVERAGE([.H71:.J71])" office:value-type="float" office:value="3.00733333333333" calcext:value-type="float">
            <text:p>3.00733333333333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0.822" calcext:value-type="float">
            <text:p>0.822</text:p>
          </table:table-cell>
          <table:table-cell table:style-name="ce2" office:value-type="float" office:value="69" calcext:value-type="float">
            <text:p>69</text:p>
          </table:table-cell>
          <table:table-cell table:formula="of:= AVERAGE([.N71:.P71])" office:value-type="float" office:value="3.00733333333333" calcext:value-type="float">
            <text:p>3.00733333333333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 AVERAGE([.T71:.X71])" office:value-type="float" office:value="1.6362" calcext:value-type="float">
            <text:p>1.6362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347" calcext:value-type="float">
            <text:p>0.347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 AVERAGE([.AB71:.AF71])" office:value-type="float" office:value="1.6362" calcext:value-type="float">
            <text:p>1.6362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formula="of:= AVERAGE([.H72:.J72])" office:value-type="float" office:value="3.56666666666667" calcext:value-type="float">
            <text:p>3.56666666666667</text:p>
          </table:table-cell>
          <table:table-cell table:style-name="ce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formula="of:= AVERAGE([.N72:.P72])" office:value-type="float" office:value="3.56666666666667" calcext:value-type="float">
            <text:p>3.56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 AVERAGE([.T72:.X72])" office:value-type="float" office:value="1.0466" calcext:value-type="float">
            <text:p>1.046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 AVERAGE([.AB72:.AF72])" office:value-type="float" office:value="1.0466" calcext:value-type="float">
            <text:p>1.0466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1" calcext:value-type="float">
            <text:p>71</text:p>
          </table:table-cell>
          <table:table-cell table:style-name="ce3" office:value-type="float" office:value="9.4" calcext:value-type="float">
            <text:p>9.4</text:p>
          </table:table-cell>
          <table:table-cell table:style-name="ce2" table:number-columns-repeated="2"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6.8" calcext:value-type="float">
            <text:p>6.8</text:p>
          </table:table-cell>
          <table:table-cell table:style-name="ce2" office:value-type="float" office:value="71" calcext:value-type="float">
            <text:p>71</text:p>
          </table:table-cell>
          <table:table-cell table:formula="of:= AVERAGE([.H73:.J73])" office:value-type="float" office:value="4.16666666666667" calcext:value-type="float">
            <text:p>4.16666666666667</text:p>
          </table:table-cell>
          <table:table-cell table:style-name="ce2"/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6.8" calcext:value-type="float">
            <text:p>6.8</text:p>
          </table:table-cell>
          <table:table-cell table:style-name="ce2" office:value-type="float" office:value="71" calcext:value-type="float">
            <text:p>71</text:p>
          </table:table-cell>
          <table:table-cell table:formula="of:= AVERAGE([.N73:.P73])" office:value-type="float" office:value="4.16666666666667" calcext:value-type="float">
            <text:p>4.16666666666667</text:p>
          </table:table-cell>
          <table:table-cell table:style-name="ce2"/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 AVERAGE([.T73:.X73])" office:value-type="float" office:value="1.0418" calcext:value-type="float">
            <text:p>1.0418</text:p>
          </table:table-cell>
          <table:table-cell table:style-name="ce2"/>
          <table:table-cell table:style-name="ce3" office:value-type="float" office:value="0.174" calcext:value-type="float">
            <text:p>0.174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71" calcext:value-type="float">
            <text:p>71</text:p>
          </table:table-cell>
          <table:table-cell table:style-name="ce2" table:formula="of:= AVERAGE([.AB73:.AF73])" office:value-type="float" office:value="1.0418" calcext:value-type="float">
            <text:p>1.0418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2" office:value-type="float" office:value="72" calcext:value-type="float">
            <text:p>72</text:p>
          </table:table-cell>
          <table:table-cell table:formula="of:= AVERAGE([.H74:.J74])" office:value-type="float" office:value="0.933333333333333" calcext:value-type="float">
            <text:p>0.933333333333333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2" office:value-type="float" office:value="72" calcext:value-type="float">
            <text:p>72</text:p>
          </table:table-cell>
          <table:table-cell table:formula="of:= AVERAGE([.N74:.P74])" office:value-type="float" office:value="0.933333333333333" calcext:value-type="float">
            <text:p>0.933333333333333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 AVERAGE([.T74:.X74])" office:value-type="float" office:value="0.629" calcext:value-type="float">
            <text:p>0.629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 AVERAGE([.AB74:.AF74])" office:value-type="float" office:value="0.629" calcext:value-type="float">
            <text:p>0.629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73" calcext:value-type="float">
            <text:p>73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2"/>
          <table:table-cell table:style-name="ce3" office:value-type="float" office:value="0.912" calcext:value-type="float">
            <text:p>0.912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2" calcext:value-type="float">
            <text:p>5.2</text:p>
          </table:table-cell>
          <table:table-cell table:style-name="ce2" office:value-type="float" office:value="73" calcext:value-type="float">
            <text:p>73</text:p>
          </table:table-cell>
          <table:table-cell table:formula="of:= AVERAGE([.H75:.J75])" office:value-type="float" office:value="3.104" calcext:value-type="float">
            <text:p>3.104</text:p>
          </table:table-cell>
          <table:table-cell table:style-name="ce2"/>
          <table:table-cell table:style-name="ce3" office:value-type="float" office:value="0.912" calcext:value-type="float">
            <text:p>0.912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5.2" calcext:value-type="float">
            <text:p>5.2</text:p>
          </table:table-cell>
          <table:table-cell table:style-name="ce2" office:value-type="float" office:value="73" calcext:value-type="float">
            <text:p>73</text:p>
          </table:table-cell>
          <table:table-cell table:formula="of:= AVERAGE([.N75:.P75])" office:value-type="float" office:value="3.104" calcext:value-type="float">
            <text:p>3.104</text:p>
          </table:table-cell>
          <table:table-cell table:style-name="ce2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237" calcext:value-type="float">
            <text:p>0.237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 AVERAGE([.T75:.X75])" office:value-type="float" office:value="1.2268" calcext:value-type="float">
            <text:p>1.2268</text:p>
          </table:table-cell>
          <table:table-cell table:style-name="ce2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237" calcext:value-type="float">
            <text:p>0.237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 AVERAGE([.AB75:.AF75])" office:value-type="float" office:value="1.2268" calcext:value-type="float">
            <text:p>1.2268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float" office:value="4.1" calcext:value-type="float">
            <text:p>4.1</text:p>
          </table:table-cell>
          <table:table-cell table:style-name="ce2"/>
          <table:table-cell table:style-name="ce2" office:value-type="float" office:value="74" calcext:value-type="float">
            <text:p>74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1.7" calcext:value-type="float">
            <text:p>1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formula="of:= AVERAGE([.H76:.J76])" office:value-type="float" office:value="0.566666666666667" calcext:value-type="float">
            <text:p>0.566666666666667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formula="of:= AVERAGE([.N76:.P76])" office:value-type="float" office:value="0.566666666666667" calcext:value-type="float">
            <text:p>0.566666666666667</text:p>
          </table:table-cell>
          <table:table-cell table:style-name="ce2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 AVERAGE([.T76:.X76])" office:value-type="float" office:value="1.689" calcext:value-type="float">
            <text:p>1.689</text:p>
          </table:table-cell>
          <table:table-cell table:style-name="ce2"/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4" calcext:value-type="float">
            <text:p>74</text:p>
          </table:table-cell>
          <table:table-cell table:style-name="ce2" table:formula="of:= AVERAGE([.AB76:.AF76])" office:value-type="float" office:value="1.689" calcext:value-type="float">
            <text:p>1.689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number-columns-repeated="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formula="of:= AVERAGE([.H77:.J77])" office:value-type="float" office:value="3" calcext:value-type="float">
            <text:p>3</text:p>
          </table:table-cell>
          <table:table-cell table:style-name="ce2"/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formula="of:= AVERAGE([.N77:.P77])" office:value-type="float" office:value="3" calcext:value-type="float">
            <text:p>3</text:p>
          </table:table-cell>
          <table:table-cell table:style-name="ce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 AVERAGE([.T77:.X77])" office:value-type="float" office:value="2.0994" calcext:value-type="float">
            <text:p>2.0994</text:p>
          </table:table-cell>
          <table:table-cell table:style-name="ce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 AVERAGE([.AB77:.AF77])" office:value-type="float" office:value="1.4994" calcext:value-type="float">
            <text:p>1.4994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float" office:value="9.4" calcext:value-type="float">
            <text:p>9.4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76" calcext:value-type="float">
            <text:p>76</text:p>
          </table:table-cell>
          <table:table-cell table:formula="of:= AVERAGE([.H78:.J78])" office:value-type="float" office:value="2.9" calcext:value-type="float">
            <text:p>2.9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5.1" calcext:value-type="float">
            <text:p>5.1</text:p>
          </table:table-cell>
          <table:table-cell table:style-name="ce2" office:value-type="float" office:value="76" calcext:value-type="float">
            <text:p>76</text:p>
          </table:table-cell>
          <table:table-cell table:formula="of:= AVERAGE([.N78:.P78])" office:value-type="float" office:value="2.9" calcext:value-type="float">
            <text:p>2.9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 AVERAGE([.T78:.X78])" office:value-type="float" office:value="2.3572" calcext:value-type="float">
            <text:p>2.3572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76" calcext:value-type="float">
            <text:p>76</text:p>
          </table:table-cell>
          <table:table-cell table:style-name="ce2" table:formula="of:= AVERAGE([.AB78:.AF78])" office:value-type="float" office:value="1.8046" calcext:value-type="float">
            <text:p>1.8046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float" office:value="8.2" calcext:value-type="float">
            <text:p>8.2</text:p>
          </table:table-cell>
          <table:table-cell table:style-name="ce2"/>
          <table:table-cell table:style-name="ce2" office:value-type="float" office:value="77" calcext:value-type="float">
            <text:p>77</text:p>
          </table:table-cell>
          <table:table-cell table:style-name="ce3" office:value-type="float" office:value="3.1" calcext:value-type="float">
            <text:p>3.1</text:p>
          </table:table-cell>
          <table:table-cell table:style-name="ce2" table:number-columns-repeated="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formula="of:= AVERAGE([.H79:.J79])" office:value-type="float" office:value="2.43333333333333" calcext:value-type="float">
            <text:p>2.43333333333333</text:p>
          </table:table-cell>
          <table:table-cell table:style-name="ce2"/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formula="of:= AVERAGE([.N79:.P79])" office:value-type="float" office:value="2.43333333333333" calcext:value-type="float">
            <text:p>2.43333333333333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 AVERAGE([.T79:.X79])" office:value-type="float" office:value="1.979" calcext:value-type="float">
            <text:p>1.97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7" calcext:value-type="float">
            <text:p>77</text:p>
          </table:table-cell>
          <table:table-cell table:style-name="ce2" table:formula="of:= AVERAGE([.AB79:.AF79])" office:value-type="float" office:value="1.6064" calcext:value-type="float">
            <text:p>1.6064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78" calcext:value-type="float">
            <text:p>78</text:p>
          </table:table-cell>
          <table:table-cell table:style-name="ce3" office:value-type="float" office:value="6.8" calcext:value-type="float">
            <text:p>6.8</text:p>
          </table:table-cell>
          <table:table-cell table:style-name="ce2" table:number-columns-repeated="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78" calcext:value-type="float">
            <text:p>78</text:p>
          </table:table-cell>
          <table:table-cell table:formula="of:= AVERAGE([.H80:.J80])" office:value-type="float" office:value="3.73333333333333" calcext:value-type="float">
            <text:p>3.73333333333333</text:p>
          </table:table-cell>
          <table:table-cell table:style-name="ce2"/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78" calcext:value-type="float">
            <text:p>78</text:p>
          </table:table-cell>
          <table:table-cell table:formula="of:= AVERAGE([.N80:.P80])" office:value-type="float" office:value="3.73333333333333" calcext:value-type="float">
            <text:p>3.73333333333333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 AVERAGE([.T80:.X80])" office:value-type="float" office:value="1.179" calcext:value-type="float">
            <text:p>1.17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78" calcext:value-type="float">
            <text:p>78</text:p>
          </table:table-cell>
          <table:table-cell table:style-name="ce2" table:formula="of:= AVERAGE([.AB80:.AF80])" office:value-type="float" office:value="1.179" calcext:value-type="float">
            <text:p>1.179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float" office:value="9.3" calcext:value-type="float">
            <text:p>9.3</text:p>
          </table:table-cell>
          <table:table-cell table:style-name="ce2"/>
          <table:table-cell table:style-name="ce2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79" calcext:value-type="float">
            <text:p>79</text:p>
          </table:table-cell>
          <table:table-cell table:formula="of:= AVERAGE([.H81:.J81])" office:value-type="float" office:value="2.5" calcext:value-type="float">
            <text:p>2.5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79" calcext:value-type="float">
            <text:p>79</text:p>
          </table:table-cell>
          <table:table-cell table:formula="of:= AVERAGE([.N81:.P81])" office:value-type="float" office:value="2.5" calcext:value-type="float">
            <text:p>2.5</text:p>
          </table:table-cell>
          <table:table-cell table:style-name="ce2"/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 AVERAGE([.T81:.X81])" office:value-type="float" office:value="1.709" calcext:value-type="float">
            <text:p>1.709</text:p>
          </table:table-cell>
          <table:table-cell table:style-name="ce2"/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 AVERAGE([.AB81:.AF81])" office:value-type="float" office:value="1.709" calcext:value-type="float">
            <text:p>1.7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80" calcext:value-type="float">
            <text:p>80</text:p>
          </table:table-cell>
          <table:table-cell table:formula="of:= AVERAGE([.H82:.J82])" office:value-type="float" office:value="3.77666666666667" calcext:value-type="float">
            <text:p>3.77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80" calcext:value-type="float">
            <text:p>80</text:p>
          </table:table-cell>
          <table:table-cell table:formula="of:= AVERAGE([.N82:.P82])" office:value-type="float" office:value="3.77666666666667" calcext:value-type="float">
            <text:p>3.77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 AVERAGE([.T82:.X82])" office:value-type="float" office:value="1.479" calcext:value-type="float">
            <text:p>1.47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 AVERAGE([.AB82:.AF82])" office:value-type="float" office:value="1.479" calcext:value-type="float">
            <text:p>1.479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81" calcext:value-type="float">
            <text:p>81</text:p>
          </table:table-cell>
          <table:table-cell table:formula="of:= AVERAGE([.H83:.J83])" office:value-type="float" office:value="3" calcext:value-type="float">
            <text:p>3</text:p>
          </table:table-cell>
          <table:table-cell table:style-name="ce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81" calcext:value-type="float">
            <text:p>81</text:p>
          </table:table-cell>
          <table:table-cell table:formula="of:= AVERAGE([.N83:.P83])" office:value-type="float" office:value="3" calcext:value-type="float">
            <text:p>3</text:p>
          </table:table-cell>
          <table:table-cell table:style-name="ce2"/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formula="of:= AVERAGE([.T83:.X83])" office:value-type="float" office:value="1.5074" calcext:value-type="float">
            <text:p>1.5074</text:p>
          </table:table-cell>
          <table:table-cell table:style-name="ce2"/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formula="of:= AVERAGE([.AB83:.AF83])" office:value-type="float" office:value="1.5074" calcext:value-type="float">
            <text:p>1.5074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float" office:value="8.7" calcext:value-type="float">
            <text:p>8.7</text:p>
          </table:table-cell>
          <table:table-cell table:style-name="ce2"/>
          <table:table-cell table:style-name="ce2" office:value-type="float" office:value="82" calcext:value-type="float">
            <text:p>82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82" calcext:value-type="float">
            <text:p>82</text:p>
          </table:table-cell>
          <table:table-cell table:formula="of:= AVERAGE([.H84:.J84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82" calcext:value-type="float">
            <text:p>82</text:p>
          </table:table-cell>
          <table:table-cell table:formula="of:= AVERAGE([.N84:.P84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 AVERAGE([.T84:.X84])" office:value-type="float" office:value="0.7468" calcext:value-type="float">
            <text:p>0.746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82" calcext:value-type="float">
            <text:p>82</text:p>
          </table:table-cell>
          <table:table-cell table:style-name="ce2" table:formula="of:= AVERAGE([.AB84:.AF84])" office:value-type="float" office:value="0.7468" calcext:value-type="float">
            <text:p>0.7468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float" office:value="9.9" calcext:value-type="float">
            <text:p>9.9</text:p>
          </table:table-cell>
          <table:table-cell table:style-name="ce2"/>
          <table:table-cell table:style-name="ce2" office:value-type="float" office:value="83" calcext:value-type="float">
            <text:p>83</text:p>
          </table:table-cell>
          <table:table-cell table:style-name="ce3" office:value-type="float" office:value="5.6" calcext:value-type="float">
            <text:p>5.6</text:p>
          </table:table-cell>
          <table:table-cell table:style-name="ce2" table:number-columns-repeated="2"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formula="of:= AVERAGE([.H85:.J85])" office:value-type="float" office:value="2.6" calcext:value-type="float">
            <text:p>2.6</text:p>
          </table:table-cell>
          <table:table-cell table:style-name="ce2"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83" calcext:value-type="float">
            <text:p>83</text:p>
          </table:table-cell>
          <table:table-cell table:formula="of:= AVERAGE([.N85:.P85])" office:value-type="float" office:value="2.6" calcext:value-type="float">
            <text:p>2.6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 AVERAGE([.T85:.X85])" office:value-type="float" office:value="1.667" calcext:value-type="float">
            <text:p>1.667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formula="of:= AVERAGE([.AB85:.AF85])" office:value-type="float" office:value="1.667" calcext:value-type="float">
            <text:p>1.667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3" office:value-type="float" office:value="7.5" calcext:value-type="float">
            <text:p>7.5</text:p>
          </table:table-cell>
          <table:table-cell table:style-name="ce2" table:number-columns-repeated="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84" calcext:value-type="float">
            <text:p>84</text:p>
          </table:table-cell>
          <table:table-cell table:formula="of:= AVERAGE([.H86:.J86])" office:value-type="float" office:value="5.5" calcext:value-type="float">
            <text:p>5.5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84" calcext:value-type="float">
            <text:p>84</text:p>
          </table:table-cell>
          <table:table-cell table:formula="of:= AVERAGE([.N86:.P86])" office:value-type="float" office:value="5.5" calcext:value-type="float">
            <text:p>5.5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 AVERAGE([.T86:.X86])" office:value-type="float" office:value="1.4168" calcext:value-type="float">
            <text:p>1.4168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 AVERAGE([.AB86:.AF86])" office:value-type="float" office:value="1.4168" calcext:value-type="float">
            <text:p>1.4168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6.4" calcext:value-type="float">
            <text:p>6.4</text:p>
          </table:table-cell>
          <table:table-cell table:style-name="ce2" office:value-type="float" office:value="85" calcext:value-type="float">
            <text:p>85</text:p>
          </table:table-cell>
          <table:table-cell table:formula="of:= AVERAGE([.H87:.J87])" office:value-type="float" office:value="4.96666666666667" calcext:value-type="float">
            <text:p>4.96666666666667</text:p>
          </table:table-cell>
          <table:table-cell table:style-name="ce2"/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6.4" calcext:value-type="float">
            <text:p>6.4</text:p>
          </table:table-cell>
          <table:table-cell table:style-name="ce2" office:value-type="float" office:value="85" calcext:value-type="float">
            <text:p>85</text:p>
          </table:table-cell>
          <table:table-cell table:formula="of:= AVERAGE([.N87:.P87])" office:value-type="float" office:value="4.96666666666667" calcext:value-type="float">
            <text:p>4.96666666666667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 AVERAGE([.T87:.X87])" office:value-type="float" office:value="1.8746" calcext:value-type="float">
            <text:p>1.8746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3.9" calcext:value-type="float">
            <text:p>3.9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 AVERAGE([.AB87:.AF87])" office:value-type="float" office:value="1.8746" calcext:value-type="float">
            <text:p>1.8746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3" office:value-type="float" office:value="9.3" calcext:value-type="float">
            <text:p>9.3</text:p>
          </table:table-cell>
          <table:table-cell table:style-name="ce2" table:number-columns-repeated="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93" calcext:value-type="float">
            <text:p>0.293</text:p>
          </table:table-cell>
          <table:table-cell table:style-name="ce2" office:value-type="float" office:value="86" calcext:value-type="float">
            <text:p>86</text:p>
          </table:table-cell>
          <table:table-cell table:formula="of:= AVERAGE([.H88:.J88])" office:value-type="float" office:value="1.36433333333333" calcext:value-type="float">
            <text:p>1.36433333333333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93" calcext:value-type="float">
            <text:p>0.293</text:p>
          </table:table-cell>
          <table:table-cell table:style-name="ce2" office:value-type="float" office:value="86" calcext:value-type="float">
            <text:p>86</text:p>
          </table:table-cell>
          <table:table-cell table:formula="of:= AVERAGE([.N88:.P88])" office:value-type="float" office:value="1.36433333333333" calcext:value-type="float">
            <text:p>1.36433333333333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 AVERAGE([.T88:.X88])" office:value-type="float" office:value="1.6674" calcext:value-type="float">
            <text:p>1.6674</text:p>
          </table:table-cell>
          <table:table-cell table:style-name="ce2"/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 AVERAGE([.AB88:.AF88])" office:value-type="float" office:value="1.6674" calcext:value-type="float">
            <text:p>1.6674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87" calcext:value-type="float">
            <text:p>87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number-columns-repeated="2"/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075" calcext:value-type="float">
            <text:p>0.075</text:p>
          </table:table-cell>
          <table:table-cell table:style-name="ce2" office:value-type="float" office:value="87" calcext:value-type="float">
            <text:p>87</text:p>
          </table:table-cell>
          <table:table-cell table:formula="of:= AVERAGE([.H89:.J89])" office:value-type="float" office:value="1.75833333333333" calcext:value-type="float">
            <text:p>1.75833333333333</text:p>
          </table:table-cell>
          <table:table-cell table:style-name="ce2"/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075" calcext:value-type="float">
            <text:p>0.075</text:p>
          </table:table-cell>
          <table:table-cell table:style-name="ce2" office:value-type="float" office:value="87" calcext:value-type="float">
            <text:p>87</text:p>
          </table:table-cell>
          <table:table-cell table:formula="of:= AVERAGE([.N89:.P89])" office:value-type="float" office:value="1.75833333333333" calcext:value-type="float">
            <text:p>1.7583333333333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 AVERAGE([.T89:.X89])" office:value-type="float" office:value="1.2274" calcext:value-type="float">
            <text:p>1.2274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87" calcext:value-type="float">
            <text:p>87</text:p>
          </table:table-cell>
          <table:table-cell table:style-name="ce2" table:formula="of:= AVERAGE([.AB89:.AF89])" office:value-type="float" office:value="1.2274" calcext:value-type="float">
            <text:p>1.2274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0.066" calcext:value-type="float">
            <text:p>0.066</text:p>
          </table:table-cell>
          <table:table-cell table:style-name="ce2" office:value-type="float" office:value="88" calcext:value-type="float">
            <text:p>88</text:p>
          </table:table-cell>
          <table:table-cell table:formula="of:= AVERAGE([.H90:.J90])" office:value-type="float" office:value="2.75533333333333" calcext:value-type="float">
            <text:p>2.755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0.066" calcext:value-type="float">
            <text:p>0.066</text:p>
          </table:table-cell>
          <table:table-cell table:style-name="ce2" office:value-type="float" office:value="88" calcext:value-type="float">
            <text:p>88</text:p>
          </table:table-cell>
          <table:table-cell table:formula="of:= AVERAGE([.N90:.P90])" office:value-type="float" office:value="2.75533333333333" calcext:value-type="float">
            <text:p>2.75533333333333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 AVERAGE([.T90:.X90])" office:value-type="float" office:value="2.1474" calcext:value-type="float">
            <text:p>2.1474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37" calcext:value-type="float">
            <text:p>0.2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formula="of:= AVERAGE([.AB90:.AF90])" office:value-type="float" office:value="2.1474" calcext:value-type="float">
            <text:p>2.1474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89" calcext:value-type="float">
            <text:p>89</text:p>
          </table:table-cell>
          <table:table-cell table:style-name="ce3" office:value-type="float" office:value="16" calcext:value-type="float">
            <text:p>16</text:p>
          </table:table-cell>
          <table:table-cell table:style-name="ce2" table:number-columns-repeated="2"/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4.2" calcext:value-type="float">
            <text:p>4.2</text:p>
          </table:table-cell>
          <table:table-cell table:style-name="ce2" office:value-type="float" office:value="89" calcext:value-type="float">
            <text:p>89</text:p>
          </table:table-cell>
          <table:table-cell table:formula="of:= AVERAGE([.H91:.J91])" office:value-type="float" office:value="4.96666666666667" calcext:value-type="float">
            <text:p>4.96666666666667</text:p>
          </table:table-cell>
          <table:table-cell table:style-name="ce2"/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formula="of:= AVERAGE([.N91:.P91])" office:value-type="float" office:value="3.13333333333333" calcext:value-type="float">
            <text:p>3.13333333333333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 AVERAGE([.T91:.X91])" office:value-type="float" office:value="1.82" calcext:value-type="float">
            <text:p>1.82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89" calcext:value-type="float">
            <text:p>89</text:p>
          </table:table-cell>
          <table:table-cell table:style-name="ce2" table:formula="of:= AVERAGE([.AB91:.AF91])" office:value-type="float" office:value="1.82" calcext:value-type="float">
            <text:p>1.82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3" office:value-type="float" office:value="17" calcext:value-type="float">
            <text:p>17</text:p>
          </table:table-cell>
          <table:table-cell table:style-name="ce2" table:number-columns-repeated="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90" calcext:value-type="float">
            <text:p>90</text:p>
          </table:table-cell>
          <table:table-cell table:formula="of:= AVERAGE([.H92:.J92])" office:value-type="float" office:value="6.06666666666667" calcext:value-type="float">
            <text:p>6.06666666666667</text:p>
          </table:table-cell>
          <table:table-cell table:style-name="ce2"/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4.4" calcext:value-type="float">
            <text:p>4.4</text:p>
          </table:table-cell>
          <table:table-cell table:style-name="ce2" office:value-type="float" office:value="90" calcext:value-type="float">
            <text:p>90</text:p>
          </table:table-cell>
          <table:table-cell table:formula="of:= AVERAGE([.N92:.P92])" office:value-type="float" office:value="6.06666666666667" calcext:value-type="float">
            <text:p>6.06666666666667</text:p>
          </table:table-cell>
          <table:table-cell table:style-name="ce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 AVERAGE([.T92:.X92])" office:value-type="float" office:value="1.6418" calcext:value-type="float">
            <text:p>1.6418</text:p>
          </table:table-cell>
          <table:table-cell table:style-name="ce2"/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 AVERAGE([.AB92:.AF92])" office:value-type="float" office:value="1.6418" calcext:value-type="float">
            <text:p>1.6418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91" calcext:value-type="float">
            <text:p>91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number-columns-repeated="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91" calcext:value-type="float">
            <text:p>91</text:p>
          </table:table-cell>
          <table:table-cell table:formula="of:= AVERAGE([.H93:.J93])" office:value-type="float" office:value="1.95833333333333" calcext:value-type="float">
            <text:p>1.95833333333333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91" calcext:value-type="float">
            <text:p>91</text:p>
          </table:table-cell>
          <table:table-cell table:formula="of:= AVERAGE([.N93:.P93])" office:value-type="float" office:value="1.95833333333333" calcext:value-type="float">
            <text:p>1.95833333333333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 AVERAGE([.T93:.X93])" office:value-type="float" office:value="1.1812" calcext:value-type="float">
            <text:p>1.1812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91" calcext:value-type="float">
            <text:p>91</text:p>
          </table:table-cell>
          <table:table-cell table:style-name="ce2" table:formula="of:= AVERAGE([.AB93:.AF93])" office:value-type="float" office:value="1.1812" calcext:value-type="float">
            <text:p>1.1812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float" office:value="22" calcext:value-type="float">
            <text:p>22</text:p>
          </table:table-cell>
          <table:table-cell table:style-name="ce2"/>
          <table:table-cell table:style-name="ce2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formula="of:= AVERAGE([.H94:.J94])" office:value-type="float" office:value="1.16666666666667" calcext:value-type="float">
            <text:p>1.16666666666667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92" calcext:value-type="float">
            <text:p>92</text:p>
          </table:table-cell>
          <table:table-cell table:formula="of:= AVERAGE([.N94:.P94])" office:value-type="float" office:value="2.2" calcext:value-type="float">
            <text:p>2.2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 AVERAGE([.T94:.X94])" office:value-type="float" office:value="1.5622" calcext:value-type="float">
            <text:p>1.5622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style-name="ce2" table:formula="of:= AVERAGE([.AB94:.AF94])" office:value-type="float" office:value="1.5622" calcext:value-type="float">
            <text:p>1.5622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float" office:value="4.4" calcext:value-type="float">
            <text:p>4.4</text:p>
          </table:table-cell>
          <table:table-cell table:style-name="ce2"/>
          <table:table-cell table:style-name="ce2" office:value-type="float" office:value="93" calcext:value-type="float">
            <text:p>93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ce2" office:value-type="float" office:value="93" calcext:value-type="float">
            <text:p>93</text:p>
          </table:table-cell>
          <table:table-cell table:formula="of:= AVERAGE([.H95:.J95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ce2" office:value-type="float" office:value="93" calcext:value-type="float">
            <text:p>93</text:p>
          </table:table-cell>
          <table:table-cell table:formula="of:= AVERAGE([.N95:.P95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 AVERAGE([.T95:.X95])" office:value-type="float" office:value="1.2796" calcext:value-type="float">
            <text:p>1.279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93" calcext:value-type="float">
            <text:p>93</text:p>
          </table:table-cell>
          <table:table-cell table:style-name="ce2" table:formula="of:= AVERAGE([.AB95:.AF95])" office:value-type="float" office:value="1.2796" calcext:value-type="float">
            <text:p>1.2796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float" office:value="8.8" calcext:value-type="float">
            <text:p>8.8</text:p>
          </table:table-cell>
          <table:table-cell table:style-name="ce2"/>
          <table:table-cell table:style-name="ce2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94" calcext:value-type="float">
            <text:p>94</text:p>
          </table:table-cell>
          <table:table-cell table:formula="of:= AVERAGE([.H96:.J96])" office:value-type="float" office:value="2.96666666666667" calcext:value-type="float">
            <text:p>2.9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94" calcext:value-type="float">
            <text:p>94</text:p>
          </table:table-cell>
          <table:table-cell table:formula="of:= AVERAGE([.N96:.P96])" office:value-type="float" office:value="2.96666666666667" calcext:value-type="float">
            <text:p>2.96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 AVERAGE([.T96:.X96])" office:value-type="float" office:value="1.09" calcext:value-type="float">
            <text:p>1.0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 AVERAGE([.AB96:.AF96])" office:value-type="float" office:value="1.09" calcext:value-type="float">
            <text:p>1.09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float" office:value="5.4" calcext:value-type="float">
            <text:p>5.4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3" office:value-type="float" office:value="5.5" calcext:value-type="float">
            <text:p>5.5</text:p>
          </table:table-cell>
          <table:table-cell table:style-name="ce2"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95" calcext:value-type="float">
            <text:p>95</text:p>
          </table:table-cell>
          <table:table-cell table:formula="of:= AVERAGE([.H97:.J97])" office:value-type="float" office:value="3.13333333333333" calcext:value-type="float">
            <text:p>3.13333333333333</text:p>
          </table:table-cell>
          <table:table-cell table:style-name="ce2"/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95" calcext:value-type="float">
            <text:p>95</text:p>
          </table:table-cell>
          <table:table-cell table:formula="of:= AVERAGE([.N97:.P97])" office:value-type="float" office:value="3.13333333333333" calcext:value-type="float">
            <text:p>3.13333333333333</text:p>
          </table:table-cell>
          <table:table-cell table:style-name="ce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5" calcext:value-type="float">
            <text:p>1.5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 AVERAGE([.T97:.X97])" office:value-type="float" office:value="45.289" calcext:value-type="float">
            <text:p>45.289</text:p>
          </table:table-cell>
          <table:table-cell table:style-name="ce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5" calcext:value-type="float">
            <text:p>1.5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 AVERAGE([.AB97:.AF97])" office:value-type="float" office:value="45.289" calcext:value-type="float">
            <text:p>45.289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float" office:value="1.8" calcext:value-type="float">
            <text:p>1.8</text:p>
          </table:table-cell>
          <table:table-cell table:style-name="ce2"/>
          <table:table-cell table:style-name="ce2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96" calcext:value-type="float">
            <text:p>96</text:p>
          </table:table-cell>
          <table:table-cell table:formula="of:= AVERAGE([.H98:.J98])" office:value-type="float" office:value="2.23333333333333" calcext:value-type="float">
            <text:p>2.23333333333333</text:p>
          </table:table-cell>
          <table:table-cell table:style-name="ce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96" calcext:value-type="float">
            <text:p>96</text:p>
          </table:table-cell>
          <table:table-cell table:formula="of:= AVERAGE([.N98:.P98])" office:value-type="float" office:value="2.23333333333333" calcext:value-type="float">
            <text:p>2.23333333333333</text:p>
          </table:table-cell>
          <table:table-cell table:style-name="ce2"/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 AVERAGE([.T98:.X98])" office:value-type="float" office:value="1.018" calcext:value-type="float">
            <text:p>1.018</text:p>
          </table:table-cell>
          <table:table-cell table:style-name="ce2"/>
          <table:table-cell table:style-name="ce3" office:value-type="float" office:value="0.043" calcext:value-type="float">
            <text:p>0.043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table:style-name="ce2" table:formula="of:= AVERAGE([.AB98:.AF98])" office:value-type="float" office:value="1.018" calcext:value-type="float">
            <text:p>1.01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float" office:value="5.1" calcext:value-type="float">
            <text:p>5.1</text:p>
          </table:table-cell>
          <table:table-cell table:style-name="ce2"/>
          <table:table-cell table:style-name="ce2" office:value-type="float" office:value="97" calcext:value-type="float">
            <text:p>97</text:p>
          </table:table-cell>
          <table:table-cell table:style-name="ce3" office:value-type="float" office:value="7.9" calcext:value-type="float">
            <text:p>7.9</text:p>
          </table:table-cell>
          <table:table-cell table:style-name="ce2" table:number-columns-repeated="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254" calcext:value-type="float">
            <text:p>0.254</text:p>
          </table:table-cell>
          <table:table-cell table:style-name="ce2" office:value-type="float" office:value="97" calcext:value-type="float">
            <text:p>97</text:p>
          </table:table-cell>
          <table:table-cell table:formula="of:= AVERAGE([.H99:.J99])" office:value-type="float" office:value="1.85133333333333" calcext:value-type="float">
            <text:p>1.85133333333333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7" calcext:value-type="float">
            <text:p>97</text:p>
          </table:table-cell>
          <table:table-cell table:formula="of:= AVERAGE([.N99:.P99])" office:value-type="float" office:value="1.36666666666667" calcext:value-type="float">
            <text:p>1.3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formula="of:= AVERAGE([.T99:.X99])" office:value-type="float" office:value="0.929" calcext:value-type="float">
            <text:p>0.929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97" calcext:value-type="float">
            <text:p>97</text:p>
          </table:table-cell>
          <table:table-cell table:style-name="ce2" table:formula="of:= AVERAGE([.AB99:.AF99])" office:value-type="float" office:value="0.929" calcext:value-type="float">
            <text:p>0.929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2" office:value-type="float" office:value="98" calcext:value-type="float">
            <text:p>98</text:p>
          </table:table-cell>
          <table:table-cell table:formula="of:= AVERAGE([.H100:.J100])" office:value-type="float" office:value="2.225" calcext:value-type="float">
            <text:p>2.225</text:p>
          </table:table-cell>
          <table:table-cell table:style-name="ce2"/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2" office:value-type="float" office:value="98" calcext:value-type="float">
            <text:p>98</text:p>
          </table:table-cell>
          <table:table-cell table:formula="of:= AVERAGE([.N100:.P100])" office:value-type="float" office:value="2.225" calcext:value-type="float">
            <text:p>2.225</text:p>
          </table:table-cell>
          <table:table-cell table:style-name="ce2"/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1.3" calcext:value-type="float">
            <text:p>1.3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 AVERAGE([.T100:.X100])" office:value-type="float" office:value="0.7298" calcext:value-type="float">
            <text:p>0.7298</text:p>
          </table:table-cell>
          <table:table-cell table:style-name="ce2"/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1.3" calcext:value-type="float">
            <text:p>1.3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 AVERAGE([.AB100:.AF100])" office:value-type="float" office:value="0.7298" calcext:value-type="float">
            <text:p>0.7298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style-name="ce3" office:value-type="float" office:value="2.5" calcext:value-type="float">
            <text:p>2.5</text:p>
          </table:table-cell>
          <table:table-cell table:style-name="ce2" table:number-columns-repeated="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formula="of:= AVERAGE([.H101:.J101])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formula="of:= AVERAGE([.N101:.P101])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 AVERAGE([.T101:.X101])" office:value-type="float" office:value="0.609" calcext:value-type="float">
            <text:p>0.60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 AVERAGE([.AB101:.AF101])" office:value-type="float" office:value="0.609" calcext:value-type="float">
            <text:p>0.609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2" office:value-type="float" office:value="100" calcext:value-type="float">
            <text:p>100</text:p>
          </table:table-cell>
          <table:table-cell table:formula="of:= AVERAGE([.H102:.J102])" office:value-type="float" office:value="0.613666666666667" calcext:value-type="float">
            <text:p>0.613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141" calcext:value-type="float">
            <text:p>0.141</text:p>
          </table:table-cell>
          <table:table-cell table:style-name="ce2" office:value-type="float" office:value="100" calcext:value-type="float">
            <text:p>100</text:p>
          </table:table-cell>
          <table:table-cell table:formula="of:= AVERAGE([.N102:.P102])" office:value-type="float" office:value="0.613666666666667" calcext:value-type="float">
            <text:p>0.613666666666667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2.7" calcext:value-type="float">
            <text:p>2.7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 AVERAGE([.T102:.X102])" office:value-type="float" office:value="0.9744" calcext:value-type="float">
            <text:p>0.9744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272" calcext:value-type="float">
            <text:p>0.272</text:p>
          </table:table-cell>
          <table:table-cell table:style-name="ce3" office:value-type="float" office:value="2.7" calcext:value-type="float">
            <text:p>2.7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 AVERAGE([.AB102:.AF102])" office:value-type="float" office:value="0.9744" calcext:value-type="float">
            <text:p>0.974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3.6" calcext:value-type="float">
            <text:p>3.6</text:p>
          </table:table-cell>
          <table:table-cell table:style-name="ce2" table:number-columns-repeated="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01" calcext:value-type="float">
            <text:p>101</text:p>
          </table:table-cell>
          <table:table-cell table:formula="of:= AVERAGE([.H103:.J103])" office:value-type="float" office:value="1.86666666666667" calcext:value-type="float">
            <text:p>1.86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01" calcext:value-type="float">
            <text:p>101</text:p>
          </table:table-cell>
          <table:table-cell table:formula="of:= AVERAGE([.N103:.P103])" office:value-type="float" office:value="1.86666666666667" calcext:value-type="float">
            <text:p>1.86666666666667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 AVERAGE([.T103:.X103])" office:value-type="float" office:value="1.229" calcext:value-type="float">
            <text:p>1.229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01" calcext:value-type="float">
            <text:p>101</text:p>
          </table:table-cell>
          <table:table-cell table:style-name="ce2" table:formula="of:= AVERAGE([.AB103:.AF103])" office:value-type="float" office:value="1.229" calcext:value-type="float">
            <text:p>1.229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0.149" calcext:value-type="float">
            <text:p>0.149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3.8" calcext:value-type="float">
            <text:p>3.8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36" calcext:value-type="float">
            <text:p>0.236</text:p>
          </table:table-cell>
          <table:table-cell table:style-name="ce2" office:value-type="float" office:value="102" calcext:value-type="float">
            <text:p>102</text:p>
          </table:table-cell>
          <table:table-cell table:formula="of:= AVERAGE([.H104:.J104])" office:value-type="float" office:value="0.0786666666666667" calcext:value-type="float">
            <text:p>0.0786666666666667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36" calcext:value-type="float">
            <text:p>0.236</text:p>
          </table:table-cell>
          <table:table-cell table:style-name="ce2" office:value-type="float" office:value="102" calcext:value-type="float">
            <text:p>102</text:p>
          </table:table-cell>
          <table:table-cell table:formula="of:= AVERAGE([.N104:.P104])" office:value-type="float" office:value="0.0786666666666667" calcext:value-type="float">
            <text:p>0.0786666666666667</text:p>
          </table:table-cell>
          <table:table-cell table:style-name="ce2"/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 AVERAGE([.T104:.X104])" office:value-type="float" office:value="1.1222" calcext:value-type="float">
            <text:p>1.1222</text:p>
          </table:table-cell>
          <table:table-cell table:style-name="ce2"/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formula="of:= AVERAGE([.AB104:.AF104])" office:value-type="float" office:value="1.1222" calcext:value-type="float">
            <text:p>1.1222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79" calcext:value-type="float">
            <text:p>0.079</text:p>
          </table:table-cell>
          <table:table-cell table:style-name="ce2" office:value-type="float" office:value="103" calcext:value-type="float">
            <text:p>103</text:p>
          </table:table-cell>
          <table:table-cell table:formula="of:= AVERAGE([.H105:.J105])" office:value-type="float" office:value="0.0513333333333333" calcext:value-type="float">
            <text:p>0.05133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79" calcext:value-type="float">
            <text:p>0.079</text:p>
          </table:table-cell>
          <table:table-cell table:style-name="ce2" office:value-type="float" office:value="103" calcext:value-type="float">
            <text:p>103</text:p>
          </table:table-cell>
          <table:table-cell table:formula="of:= AVERAGE([.N105:.P105])" office:value-type="float" office:value="0.0513333333333333" calcext:value-type="float">
            <text:p>0.0513333333333333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 AVERAGE([.T105:.X105])" office:value-type="float" office:value="1.039" calcext:value-type="float">
            <text:p>1.03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03" calcext:value-type="float">
            <text:p>103</text:p>
          </table:table-cell>
          <table:table-cell table:style-name="ce2" table:formula="of:= AVERAGE([.AB105:.AF105])" office:value-type="float" office:value="1.039" calcext:value-type="float">
            <text:p>1.039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5.5" calcext:value-type="float">
            <text:p>5.5</text:p>
          </table:table-cell>
          <table:table-cell table:style-name="ce2"/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formula="of:= AVERAGE([.H106:.J106])" office:value-type="float" office:value="0.706666666666667" calcext:value-type="float">
            <text:p>0.706666666666667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formula="of:= AVERAGE([.N106:.P106])" office:value-type="float" office:value="0.706666666666667" calcext:value-type="float">
            <text:p>0.706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 AVERAGE([.T106:.X106])" office:value-type="float" office:value="0.6362" calcext:value-type="float">
            <text:p>0.6362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formula="of:= AVERAGE([.AB106:.AF106])" office:value-type="float" office:value="0.6362" calcext:value-type="float">
            <text:p>0.6362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2.2" calcext:value-type="float">
            <text:p>2.2</text:p>
          </table:table-cell>
          <table:table-cell table:style-name="ce2"/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728" calcext:value-type="float">
            <text:p>0.72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formula="of:= AVERAGE([.H107:.J107])" office:value-type="float" office:value="0.876" calcext:value-type="float">
            <text:p>0.87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728" calcext:value-type="float">
            <text:p>0.72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5" calcext:value-type="float">
            <text:p>105</text:p>
          </table:table-cell>
          <table:table-cell table:formula="of:= AVERAGE([.N107:.P107])" office:value-type="float" office:value="0.876" calcext:value-type="float">
            <text:p>0.876</text:p>
          </table:table-cell>
          <table:table-cell table:style-name="ce2"/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 AVERAGE([.T107:.X107])" office:value-type="float" office:value="1.52" calcext:value-type="float">
            <text:p>1.52</text:p>
          </table:table-cell>
          <table:table-cell table:style-name="ce2"/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 AVERAGE([.AB107:.AF107])" office:value-type="float" office:value="1.52" calcext:value-type="float">
            <text:p>1.52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5.6" calcext:value-type="float">
            <text:p>5.6</text:p>
          </table:table-cell>
          <table:table-cell table:style-name="ce2" table:number-columns-repeated="2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.998" calcext:value-type="float">
            <text:p>0.998</text:p>
          </table:table-cell>
          <table:table-cell table:style-name="ce2" office:value-type="float" office:value="106" calcext:value-type="float">
            <text:p>106</text:p>
          </table:table-cell>
          <table:table-cell table:formula="of:= AVERAGE([.H108:.J108])" office:value-type="float" office:value="2.79933333333333" calcext:value-type="float">
            <text:p>2.79933333333333</text:p>
          </table:table-cell>
          <table:table-cell table:style-name="ce2"/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6" calcext:value-type="float">
            <text:p>106</text:p>
          </table:table-cell>
          <table:table-cell table:formula="of:= AVERAGE([.N108:.P108])" office:value-type="float" office:value="2.8" calcext:value-type="float">
            <text:p>2.8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 AVERAGE([.T108:.X108])" office:value-type="float" office:value="0.7546" calcext:value-type="float">
            <text:p>0.754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128" calcext:value-type="float">
            <text:p>0.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06" calcext:value-type="float">
            <text:p>106</text:p>
          </table:table-cell>
          <table:table-cell table:style-name="ce2" table:formula="of:= AVERAGE([.AB108:.AF108])" office:value-type="float" office:value="0.7546" calcext:value-type="float">
            <text:p>0.7546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4.2" calcext:value-type="float">
            <text:p>4.2</text:p>
          </table:table-cell>
          <table:table-cell table:style-name="ce2" table:number-columns-repeated="2"/>
          <table:table-cell table:style-name="ce3" office:value-type="float" office:value="6.5" calcext:value-type="float">
            <text:p>6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formula="of:= AVERAGE([.H109:.J109])" office:value-type="float" office:value="2.16666666666667" calcext:value-type="float">
            <text:p>2.16666666666667</text:p>
          </table:table-cell>
          <table:table-cell table:style-name="ce2"/>
          <table:table-cell table:style-name="ce3" office:value-type="float" office:value="8.2" calcext:value-type="float">
            <text:p>8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07" calcext:value-type="float">
            <text:p>107</text:p>
          </table:table-cell>
          <table:table-cell table:formula="of:= AVERAGE([.N109:.P109])" office:value-type="float" office:value="2.73333333333333" calcext:value-type="float">
            <text:p>2.73333333333333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 AVERAGE([.T109:.X109])" office:value-type="float" office:value="1.3012" calcext:value-type="float">
            <text:p>1.3012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07" calcext:value-type="float">
            <text:p>107</text:p>
          </table:table-cell>
          <table:table-cell table:style-name="ce2" table:formula="of:= AVERAGE([.AB109:.AF109])" office:value-type="float" office:value="1.3012" calcext:value-type="float">
            <text:p>1.3012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9.6" calcext:value-type="float">
            <text:p>9.6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3.6" calcext:value-type="float">
            <text:p>3.6</text:p>
          </table:table-cell>
          <table:table-cell table:style-name="ce2" table:number-columns-repeated="2"/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.235" calcext:value-type="float">
            <text:p>0.23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formula="of:= AVERAGE([.H110:.J110])" office:value-type="float" office:value="1.47833333333333" calcext:value-type="float">
            <text:p>1.47833333333333</text:p>
          </table:table-cell>
          <table:table-cell table:style-name="ce2"/>
          <table:table-cell table:style-name="ce3" office:value-type="float" office:value="4.2" calcext:value-type="float">
            <text:p>4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08" calcext:value-type="float">
            <text:p>108</text:p>
          </table:table-cell>
          <table:table-cell table:formula="of:= AVERAGE([.N110:.P110])" office:value-type="float" office:value="1.4" calcext:value-type="float">
            <text:p>1.4</text:p>
          </table:table-cell>
          <table:table-cell table:style-name="ce2"/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 AVERAGE([.T110:.X110])" office:value-type="float" office:value="1.4832" calcext:value-type="float">
            <text:p>1.4832</text:p>
          </table:table-cell>
          <table:table-cell table:style-name="ce2"/>
          <table:table-cell table:style-name="ce3" office:value-type="float" office:value="0.218" calcext:value-type="float">
            <text:p>0.218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08" calcext:value-type="float">
            <text:p>108</text:p>
          </table:table-cell>
          <table:table-cell table:style-name="ce2" table:formula="of:= AVERAGE([.AB110:.AF110])" office:value-type="float" office:value="1.4832" calcext:value-type="float">
            <text:p>1.4832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.1" calcext:value-type="float">
            <text:p>1.1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74" calcext:value-type="float">
            <text:p>0.074</text:p>
          </table:table-cell>
          <table:table-cell table:style-name="ce2" office:value-type="float" office:value="109" calcext:value-type="float">
            <text:p>109</text:p>
          </table:table-cell>
          <table:table-cell table:formula="of:= AVERAGE([.H111:.J111])" office:value-type="float" office:value="0.0246666666666667" calcext:value-type="float">
            <text:p>0.0246666666666667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74" calcext:value-type="float">
            <text:p>0.074</text:p>
          </table:table-cell>
          <table:table-cell table:style-name="ce2" office:value-type="float" office:value="109" calcext:value-type="float">
            <text:p>109</text:p>
          </table:table-cell>
          <table:table-cell table:formula="of:= AVERAGE([.N111:.P111])" office:value-type="float" office:value="0.0246666666666667" calcext:value-type="float">
            <text:p>0.0246666666666667</text:p>
          </table:table-cell>
          <table:table-cell table:style-name="ce2"/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formula="of:= AVERAGE([.T111:.X111])" office:value-type="float" office:value="0.566" calcext:value-type="float">
            <text:p>0.566</text:p>
          </table:table-cell>
          <table:table-cell table:style-name="ce2"/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1.4" calcext:value-type="float">
            <text:p>1.4</text:p>
          </table:table-cell>
          <table:table-cell table:style-name="ce2" office:value-type="float" office:value="109" calcext:value-type="float">
            <text:p>109</text:p>
          </table:table-cell>
          <table:table-cell table:style-name="ce2" table:formula="of:= AVERAGE([.AB111:.AF111])" office:value-type="float" office:value="0.566" calcext:value-type="float">
            <text:p>0.566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7.6" calcext:value-type="float">
            <text:p>7.6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formula="of:= AVERAGE([.H112:.J112])" office:value-type="float" office:value="0.666666666666667" calcext:value-type="float">
            <text:p>0.6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0" calcext:value-type="float">
            <text:p>110</text:p>
          </table:table-cell>
          <table:table-cell table:formula="of:= AVERAGE([.N112:.P112])" office:value-type="float" office:value="0.666666666666667" calcext:value-type="float">
            <text:p>0.666666666666667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 AVERAGE([.T112:.X112])" office:value-type="float" office:value="1.588" calcext:value-type="float">
            <text:p>1.588</text:p>
          </table:table-cell>
          <table:table-cell table:style-name="ce2"/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formula="of:= AVERAGE([.AB112:.AF112])" office:value-type="float" office:value="1.588" calcext:value-type="float">
            <text:p>1.588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66" calcext:value-type="float">
            <text:p>0.066</text:p>
          </table:table-cell>
          <table:table-cell table:style-name="ce2" office:value-type="float" office:value="111" calcext:value-type="float">
            <text:p>111</text:p>
          </table:table-cell>
          <table:table-cell table:formula="of:= AVERAGE([.H113:.J113])" office:value-type="float" office:value="0.022" calcext:value-type="float">
            <text:p>0.022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66" calcext:value-type="float">
            <text:p>0.066</text:p>
          </table:table-cell>
          <table:table-cell table:style-name="ce2" office:value-type="float" office:value="111" calcext:value-type="float">
            <text:p>111</text:p>
          </table:table-cell>
          <table:table-cell table:formula="of:= AVERAGE([.N113:.P113])" office:value-type="float" office:value="0.022" calcext:value-type="float">
            <text:p>0.022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formula="of:= AVERAGE([.T113:.X113])" office:value-type="float" office:value="0.7596" calcext:value-type="float">
            <text:p>0.7596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formula="of:= AVERAGE([.AB113:.AF113])" office:value-type="float" office:value="0.7596" calcext:value-type="float">
            <text:p>0.7596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48" calcext:value-type="float">
            <text:p>0.148</text:p>
          </table:table-cell>
          <table:table-cell table:style-name="ce2" office:value-type="float" office:value="112" calcext:value-type="float">
            <text:p>112</text:p>
          </table:table-cell>
          <table:table-cell table:formula="of:= AVERAGE([.H114:.J114])" office:value-type="float" office:value="0.682666666666667" calcext:value-type="float">
            <text:p>0.682666666666667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48" calcext:value-type="float">
            <text:p>0.148</text:p>
          </table:table-cell>
          <table:table-cell table:style-name="ce2" office:value-type="float" office:value="112" calcext:value-type="float">
            <text:p>112</text:p>
          </table:table-cell>
          <table:table-cell table:formula="of:= AVERAGE([.N114:.P114])" office:value-type="float" office:value="0.682666666666667" calcext:value-type="float">
            <text:p>0.682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811" calcext:value-type="float">
            <text:p>0.8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 AVERAGE([.T114:.X114])" office:value-type="float" office:value="0.7618" calcext:value-type="float">
            <text:p>0.7618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811" calcext:value-type="float">
            <text:p>0.8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table:formula="of:= AVERAGE([.AB114:.AF114])" office:value-type="float" office:value="0.7618" calcext:value-type="float">
            <text:p>0.7618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5.2" calcext:value-type="float">
            <text:p>5.2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formula="of:= AVERAGE([.H115:.J115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13" calcext:value-type="float">
            <text:p>113</text:p>
          </table:table-cell>
          <table:table-cell table:formula="of:= AVERAGE([.N115:.P115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7" calcext:value-type="float">
            <text:p>2.7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formula="of:= AVERAGE([.T115:.X115])" office:value-type="float" office:value="1.4092" calcext:value-type="float">
            <text:p>1.4092</text:p>
          </table:table-cell>
          <table:table-cell table:style-name="ce2"/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7" calcext:value-type="float">
            <text:p>2.7</text:p>
          </table:table-cell>
          <table:table-cell table:style-name="ce2" office:value-type="float" office:value="113" calcext:value-type="float">
            <text:p>113</text:p>
          </table:table-cell>
          <table:table-cell table:style-name="ce2" table:formula="of:= AVERAGE([.AB115:.AF115])" office:value-type="float" office:value="1.4092" calcext:value-type="float">
            <text:p>1.4092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3" office:value-type="float" office:value="9.9" calcext:value-type="float">
            <text:p>9.9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114" calcext:value-type="float">
            <text:p>114</text:p>
          </table:table-cell>
          <table:table-cell table:formula="of:= AVERAGE([.H116:.J116])" office:value-type="float" office:value="2.56666666666667" calcext:value-type="float">
            <text:p>2.56666666666667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114" calcext:value-type="float">
            <text:p>114</text:p>
          </table:table-cell>
          <table:table-cell table:formula="of:= AVERAGE([.N116:.P116])" office:value-type="float" office:value="2.56666666666667" calcext:value-type="float">
            <text:p>2.56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2" calcext:value-type="float">
            <text:p>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 AVERAGE([.T116:.X116])" office:value-type="float" office:value="0.609" calcext:value-type="float">
            <text:p>0.60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2" calcext:value-type="float">
            <text:p>1.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14" calcext:value-type="float">
            <text:p>114</text:p>
          </table:table-cell>
          <table:table-cell table:style-name="ce2" table:formula="of:= AVERAGE([.AB116:.AF116])" office:value-type="float" office:value="0.609" calcext:value-type="float">
            <text:p>0.609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42" calcext:value-type="float">
            <text:p>0.242</text:p>
          </table:table-cell>
          <table:table-cell table:style-name="ce2" office:value-type="float" office:value="115" calcext:value-type="float">
            <text:p>115</text:p>
          </table:table-cell>
          <table:table-cell table:formula="of:= AVERAGE([.H117:.J117])" office:value-type="float" office:value="0.747333333333333" calcext:value-type="float">
            <text:p>0.7473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42" calcext:value-type="float">
            <text:p>0.242</text:p>
          </table:table-cell>
          <table:table-cell table:style-name="ce2" office:value-type="float" office:value="115" calcext:value-type="float">
            <text:p>115</text:p>
          </table:table-cell>
          <table:table-cell table:formula="of:= AVERAGE([.N117:.P117])" office:value-type="float" office:value="0.747333333333333" calcext:value-type="float">
            <text:p>0.747333333333333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 AVERAGE([.T117:.X117])" office:value-type="float" office:value="0.9694" calcext:value-type="float">
            <text:p>0.9694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 AVERAGE([.AB117:.AF117])" office:value-type="float" office:value="0.9694" calcext:value-type="float">
            <text:p>0.9694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number-columns-repeated="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2" calcext:value-type="float">
            <text:p>3.2</text:p>
          </table:table-cell>
          <table:table-cell table:style-name="ce2" office:value-type="float" office:value="116" calcext:value-type="float">
            <text:p>116</text:p>
          </table:table-cell>
          <table:table-cell table:formula="of:= AVERAGE([.H118:.J118])" office:value-type="float" office:value="3.03333333333333" calcext:value-type="float">
            <text:p>3.03333333333333</text:p>
          </table:table-cell>
          <table:table-cell table:style-name="ce2"/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116" calcext:value-type="float">
            <text:p>116</text:p>
          </table:table-cell>
          <table:table-cell table:formula="of:= AVERAGE([.N118:.P118])" office:value-type="float" office:value="2.66666666666667" calcext:value-type="float">
            <text:p>2.66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 AVERAGE([.T118:.X118])" office:value-type="float" office:value="0.629" calcext:value-type="float">
            <text:p>0.62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6" calcext:value-type="float">
            <text:p>116</text:p>
          </table:table-cell>
          <table:table-cell table:style-name="ce2" table:formula="of:= AVERAGE([.AB118:.AF118])" office:value-type="float" office:value="0.629" calcext:value-type="float">
            <text:p>0.629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0.145" calcext:value-type="float">
            <text:p>0.145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17" calcext:value-type="float">
            <text:p>117</text:p>
          </table:table-cell>
          <table:table-cell table:formula="of:= AVERAGE([.H119:.J119])" office:value-type="float" office:value="1.325" calcext:value-type="float">
            <text:p>1.325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17" calcext:value-type="float">
            <text:p>117</text:p>
          </table:table-cell>
          <table:table-cell table:formula="of:= AVERAGE([.N119:.P119])" office:value-type="float" office:value="1.325" calcext:value-type="float">
            <text:p>1.325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 AVERAGE([.T119:.X119])" office:value-type="float" office:value="0.369" calcext:value-type="float">
            <text:p>0.369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17" calcext:value-type="float">
            <text:p>117</text:p>
          </table:table-cell>
          <table:table-cell table:style-name="ce2" table:formula="of:= AVERAGE([.AB119:.AF119])" office:value-type="float" office:value="0.369" calcext:value-type="float">
            <text:p>0.36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3" office:value-type="float" office:value="2.1" calcext:value-type="float">
            <text:p>2.1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formula="of:= AVERAGE([.H120:.J120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8" calcext:value-type="float">
            <text:p>118</text:p>
          </table:table-cell>
          <table:table-cell table:formula="of:= AVERAGE([.N120:.P120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 AVERAGE([.T120:.X120])" office:value-type="float" office:value="1.2172" calcext:value-type="float">
            <text:p>1.2172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18" calcext:value-type="float">
            <text:p>118</text:p>
          </table:table-cell>
          <table:table-cell table:style-name="ce2" table:formula="of:= AVERAGE([.AB120:.AF120])" office:value-type="float" office:value="1.2172" calcext:value-type="float">
            <text:p>1.2172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  <table:table-cell table:style-name="ce2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formula="of:= AVERAGE([.H121:.J121])" office:value-type="float" office:value="3.16666666666667" calcext:value-type="float">
            <text:p>3.16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5.7" calcext:value-type="float">
            <text:p>5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19" calcext:value-type="float">
            <text:p>119</text:p>
          </table:table-cell>
          <table:table-cell table:formula="of:= AVERAGE([.N121:.P121])" office:value-type="float" office:value="3.16666666666667" calcext:value-type="float">
            <text:p>3.16666666666667</text:p>
          </table:table-cell>
          <table:table-cell table:style-name="ce2"/>
          <table:table-cell table:style-name="ce3" office:value-type="float" office:value="2.5" calcext:value-type="float">
            <text:p>2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 AVERAGE([.T121:.X121])" office:value-type="float" office:value="0.7168" calcext:value-type="float">
            <text:p>0.7168</text:p>
          </table:table-cell>
          <table:table-cell table:style-name="ce2"/>
          <table:table-cell table:style-name="ce3" office:value-type="float" office:value="2.5" calcext:value-type="float">
            <text:p>2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19" calcext:value-type="float">
            <text:p>119</text:p>
          </table:table-cell>
          <table:table-cell table:style-name="ce2" table:formula="of:= AVERAGE([.AB121:.AF121])" office:value-type="float" office:value="0.7168" calcext:value-type="float">
            <text:p>0.7168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3.6" calcext:value-type="float">
            <text:p>3.6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3" office:value-type="float" office:value="3.6" calcext:value-type="float">
            <text:p>3.6</text:p>
          </table:table-cell>
          <table:table-cell table:style-name="ce2"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20" calcext:value-type="float">
            <text:p>120</text:p>
          </table:table-cell>
          <table:table-cell table:formula="of:= AVERAGE([.H122:.J122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20" calcext:value-type="float">
            <text:p>120</text:p>
          </table:table-cell>
          <table:table-cell table:formula="of:= AVERAGE([.N122:.P122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2" calcext:value-type="float">
            <text:p>1.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 AVERAGE([.T122:.X122])" office:value-type="float" office:value="1.3" calcext:value-type="float">
            <text:p>1.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2" calcext:value-type="float">
            <text:p>1.2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 AVERAGE([.AB122:.AF122])" office:value-type="float" office:value="1.3" calcext:value-type="float">
            <text:p>1.3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7.2" calcext:value-type="float">
            <text:p>7.2</text:p>
          </table:table-cell>
          <table:table-cell table:style-name="ce2"/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3.1" calcext:value-type="float">
            <text:p>3.1</text:p>
          </table:table-cell>
          <table:table-cell table:style-name="ce2" table:number-columns-repeated="2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formula="of:= AVERAGE([.H123:.J123])" office:value-type="float" office:value="2.66666666666667" calcext:value-type="float">
            <text:p>2.66666666666667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1" calcext:value-type="float">
            <text:p>121</text:p>
          </table:table-cell>
          <table:table-cell table:formula="of:= AVERAGE([.N123:.P123])" office:value-type="float" office:value="2.66666666666667" calcext:value-type="float">
            <text:p>2.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 AVERAGE([.T123:.X123])" office:value-type="float" office:value="0.82" calcext:value-type="float">
            <text:p>0.8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3" calcext:value-type="float">
            <text:p>1.3</text:p>
          </table:table-cell>
          <table:table-cell table:style-name="ce2" office:value-type="float" office:value="121" calcext:value-type="float">
            <text:p>121</text:p>
          </table:table-cell>
          <table:table-cell table:style-name="ce2" table:formula="of:= AVERAGE([.AB123:.AF123])" office:value-type="float" office:value="0.82" calcext:value-type="float">
            <text:p>0.82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0.148" calcext:value-type="float">
            <text:p>0.148</text:p>
          </table:table-cell>
          <table:table-cell table:style-name="ce2"/>
          <table:table-cell table:style-name="ce2" office:value-type="float" office:value="122" calcext:value-type="float">
            <text:p>122</text:p>
          </table:table-cell>
          <table:table-cell table:style-name="ce3" office:value-type="float" office:value="1.2" calcext:value-type="float">
            <text:p>1.2</text:p>
          </table:table-cell>
          <table:table-cell table:style-name="ce2" table:number-columns-repeated="2"/>
          <table:table-cell table:style-name="ce3" office:value-type="float" office:value="3.8" calcext:value-type="float">
            <text:p>3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formula="of:= AVERAGE([.H124:.J124])" office:value-type="float" office:value="1.26666666666667" calcext:value-type="float">
            <text:p>1.26666666666667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2" calcext:value-type="float">
            <text:p>122</text:p>
          </table:table-cell>
          <table:table-cell table:formula="of:= AVERAGE([.N124:.P124])" office:value-type="float" office:value="1.26666666666667" calcext:value-type="float">
            <text:p>1.26666666666667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 AVERAGE([.T124:.X124])" office:value-type="float" office:value="0.6422" calcext:value-type="float">
            <text:p>0.6422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811" calcext:value-type="float">
            <text:p>0.81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122" calcext:value-type="float">
            <text:p>122</text:p>
          </table:table-cell>
          <table:table-cell table:style-name="ce2" table:formula="of:= AVERAGE([.AB124:.AF124])" office:value-type="float" office:value="0.6422" calcext:value-type="float">
            <text:p>0.6422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0.989" calcext:value-type="float">
            <text:p>0.989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table:style-name="ce2" office:value-type="float" office:value="123" calcext:value-type="float">
            <text:p>123</text:p>
          </table:table-cell>
          <table:table-cell table:formula="of:= AVERAGE([.H125:.J125])" office:value-type="float" office:value="1.2" calcext:value-type="float">
            <text:p>1.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.8" calcext:value-type="float">
            <text:p>1.8</text:p>
          </table:table-cell>
          <table:table-cell table:style-name="ce2" office:value-type="float" office:value="123" calcext:value-type="float">
            <text:p>123</text:p>
          </table:table-cell>
          <table:table-cell table:formula="of:= AVERAGE([.N125:.P125])" office:value-type="float" office:value="1.2" calcext:value-type="float">
            <text:p>1.2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 AVERAGE([.T125:.X125])" office:value-type="float" office:value="1.02" calcext:value-type="float">
            <text:p>1.02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formula="of:= AVERAGE([.AB125:.AF125])" office:value-type="float" office:value="1.02" calcext:value-type="float">
            <text:p>1.02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4.6" calcext:value-type="float">
            <text:p>4.6</text:p>
          </table:table-cell>
          <table:table-cell table:style-name="ce2"/>
          <table:table-cell table:style-name="ce2" office:value-type="float" office:value="124" calcext:value-type="float">
            <text:p>124</text:p>
          </table:table-cell>
          <table:table-cell table:style-name="ce3" office:value-type="float" office:value="2.1" calcext:value-type="float">
            <text:p>2.1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24" calcext:value-type="float">
            <text:p>124</text:p>
          </table:table-cell>
          <table:table-cell table:formula="of:= AVERAGE([.H126:.J126])" office:value-type="float" office:value="1.2" calcext:value-type="float">
            <text:p>1.2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24" calcext:value-type="float">
            <text:p>124</text:p>
          </table:table-cell>
          <table:table-cell table:formula="of:= AVERAGE([.N126:.P126])" office:value-type="float" office:value="1.2" calcext:value-type="float">
            <text:p>1.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 AVERAGE([.T126:.X126])" office:value-type="float" office:value="1.5" calcext:value-type="float">
            <text:p>1.5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2" table:formula="of:= AVERAGE([.AB126:.AF126])" office:value-type="float" office:value="1.1" calcext:value-type="float">
            <text:p>1.1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2.1" calcext:value-type="float">
            <text:p>2.1</text:p>
          </table:table-cell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4..1</text:p>
          </table:table-cell>
          <table:table-cell table:style-name="ce2" table:number-columns-repeated="2"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formula="of:= AVERAGE([.H127:.J127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formula="of:= AVERAGE([.N127:.P127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 AVERAGE([.T127:.X127])" office:value-type="float" office:value="1.409" calcext:value-type="float">
            <text:p>1.409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 AVERAGE([.AB127:.AF127])" office:value-type="float" office:value="1.409" calcext:value-type="float">
            <text:p>1.409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3" office:value-type="float" office:value="2.4" calcext:value-type="float">
            <text:p>2.4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26" calcext:value-type="float">
            <text:p>126</text:p>
          </table:table-cell>
          <table:table-cell table:formula="of:= AVERAGE([.H128:.J128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26" calcext:value-type="float">
            <text:p>126</text:p>
          </table:table-cell>
          <table:table-cell table:formula="of:= AVERAGE([.N128:.P128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 AVERAGE([.T128:.X128])" office:value-type="float" office:value="0.819" calcext:value-type="float">
            <text:p>0.819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26" calcext:value-type="float">
            <text:p>126</text:p>
          </table:table-cell>
          <table:table-cell table:style-name="ce2" table:formula="of:= AVERAGE([.AB128:.AF128])" office:value-type="float" office:value="0.819" calcext:value-type="float">
            <text:p>0.819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9.5" calcext:value-type="float">
            <text:p>9.5</text:p>
          </table:table-cell>
          <table:table-cell table:style-name="ce2"/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2.1" calcext:value-type="float">
            <text:p>2.1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304" calcext:value-type="float">
            <text:p>0.304</text:p>
          </table:table-cell>
          <table:table-cell table:style-name="ce2" office:value-type="float" office:value="127" calcext:value-type="float">
            <text:p>127</text:p>
          </table:table-cell>
          <table:table-cell table:formula="of:= AVERAGE([.H129:.J129])" office:value-type="float" office:value="1.30133333333333" calcext:value-type="float">
            <text:p>1.301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0.304" calcext:value-type="float">
            <text:p>0.304</text:p>
          </table:table-cell>
          <table:table-cell table:style-name="ce2" office:value-type="float" office:value="127" calcext:value-type="float">
            <text:p>127</text:p>
          </table:table-cell>
          <table:table-cell table:formula="of:= AVERAGE([.N129:.P129])" office:value-type="float" office:value="1.30133333333333" calcext:value-type="float">
            <text:p>1.301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 AVERAGE([.T129:.X129])" office:value-type="float" office:value="0.4072" calcext:value-type="float">
            <text:p>0.407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2" table:formula="of:= AVERAGE([.AB129:.AF129])" office:value-type="float" office:value="0.4072" calcext:value-type="float">
            <text:p>0.4072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9.4" calcext:value-type="float">
            <text:p>9.4</text:p>
          </table:table-cell>
          <table:table-cell table:style-name="ce2"/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0.989" calcext:value-type="float">
            <text:p>0.989</text:p>
          </table:table-cell>
          <table:table-cell table:style-name="ce2" table:number-columns-repeated="2"/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2" office:value-type="float" office:value="128" calcext:value-type="float">
            <text:p>128</text:p>
          </table:table-cell>
          <table:table-cell table:formula="of:= AVERAGE([.H130:.J130])" office:value-type="float" office:value="1.093" calcext:value-type="float">
            <text:p>1.093</text:p>
          </table:table-cell>
          <table:table-cell table:style-name="ce2"/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9" calcext:value-type="float">
            <text:p>0.079</text:p>
          </table:table-cell>
          <table:table-cell table:style-name="ce2" office:value-type="float" office:value="128" calcext:value-type="float">
            <text:p>128</text:p>
          </table:table-cell>
          <table:table-cell table:formula="of:= AVERAGE([.N130:.P130])" office:value-type="float" office:value="1.093" calcext:value-type="float">
            <text:p>1.093</text:p>
          </table:table-cell>
          <table:table-cell table:style-name="ce2"/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2" calcext:value-type="float">
            <text:p>0.232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 AVERAGE([.T130:.X130])" office:value-type="float" office:value="0.7376" calcext:value-type="float">
            <text:p>0.7376</text:p>
          </table:table-cell>
          <table:table-cell table:style-name="ce2"/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32" calcext:value-type="float">
            <text:p>0.232</text:p>
          </table:table-cell>
          <table:table-cell table:style-name="ce2" office:value-type="float" office:value="128" calcext:value-type="float">
            <text:p>128</text:p>
          </table:table-cell>
          <table:table-cell table:style-name="ce2" table:formula="of:= AVERAGE([.AB130:.AF130])" office:value-type="float" office:value="0.7376" calcext:value-type="float">
            <text:p>0.7376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9.5" calcext:value-type="float">
            <text:p>9.5</text:p>
          </table:table-cell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3.9" calcext:value-type="float">
            <text:p>3.9</text:p>
          </table:table-cell>
          <table:table-cell table:style-name="ce2" table:number-columns-repeated="2"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29" calcext:value-type="float">
            <text:p>129</text:p>
          </table:table-cell>
          <table:table-cell table:formula="of:= AVERAGE([.H131:.J131])" office:value-type="float" office:value="1.225" calcext:value-type="float">
            <text:p>1.225</text:p>
          </table:table-cell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29" calcext:value-type="float">
            <text:p>129</text:p>
          </table:table-cell>
          <table:table-cell table:formula="of:= AVERAGE([.N131:.P131])" office:value-type="float" office:value="1.225" calcext:value-type="float">
            <text:p>1.225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29" calcext:value-type="float">
            <text:p>129</text:p>
          </table:table-cell>
          <table:table-cell table:style-name="ce2" table:formula="of:= AVERAGE([.T131:.X131])" office:value-type="float" office:value="1.3772" calcext:value-type="float">
            <text:p>1.3772</text:p>
          </table:table-cell>
          <table:table-cell table:style-name="ce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29" calcext:value-type="float">
            <text:p>129</text:p>
          </table:table-cell>
          <table:table-cell table:style-name="ce2" table:formula="of:= AVERAGE([.AB131:.AF131])" office:value-type="float" office:value="1.3772" calcext:value-type="float">
            <text:p>1.3772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8.1" calcext:value-type="float">
            <text:p>8.1</text:p>
          </table:table-cell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3" office:value-type="float" office:value="4.6" calcext:value-type="float">
            <text:p>4.6</text:p>
          </table:table-cell>
          <table:table-cell table:style-name="ce2" table:number-columns-repeated="2"/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130" calcext:value-type="float">
            <text:p>130</text:p>
          </table:table-cell>
          <table:table-cell table:formula="of:= AVERAGE([.H132:.J132])" office:value-type="float" office:value="2.393" calcext:value-type="float">
            <text:p>2.393</text:p>
          </table:table-cell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.1</text:p>
          </table:table-cell>
          <table:table-cell table:style-name="ce2" office:value-type="float" office:value="130" calcext:value-type="float">
            <text:p>130</text:p>
          </table:table-cell>
          <table:table-cell table:formula="of:= AVERAGE([.N132:.P132])" office:value-type="float" office:value="2.393" calcext:value-type="float">
            <text:p>2.393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 AVERAGE([.T132:.X132])" office:value-type="float" office:value="0.6668" calcext:value-type="float">
            <text:p>0.6668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formula="of:= AVERAGE([.AB132:.AF132])" office:value-type="float" office:value="0.6668" calcext:value-type="float">
            <text:p>0.6668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3" office:value-type="float" office:value="2.1" calcext:value-type="float">
            <text:p>2.1</text:p>
          </table:table-cell>
          <table:table-cell table:style-name="ce2" table:number-columns-repeated="2"/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31" calcext:value-type="float">
            <text:p>131</text:p>
          </table:table-cell>
          <table:table-cell table:formula="of:= AVERAGE([.H133:.J133])" office:value-type="float" office:value="1.919" calcext:value-type="float">
            <text:p>1.919</text:p>
          </table:table-cell>
          <table:table-cell table:style-name="ce2"/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6" calcext:value-type="float">
            <text:p>3.6</text:p>
          </table:table-cell>
          <table:table-cell table:style-name="ce2" office:value-type="float" office:value="131" calcext:value-type="float">
            <text:p>131</text:p>
          </table:table-cell>
          <table:table-cell table:formula="of:= AVERAGE([.N133:.P133])" office:value-type="float" office:value="1.919" calcext:value-type="float">
            <text:p>1.919</text:p>
          </table:table-cell>
          <table:table-cell table:style-name="ce2"/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 AVERAGE([.T133:.X133])" office:value-type="float" office:value="0.6246" calcext:value-type="float">
            <text:p>0.6246</text:p>
          </table:table-cell>
          <table:table-cell table:style-name="ce2"/>
          <table:table-cell table:style-name="ce3" office:value-type="float" office:value="0.123" calcext:value-type="float">
            <text:p>0.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style-name="ce2" table:formula="of:= AVERAGE([.AB133:.AF133])" office:value-type="float" office:value="0.6246" calcext:value-type="float">
            <text:p>0.6246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1.9" calcext:value-type="float">
            <text:p>1.9</text:p>
          </table:table-cell>
          <table:table-cell table:style-name="ce2"/>
          <table:table-cell table:style-name="ce2" office:value-type="float" office:value="132" calcext:value-type="float">
            <text:p>132</text:p>
          </table:table-cell>
          <table:table-cell table:style-name="ce3" office:value-type="float" office:value="1.9" calcext:value-type="float">
            <text:p>1.9</text:p>
          </table:table-cell>
          <table:table-cell table:style-name="ce2" table:number-columns-repeated="2"/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formula="of:= AVERAGE([.H134:.J134])" office:value-type="float" office:value="0.366666666666667" calcext:value-type="float">
            <text:p>0.366666666666667</text:p>
          </table:table-cell>
          <table:table-cell table:style-name="ce2"/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formula="of:= AVERAGE([.N134:.P134])" office:value-type="float" office:value="0.819333333333333" calcext:value-type="float">
            <text:p>0.819333333333333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12" calcext:value-type="float">
            <text:p>0.91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 AVERAGE([.T134:.X134])" office:value-type="float" office:value="0.602" calcext:value-type="float">
            <text:p>0.602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12" calcext:value-type="float">
            <text:p>0.912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 AVERAGE([.AB134:.AF134])" office:value-type="float" office:value="0.602" calcext:value-type="float">
            <text:p>0.602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7.7" calcext:value-type="float">
            <text:p>7.7</text:p>
          </table:table-cell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33" calcext:value-type="float">
            <text:p>133</text:p>
          </table:table-cell>
          <table:table-cell table:formula="of:= AVERAGE([.H135:.J135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33" calcext:value-type="float">
            <text:p>133</text:p>
          </table:table-cell>
          <table:table-cell table:formula="of:= AVERAGE([.N135:.P135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42" calcext:value-type="float">
            <text:p>0.242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 AVERAGE([.T135:.X135])" office:value-type="float" office:value="1.1974" calcext:value-type="float">
            <text:p>1.1974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42" calcext:value-type="float">
            <text:p>0.242</text:p>
          </table:table-cell>
          <table:table-cell table:style-name="ce2" office:value-type="float" office:value="133" calcext:value-type="float">
            <text:p>133</text:p>
          </table:table-cell>
          <table:table-cell table:style-name="ce2" table:formula="of:= AVERAGE([.AB135:.AF135])" office:value-type="float" office:value="1.1974" calcext:value-type="float">
            <text:p>1.1974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0.079" calcext:value-type="float">
            <text:p>0.079</text:p>
          </table:table-cell>
          <table:table-cell table:style-name="ce2" table:number-columns-repeated="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formula="of:= AVERAGE([.H136:.J136])" office:value-type="float" office:value="1.2" calcext:value-type="float">
            <text:p>1.2</text:p>
          </table:table-cell>
          <table:table-cell table:style-name="ce2"/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formula="of:= AVERAGE([.N136:.P136])" office:value-type="float" office:value="1.2" calcext:value-type="float">
            <text:p>1.2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 AVERAGE([.T136:.X136])" office:value-type="float" office:value="0.7368" calcext:value-type="float">
            <text:p>0.7368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34" calcext:value-type="float">
            <text:p>134</text:p>
          </table:table-cell>
          <table:table-cell table:style-name="ce2" table:formula="of:= AVERAGE([.AB136:.AF136])" office:value-type="float" office:value="0.7368" calcext:value-type="float">
            <text:p>0.7368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2.2" calcext:value-type="float">
            <text:p>2.2</text:p>
          </table:table-cell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3" office:value-type="float" office:value="2.2" calcext:value-type="float">
            <text:p>2.2</text:p>
          </table:table-cell>
          <table:table-cell table:style-name="ce2" table:number-columns-repeated="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35" calcext:value-type="float">
            <text:p>135</text:p>
          </table:table-cell>
          <table:table-cell table:formula="of:= AVERAGE([.H137:.J137])" office:value-type="float" office:value="2.3" calcext:value-type="float">
            <text:p>2.3</text:p>
          </table:table-cell>
          <table:table-cell table:style-name="ce2"/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35" calcext:value-type="float">
            <text:p>135</text:p>
          </table:table-cell>
          <table:table-cell table:formula="of:= AVERAGE([.N137:.P137])" office:value-type="float" office:value="2.3" calcext:value-type="float">
            <text:p>2.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formula="of:= AVERAGE([.T137:.X137])" office:value-type="float" office:value="0.6194" calcext:value-type="float">
            <text:p>0.619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35" calcext:value-type="float">
            <text:p>135</text:p>
          </table:table-cell>
          <table:table-cell table:style-name="ce2" table:formula="of:= AVERAGE([.AB137:.AF137])" office:value-type="float" office:value="0.6194" calcext:value-type="float">
            <text:p>0.6194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549" calcext:value-type="float">
            <text:p>0.549</text:p>
          </table:table-cell>
          <table:table-cell table:style-name="ce2" office:value-type="float" office:value="136" calcext:value-type="float">
            <text:p>136</text:p>
          </table:table-cell>
          <table:table-cell table:formula="of:= AVERAGE([.H138:.J138])" office:value-type="float" office:value="1.44566666666667" calcext:value-type="float">
            <text:p>1.44566666666667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288" calcext:value-type="float">
            <text:p>0.288</text:p>
          </table:table-cell>
          <table:table-cell table:style-name="ce3" office:value-type="float" office:value="0.549" calcext:value-type="float">
            <text:p>0.549</text:p>
          </table:table-cell>
          <table:table-cell table:style-name="ce2" office:value-type="float" office:value="136" calcext:value-type="float">
            <text:p>136</text:p>
          </table:table-cell>
          <table:table-cell table:formula="of:= AVERAGE([.N138:.P138])" office:value-type="float" office:value="1.44566666666667" calcext:value-type="float">
            <text:p>1.445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 AVERAGE([.T138:.X138])" office:value-type="float" office:value="1.4196" calcext:value-type="float">
            <text:p>1.419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formula="of:= AVERAGE([.AB138:.AF138])" office:value-type="float" office:value="1.4196" calcext:value-type="float">
            <text:p>1.419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7" calcext:value-type="float">
            <text:p>137</text:p>
          </table:table-cell>
          <table:table-cell table:formula="of:= AVERAGE([.H139:.J139])" office:value-type="float" office:value="0.5" calcext:value-type="float">
            <text:p>0.5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7" calcext:value-type="float">
            <text:p>137</text:p>
          </table:table-cell>
          <table:table-cell table:formula="of:= AVERAGE([.N139:.P139])" office:value-type="float" office:value="0.5" calcext:value-type="float">
            <text:p>0.5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 AVERAGE([.T139:.X139])" office:value-type="float" office:value="0.88" calcext:value-type="float">
            <text:p>0.8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137" calcext:value-type="float">
            <text:p>137</text:p>
          </table:table-cell>
          <table:table-cell table:style-name="ce2" table:formula="of:= AVERAGE([.AB139:.AF139])" office:value-type="float" office:value="0.88" calcext:value-type="float">
            <text:p>0.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8" calcext:value-type="float">
            <text:p>138</text:p>
          </table:table-cell>
          <table:table-cell table:formula="of:= AVERAGE([.H140:.J140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8" calcext:value-type="float">
            <text:p>138</text:p>
          </table:table-cell>
          <table:table-cell table:formula="of:= AVERAGE([.N140:.P140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 AVERAGE([.T140:.X140])" office:value-type="float" office:value="1.4" calcext:value-type="float">
            <text:p>1.4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8" calcext:value-type="float">
            <text:p>138</text:p>
          </table:table-cell>
          <table:table-cell table:style-name="ce2" table:formula="of:= AVERAGE([.AB140:.AF140])" office:value-type="float" office:value="1.4" calcext:value-type="float">
            <text:p>1.4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139" calcext:value-type="float">
            <text:p>139</text:p>
          </table:table-cell>
          <table:table-cell table:formula="of:= AVERAGE([.H141:.J141])" office:value-type="float" office:value="1.7" calcext:value-type="float">
            <text:p>1.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4" calcext:value-type="float">
            <text:p>3.4</text:p>
          </table:table-cell>
          <table:table-cell table:style-name="ce2" office:value-type="float" office:value="139" calcext:value-type="float">
            <text:p>139</text:p>
          </table:table-cell>
          <table:table-cell table:formula="of:= AVERAGE([.N141:.P141])" office:value-type="float" office:value="1.7" calcext:value-type="float">
            <text:p>1.7</text:p>
          </table:table-cell>
          <table:table-cell table:style-name="ce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 AVERAGE([.T141:.X141])" office:value-type="float" office:value="0.6996" calcext:value-type="float">
            <text:p>0.6996</text:p>
          </table:table-cell>
          <table:table-cell table:style-name="ce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39" calcext:value-type="float">
            <text:p>139</text:p>
          </table:table-cell>
          <table:table-cell table:style-name="ce2" table:formula="of:= AVERAGE([.AB141:.AF141])" office:value-type="float" office:value="0.6996" calcext:value-type="float">
            <text:p>0.6996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formula="of:= AVERAGE([.H142:.J142])" office:value-type="float" office:value="0.566666666666667" calcext:value-type="float">
            <text:p>0.5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0" calcext:value-type="float">
            <text:p>140</text:p>
          </table:table-cell>
          <table:table-cell table:formula="of:= AVERAGE([.N142:.P142])" office:value-type="float" office:value="0.566666666666667" calcext:value-type="float">
            <text:p>0.5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.076" calcext:value-type="float">
            <text:p>0.076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 AVERAGE([.T142:.X142])" office:value-type="float" office:value="0.9752" calcext:value-type="float">
            <text:p>0.975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.076" calcext:value-type="float">
            <text:p>0.076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 AVERAGE([.AB142:.AF142])" office:value-type="float" office:value="0.9752" calcext:value-type="float">
            <text:p>0.9752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41" calcext:value-type="float">
            <text:p>141</text:p>
          </table:table-cell>
          <table:table-cell table:formula="of:= AVERAGE([.H143:.J143])" office:value-type="float" office:value="2.16666666666667" calcext:value-type="float">
            <text:p>2.16666666666667</text:p>
          </table:table-cell>
          <table:table-cell table:style-name="ce2"/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41" calcext:value-type="float">
            <text:p>141</text:p>
          </table:table-cell>
          <table:table-cell table:formula="of:= AVERAGE([.N143:.P143])" office:value-type="float" office:value="2.16666666666667" calcext:value-type="float">
            <text:p>2.1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 AVERAGE([.T143:.X143])" office:value-type="float" office:value="0.3688" calcext:value-type="float">
            <text:p>0.368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 AVERAGE([.AB143:.AF143])" office:value-type="float" office:value="0.3688" calcext:value-type="float">
            <text:p>0.3688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3" office:value-type="float" office:value="3.4" calcext:value-type="float">
            <text:p>3.4</text:p>
          </table:table-cell>
          <table:table-cell table:style-name="ce2" table:number-columns-repeated="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42" calcext:value-type="float">
            <text:p>142</text:p>
          </table:table-cell>
          <table:table-cell table:formula="of:= AVERAGE([.H144:.J144])" office:value-type="float" office:value="1.1" calcext:value-type="float">
            <text:p>1.1</text:p>
          </table:table-cell>
          <table:table-cell table:style-name="ce2"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2" office:value-type="float" office:value="142" calcext:value-type="float">
            <text:p>142</text:p>
          </table:table-cell>
          <table:table-cell table:formula="of:= AVERAGE([.N144:.P144])" office:value-type="float" office:value="1.1" calcext:value-type="float">
            <text:p>1.1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 AVERAGE([.T144:.X144])" office:value-type="float" office:value="1.0512" calcext:value-type="float">
            <text:p>1.0512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2" table:formula="of:= AVERAGE([.AB144:.AF144])" office:value-type="float" office:value="1.0512" calcext:value-type="float">
            <text:p>1.051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5.7" calcext:value-type="float">
            <text:p>5.7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43" calcext:value-type="float">
            <text:p>143</text:p>
          </table:table-cell>
          <table:table-cell table:formula="of:= AVERAGE([.H145:.J145])" office:value-type="float" office:value="1.03333333333333" calcext:value-type="float">
            <text:p>1.03333333333333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43" calcext:value-type="float">
            <text:p>143</text:p>
          </table:table-cell>
          <table:table-cell table:formula="of:= AVERAGE([.N145:.P145])" office:value-type="float" office:value="1.03333333333333" calcext:value-type="float">
            <text:p>1.033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 AVERAGE([.T145:.X145])" office:value-type="float" office:value="0.4294" calcext:value-type="float">
            <text:p>0.429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style-name="ce2" table:formula="of:= AVERAGE([.AB145:.AF145])" office:value-type="float" office:value="0.4294" calcext:value-type="float">
            <text:p>0.4294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44" calcext:value-type="float">
            <text:p>144</text:p>
          </table:table-cell>
          <table:table-cell table:formula="of:= AVERAGE([.H146:.J146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44" calcext:value-type="float">
            <text:p>144</text:p>
          </table:table-cell>
          <table:table-cell table:formula="of:= AVERAGE([.N146:.P146])" office:value-type="float" office:value="1.8" calcext:value-type="float">
            <text:p>1.8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 AVERAGE([.T146:.X146])" office:value-type="float" office:value="1.589" calcext:value-type="float">
            <text:p>1.589</text:p>
          </table:table-cell>
          <table:table-cell table:style-name="ce2"/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44" calcext:value-type="float">
            <text:p>144</text:p>
          </table:table-cell>
          <table:table-cell table:style-name="ce2" table:formula="of:= AVERAGE([.AB146:.AF146])" office:value-type="float" office:value="1.589" calcext:value-type="float">
            <text:p>1.58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145" calcext:value-type="float">
            <text:p>145</text:p>
          </table:table-cell>
          <table:table-cell table:formula="of:= AVERAGE([.H147:.J147])" office:value-type="float" office:value="1.29166666666667" calcext:value-type="float">
            <text:p>1.29166666666667</text:p>
          </table:table-cell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8" calcext:value-type="float">
            <text:p>3.8</text:p>
          </table:table-cell>
          <table:table-cell table:style-name="ce2" office:value-type="float" office:value="145" calcext:value-type="float">
            <text:p>145</text:p>
          </table:table-cell>
          <table:table-cell table:formula="of:= AVERAGE([.N147:.P147])" office:value-type="float" office:value="1.29166666666667" calcext:value-type="float">
            <text:p>1.291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 AVERAGE([.T147:.X147])" office:value-type="float" office:value="0.5396" calcext:value-type="float">
            <text:p>0.539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45" calcext:value-type="float">
            <text:p>145</text:p>
          </table:table-cell>
          <table:table-cell table:style-name="ce2" table:formula="of:= AVERAGE([.AB147:.AF147])" office:value-type="float" office:value="0.5396" calcext:value-type="float">
            <text:p>0.539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formula="of:= AVERAGE([.H148:.J148])" office:value-type="float" office:value="0.566666666666667" calcext:value-type="float">
            <text:p>0.5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formula="of:= AVERAGE([.N148:.P148])" office:value-type="float" office:value="0.566666666666667" calcext:value-type="float">
            <text:p>0.566666666666667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 AVERAGE([.T148:.X148])" office:value-type="float" office:value="1.14" calcext:value-type="float">
            <text:p>1.14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2" office:value-type="float" office:value="146" calcext:value-type="float">
            <text:p>146</text:p>
          </table:table-cell>
          <table:table-cell table:style-name="ce2" table:formula="of:= AVERAGE([.AB148:.AF148])" office:value-type="float" office:value="1.14" calcext:value-type="float">
            <text:p>1.14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formula="of:= AVERAGE([.H149:.J149])" office:value-type="float" office:value="0.0523333333333333" calcext:value-type="float">
            <text:p>0.05233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157" calcext:value-type="float">
            <text:p>0.15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formula="of:= AVERAGE([.N149:.P149])" office:value-type="float" office:value="0.0523333333333333" calcext:value-type="float">
            <text:p>0.0523333333333333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formula="of:= AVERAGE([.T149:.X149])" office:value-type="float" office:value="0.84" calcext:value-type="float">
            <text:p>0.84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7" calcext:value-type="float">
            <text:p>147</text:p>
          </table:table-cell>
          <table:table-cell table:style-name="ce2" table:formula="of:= AVERAGE([.AB149:.AF149])" office:value-type="float" office:value="0.84" calcext:value-type="float">
            <text:p>0.84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8" calcext:value-type="float">
            <text:p>148</text:p>
          </table:table-cell>
          <table:table-cell table:formula="of:= AVERAGE([.H150:.J150])" office:value-type="float" office:value="1.1" calcext:value-type="float">
            <text:p>1.1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8" calcext:value-type="float">
            <text:p>148</text:p>
          </table:table-cell>
          <table:table-cell table:formula="of:= AVERAGE([.N150:.P150])" office:value-type="float" office:value="1.1" calcext:value-type="float">
            <text:p>1.1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 AVERAGE([.T150:.X150])" office:value-type="float" office:value="0.9194" calcext:value-type="float">
            <text:p>0.919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48" calcext:value-type="float">
            <text:p>148</text:p>
          </table:table-cell>
          <table:table-cell table:style-name="ce2" table:formula="of:= AVERAGE([.AB150:.AF150])" office:value-type="float" office:value="0.9194" calcext:value-type="float">
            <text:p>0.9194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3.8" calcext:value-type="float">
            <text:p>3.8</text:p>
          </table:table-cell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3" office:value-type="float" office:value="3.4" calcext:value-type="float">
            <text:p>3.4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formula="of:= AVERAGE([.H151:.J151])" office:value-type="float" office:value="0.633333333333333" calcext:value-type="float">
            <text:p>0.633333333333333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formula="of:= AVERAGE([.N151:.P151])" office:value-type="float" office:value="0.633333333333333" calcext:value-type="float">
            <text:p>0.633333333333333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 AVERAGE([.T151:.X151])" office:value-type="float" office:value="0.9694" calcext:value-type="float">
            <text:p>0.9694</text:p>
          </table:table-cell>
          <table:table-cell table:style-name="ce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style-name="ce2" table:formula="of:= AVERAGE([.AB151:.AF151])" office:value-type="float" office:value="0.9694" calcext:value-type="float">
            <text:p>0.9694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2" office:value-type="float" office:value="150" calcext:value-type="float">
            <text:p>150</text:p>
          </table:table-cell>
          <table:table-cell table:formula="of:= AVERAGE([.H152:.J152])" office:value-type="float" office:value="0.053" calcext:value-type="float">
            <text:p>0.053</text:p>
          </table:table-cell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75" calcext:value-type="float">
            <text:p>0.075</text:p>
          </table:table-cell>
          <table:table-cell table:style-name="ce2" office:value-type="float" office:value="150" calcext:value-type="float">
            <text:p>150</text:p>
          </table:table-cell>
          <table:table-cell table:formula="of:= AVERAGE([.N152:.P152])" office:value-type="float" office:value="0.053" calcext:value-type="float">
            <text:p>0.053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 AVERAGE([.T152:.X152])" office:value-type="float" office:value="0.9596" calcext:value-type="float">
            <text:p>0.959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 AVERAGE([.AB152:.AF152])" office:value-type="float" office:value="0.9596" calcext:value-type="float">
            <text:p>0.9596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formula="of:= AVERAGE([.H153:.J153])" office:value-type="float" office:value="1.03333333333333" calcext:value-type="float">
            <text:p>1.03333333333333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958" calcext:value-type="float">
            <text:p>0.95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formula="of:= AVERAGE([.N153:.P153])" office:value-type="float" office:value="1.41933333333333" calcext:value-type="float">
            <text:p>1.41933333333333</text:p>
          </table:table-cell>
          <table:table-cell table:style-name="ce2"/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 AVERAGE([.T153:.X153])" office:value-type="float" office:value="0.4796" calcext:value-type="float">
            <text:p>0.4796</text:p>
          </table:table-cell>
          <table:table-cell table:style-name="ce2"/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1" calcext:value-type="float">
            <text:p>151</text:p>
          </table:table-cell>
          <table:table-cell table:style-name="ce2" table:formula="of:= AVERAGE([.AB153:.AF153])" office:value-type="float" office:value="0.4796" calcext:value-type="float">
            <text:p>0.4796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formula="of:= AVERAGE([.H154:.J154])" office:value-type="float" office:value="0.666666666666667" calcext:value-type="float">
            <text:p>0.6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formula="of:= AVERAGE([.N154:.P154])" office:value-type="float" office:value="0.666666666666667" calcext:value-type="float">
            <text:p>0.66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 AVERAGE([.T154:.X154])" office:value-type="float" office:value="0.5472" calcext:value-type="float">
            <text:p>0.547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formula="of:= AVERAGE([.AB154:.AF154])" office:value-type="float" office:value="0.5472" calcext:value-type="float">
            <text:p>0.5472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3" calcext:value-type="float">
            <text:p>153</text:p>
          </table:table-cell>
          <table:table-cell table:style-name="ce3" office:value-type="float" office:value="11" calcext:value-type="float">
            <text:p>11</text:p>
          </table:table-cell>
          <table:table-cell table:style-name="ce2" table:number-columns-repeated="2"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formula="of:= AVERAGE([.H155:.J155])" office:value-type="float" office:value="0.633333333333333" calcext:value-type="float">
            <text:p>0.633333333333333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formula="of:= AVERAGE([.N155:.P155])" office:value-type="float" office:value="0.633333333333333" calcext:value-type="float">
            <text:p>0.6333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formula="of:= AVERAGE([.T155:.X155])" office:value-type="float" office:value="0.5966" calcext:value-type="float">
            <text:p>0.596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3" calcext:value-type="float">
            <text:p>153</text:p>
          </table:table-cell>
          <table:table-cell table:style-name="ce2" table:formula="of:= AVERAGE([.AB155:.AF155])" office:value-type="float" office:value="0.5966" calcext:value-type="float">
            <text:p>0.5966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1.8" calcext:value-type="float">
            <text:p>1.8</text:p>
          </table:table-cell>
          <table:table-cell table:style-name="ce2"/>
          <table:table-cell table:style-name="ce2" office:value-type="float" office:value="154" calcext:value-type="float">
            <text:p>154</text:p>
          </table:table-cell>
          <table:table-cell table:style-name="ce3" office:value-type="float" office:value="5.3" calcext:value-type="float">
            <text:p>5.3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1" calcext:value-type="float">
            <text:p>1.1</text:p>
          </table:table-cell>
          <table:table-cell table:style-name="ce2" office:value-type="float" office:value="154" calcext:value-type="float">
            <text:p>154</text:p>
          </table:table-cell>
          <table:table-cell table:formula="of:= AVERAGE([.H156:.J156])" office:value-type="float" office:value="0.933333333333333" calcext:value-type="float">
            <text:p>0.93333333333333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formula="of:= AVERAGE([.N156:.P156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2" table:formula="of:= AVERAGE([.T156:.X156])" office:value-type="float" office:value="0.3762" calcext:value-type="float">
            <text:p>0.3762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4" calcext:value-type="float">
            <text:p>154</text:p>
          </table:table-cell>
          <table:table-cell table:style-name="ce2" table:formula="of:= AVERAGE([.AB156:.AF156])" office:value-type="float" office:value="0.3762" calcext:value-type="float">
            <text:p>0.3762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3.5" calcext:value-type="float">
            <text:p>3.5</text:p>
          </table:table-cell>
          <table:table-cell table:style-name="ce2" table:number-columns-repeated="2"/>
          <table:table-cell table:style-name="ce3" office:value-type="float" office:value="0.071" calcext:value-type="float">
            <text:p>0.0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5" calcext:value-type="float">
            <text:p>155</text:p>
          </table:table-cell>
          <table:table-cell table:formula="of:= AVERAGE([.H157:.J157])" office:value-type="float" office:value="0.0236666666666667" calcext:value-type="float">
            <text:p>0.0236666666666667</text:p>
          </table:table-cell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5" calcext:value-type="float">
            <text:p>155</text:p>
          </table:table-cell>
          <table:table-cell table:formula="of:= AVERAGE([.N157:.P157])" office:value-type="float" office:value="0.0236666666666667" calcext:value-type="float">
            <text:p>0.0236666666666667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5" calcext:value-type="float">
            <text:p>155</text:p>
          </table:table-cell>
          <table:table-cell table:style-name="ce2" table:formula="of:= AVERAGE([.T157:.X157])" office:value-type="float" office:value="0.889" calcext:value-type="float">
            <text:p>0.889</text:p>
          </table:table-cell>
          <table:table-cell table:style-name="ce2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5" calcext:value-type="float">
            <text:p>155</text:p>
          </table:table-cell>
          <table:table-cell table:style-name="ce2" table:formula="of:= AVERAGE([.AB157:.AF157])" office:value-type="float" office:value="0.889" calcext:value-type="float">
            <text:p>0.889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formula="of:= AVERAGE([.H158:.J158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formula="of:= AVERAGE([.N158:.P158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 AVERAGE([.T158:.X158])" office:value-type="float" office:value="0.2576" calcext:value-type="float">
            <text:p>0.2576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6" calcext:value-type="float">
            <text:p>156</text:p>
          </table:table-cell>
          <table:table-cell table:style-name="ce2" table:formula="of:= AVERAGE([.AB158:.AF158])" office:value-type="float" office:value="0.2576" calcext:value-type="float">
            <text:p>0.2576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7" calcext:value-type="float">
            <text:p>157</text:p>
          </table:table-cell>
          <table:table-cell table:formula="of:= AVERAGE([.H159:.J159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7" calcext:value-type="float">
            <text:p>157</text:p>
          </table:table-cell>
          <table:table-cell table:formula="of:= AVERAGE([.N159:.P159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 AVERAGE([.T159:.X159])" office:value-type="float" office:value="0.4164" calcext:value-type="float">
            <text:p>0.4164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57" calcext:value-type="float">
            <text:p>157</text:p>
          </table:table-cell>
          <table:table-cell table:style-name="ce2" table:formula="of:= AVERAGE([.AB159:.AF159])" office:value-type="float" office:value="0.4164" calcext:value-type="float">
            <text:p>0.4164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2.7" calcext:value-type="float">
            <text:p>2.7</text:p>
          </table:table-cell>
          <table:table-cell table:style-name="ce2" office:value-type="float" office:value="158" calcext:value-type="float">
            <text:p>158</text:p>
          </table:table-cell>
          <table:table-cell table:formula="of:= AVERAGE([.H160:.J160])" office:value-type="float" office:value="2.05" calcext:value-type="float">
            <text:p>2.05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58" calcext:value-type="float">
            <text:p>158</text:p>
          </table:table-cell>
          <table:table-cell table:formula="of:= AVERAGE([.N160:.P160])" office:value-type="float" office:value="1.6" calcext:value-type="float">
            <text:p>1.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 AVERAGE([.T160:.X160])" office:value-type="float" office:value="0.7866" calcext:value-type="float">
            <text:p>0.786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58" calcext:value-type="float">
            <text:p>158</text:p>
          </table:table-cell>
          <table:table-cell table:style-name="ce2" table:formula="of:= AVERAGE([.AB160:.AF160])" office:value-type="float" office:value="0.7866" calcext:value-type="float">
            <text:p>0.7866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045" calcext:value-type="float">
            <text:p>0.0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59" calcext:value-type="float">
            <text:p>159</text:p>
          </table:table-cell>
          <table:table-cell table:formula="of:= AVERAGE([.H161:.J161])" office:value-type="float" office:value="0.015" calcext:value-type="float">
            <text:p>0.015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59" calcext:value-type="float">
            <text:p>159</text:p>
          </table:table-cell>
          <table:table-cell table:formula="of:= AVERAGE([.N161:.P161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 AVERAGE([.T161:.X161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59" calcext:value-type="float">
            <text:p>159</text:p>
          </table:table-cell>
          <table:table-cell table:style-name="ce2" table:formula="of:= AVERAGE([.AB161:.AF16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60" calcext:value-type="float">
            <text:p>160</text:p>
          </table:table-cell>
          <table:table-cell table:formula="of:= AVERAGE([.H162:.J162])" office:value-type="float" office:value="0.633333333333333" calcext:value-type="float">
            <text:p>0.633333333333333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60" calcext:value-type="float">
            <text:p>160</text:p>
          </table:table-cell>
          <table:table-cell table:formula="of:= AVERAGE([.N162:.P162])" office:value-type="float" office:value="0.633333333333333" calcext:value-type="float">
            <text:p>0.633333333333333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 AVERAGE([.T162:.X162])" office:value-type="float" office:value="1.0996" calcext:value-type="float">
            <text:p>1.0996</text:p>
          </table:table-cell>
          <table:table-cell table:style-name="ce2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 AVERAGE([.AB162:.AF162])" office:value-type="float" office:value="1.0996" calcext:value-type="float">
            <text:p>1.0996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61" calcext:value-type="float">
            <text:p>161</text:p>
          </table:table-cell>
          <table:table-cell table:formula="of:= AVERAGE([.H163:.J163])" office:value-type="float" office:value="0.6" calcext:value-type="float">
            <text:p>0.6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2" office:value-type="float" office:value="161" calcext:value-type="float">
            <text:p>161</text:p>
          </table:table-cell>
          <table:table-cell table:formula="of:= AVERAGE([.N163:.P163])" office:value-type="float" office:value="0.6" calcext:value-type="float">
            <text:p>0.6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 AVERAGE([.T163:.X163])" office:value-type="float" office:value="0.209" calcext:value-type="float">
            <text:p>0.209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61" calcext:value-type="float">
            <text:p>161</text:p>
          </table:table-cell>
          <table:table-cell table:style-name="ce2" table:formula="of:= AVERAGE([.AB163:.AF163])" office:value-type="float" office:value="0.209" calcext:value-type="float">
            <text:p>0.209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formula="of:= AVERAGE([.H164:.J16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formula="of:= AVERAGE([.N164:.P164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1.3" calcext:value-type="float">
            <text:p>1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 AVERAGE([.T164:.X164])" office:value-type="float" office:value="0.54" calcext:value-type="float">
            <text:p>0.54</text:p>
          </table:table-cell>
          <table:table-cell table:style-name="ce2"/>
          <table:table-cell table:style-name="ce3" office:value-type="float" office:value="1.3" calcext:value-type="float">
            <text:p>1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2" calcext:value-type="float">
            <text:p>162</text:p>
          </table:table-cell>
          <table:table-cell table:style-name="ce2" table:formula="of:= AVERAGE([.AB164:.AF164])" office:value-type="float" office:value="0.54" calcext:value-type="float">
            <text:p>0.5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7.2" calcext:value-type="float">
            <text:p>7.2</text:p>
          </table:table-cell>
          <table:table-cell table:style-name="ce2"/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3" calcext:value-type="float">
            <text:p>163</text:p>
          </table:table-cell>
          <table:table-cell table:formula="of:= AVERAGE([.H165:.J165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3" calcext:value-type="float">
            <text:p>163</text:p>
          </table:table-cell>
          <table:table-cell table:formula="of:= AVERAGE([.N165:.P165])" office:value-type="float" office:value="0" calcext:value-type="float">
            <text:p>0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 AVERAGE([.T165:.X165])" office:value-type="float" office:value="1" calcext:value-type="float">
            <text:p>1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63" calcext:value-type="float">
            <text:p>163</text:p>
          </table:table-cell>
          <table:table-cell table:style-name="ce2" table:formula="of:= AVERAGE([.AB165:.AF1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4" calcext:value-type="float">
            <text:p>16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formula="of:= AVERAGE([.H166:.J166])" office:value-type="float" office:value="0.22" calcext:value-type="float">
            <text:p>0.2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formula="of:= AVERAGE([.N166:.P166])" office:value-type="float" office:value="0.22" calcext:value-type="float">
            <text:p>0.22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 AVERAGE([.T166:.X166])" office:value-type="float" office:value="0.1996" calcext:value-type="float">
            <text:p>0.1996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4" calcext:value-type="float">
            <text:p>164</text:p>
          </table:table-cell>
          <table:table-cell table:style-name="ce2" table:formula="of:= AVERAGE([.AB166:.AF166])" office:value-type="float" office:value="0.1996" calcext:value-type="float">
            <text:p>0.199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769" calcext:value-type="float">
            <text:p>0.769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formula="of:= AVERAGE([.H167:.J167])" office:value-type="float" office:value="1.35633333333333" calcext:value-type="float">
            <text:p>1.35633333333333</text:p>
          </table:table-cell>
          <table:table-cell table:style-name="ce2"/>
          <table:table-cell table:style-name="ce3" office:value-type="float" office:value="5.1" calcext:value-type="float">
            <text:p>5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formula="of:= AVERAGE([.N167:.P167])" office:value-type="float" office:value="1.7" calcext:value-type="float">
            <text:p>1.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 AVERAGE([.T167:.X167])" office:value-type="float" office:value="0.4272" calcext:value-type="float">
            <text:p>0.427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5" calcext:value-type="float">
            <text:p>165</text:p>
          </table:table-cell>
          <table:table-cell table:style-name="ce2" table:formula="of:= AVERAGE([.AB167:.AF167])" office:value-type="float" office:value="0.4272" calcext:value-type="float">
            <text:p>0.4272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6" calcext:value-type="float">
            <text:p>16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66" calcext:value-type="float">
            <text:p>166</text:p>
          </table:table-cell>
          <table:table-cell table:formula="of:= AVERAGE([.H168:.J168])" office:value-type="float" office:value="0.633333333333333" calcext:value-type="float">
            <text:p>0.633333333333333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9" calcext:value-type="float">
            <text:p>1.9</text:p>
          </table:table-cell>
          <table:table-cell table:style-name="ce2" office:value-type="float" office:value="166" calcext:value-type="float">
            <text:p>166</text:p>
          </table:table-cell>
          <table:table-cell table:formula="of:= AVERAGE([.N168:.P168])" office:value-type="float" office:value="0.633333333333333" calcext:value-type="float">
            <text:p>0.633333333333333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 AVERAGE([.T168:.X168])" office:value-type="float" office:value="0.84" calcext:value-type="float">
            <text:p>0.84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style-name="ce2" table:formula="of:= AVERAGE([.AB168:.AF168])" office:value-type="float" office:value="0.84" calcext:value-type="float">
            <text:p>0.84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7" calcext:value-type="float">
            <text:p>167</text:p>
          </table:table-cell>
          <table:table-cell table:formula="of:= AVERAGE([.H169:.J169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7" calcext:value-type="float">
            <text:p>167</text:p>
          </table:table-cell>
          <table:table-cell table:formula="of:= AVERAGE([.N169:.P169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7" calcext:value-type="float">
            <text:p>167</text:p>
          </table:table-cell>
          <table:table-cell table:style-name="ce2" table:formula="of:= AVERAGE([.T169:.X169])" office:value-type="float" office:value="0.4072" calcext:value-type="float">
            <text:p>0.4072</text:p>
          </table:table-cell>
          <table:table-cell table:style-name="ce2"/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7" calcext:value-type="float">
            <text:p>167</text:p>
          </table:table-cell>
          <table:table-cell table:style-name="ce2" table:formula="of:= AVERAGE([.AB169:.AF169])" office:value-type="float" office:value="0.4072" calcext:value-type="float">
            <text:p>0.4072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8" calcext:value-type="float">
            <text:p>168</text:p>
          </table:table-cell>
          <table:table-cell table:formula="of:= AVERAGE([.H170:.J170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68" calcext:value-type="float">
            <text:p>168</text:p>
          </table:table-cell>
          <table:table-cell table:formula="of:= AVERAGE([.N170:.P170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 AVERAGE([.T170:.X170])" office:value-type="float" office:value="1.04" calcext:value-type="float">
            <text:p>1.04</text:p>
          </table:table-cell>
          <table:table-cell table:style-name="ce2"/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8" calcext:value-type="float">
            <text:p>168</text:p>
          </table:table-cell>
          <table:table-cell table:style-name="ce2" table:formula="of:= AVERAGE([.AB170:.AF170])" office:value-type="float" office:value="1.04" calcext:value-type="float">
            <text:p>1.04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3.4" calcext:value-type="float">
            <text:p>3.4</text:p>
          </table:table-cell>
          <table:table-cell table:style-name="ce2"/>
          <table:table-cell table:style-name="ce2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005" calcext:value-type="float">
            <text:p>0.005</text:p>
          </table:table-cell>
          <table:table-cell table:style-name="ce2" office:value-type="float" office:value="169" calcext:value-type="float">
            <text:p>169</text:p>
          </table:table-cell>
          <table:table-cell table:formula="of:= AVERAGE([.H171:.J171])" office:value-type="float" office:value="0.594666666666667" calcext:value-type="float">
            <text:p>0.594666666666667</text:p>
          </table:table-cell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formula="of:= AVERAGE([.N171:.P171])" office:value-type="float" office:value="0.593" calcext:value-type="float">
            <text:p>0.593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2" table:formula="of:= AVERAGE([.T171:.X171])" office:value-type="float" office:value="0.88" calcext:value-type="float">
            <text:p>0.88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2" table:formula="of:= AVERAGE([.AB171:.AF171])" office:value-type="float" office:value="0.88" calcext:value-type="float">
            <text:p>0.88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167" calcext:value-type="float">
            <text:p>0.1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formula="of:= AVERAGE([.H172:.J172])" office:value-type="float" office:value="0.0556666666666667" calcext:value-type="float">
            <text:p>0.0556666666666667</text:p>
          </table:table-cell>
          <table:table-cell table:style-name="ce2"/>
          <table:table-cell table:style-name="ce3" office:value-type="float" office:value="0.167" calcext:value-type="float">
            <text:p>0.1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formula="of:= AVERAGE([.N172:.P172])" office:value-type="float" office:value="0.0556666666666667" calcext:value-type="float">
            <text:p>0.0556666666666667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formula="of:= AVERAGE([.T172:.X172])" office:value-type="float" office:value="0.1996" calcext:value-type="float">
            <text:p>0.1996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2" table:formula="of:= AVERAGE([.AB172:.AF172])" office:value-type="float" office:value="0.1996" calcext:value-type="float">
            <text:p>0.1996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1" calcext:value-type="float">
            <text:p>171</text:p>
          </table:table-cell>
          <table:table-cell table:formula="of:= AVERAGE([.H173:.J173])" office:value-type="float" office:value="0.0276666666666667" calcext:value-type="float">
            <text:p>0.027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083" calcext:value-type="float">
            <text:p>0.08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1" calcext:value-type="float">
            <text:p>171</text:p>
          </table:table-cell>
          <table:table-cell table:formula="of:= AVERAGE([.N173:.P173])" office:value-type="float" office:value="0.0276666666666667" calcext:value-type="float">
            <text:p>0.0276666666666667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1" calcext:value-type="float">
            <text:p>171</text:p>
          </table:table-cell>
          <table:table-cell table:style-name="ce2" table:formula="of:= AVERAGE([.T173:.X173])" office:value-type="float" office:value="0.9196" calcext:value-type="float">
            <text:p>0.9196</text:p>
          </table:table-cell>
          <table:table-cell table:style-name="ce2"/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3.6" calcext:value-type="float">
            <text:p>3.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1" calcext:value-type="float">
            <text:p>171</text:p>
          </table:table-cell>
          <table:table-cell table:style-name="ce2" table:formula="of:= AVERAGE([.AB173:.AF173])" office:value-type="float" office:value="0.9196" calcext:value-type="float">
            <text:p>0.9196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9.5" calcext:value-type="float">
            <text:p>9.5</text:p>
          </table:table-cell>
          <table:table-cell table:style-name="ce2"/>
          <table:table-cell table:style-name="ce2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2" calcext:value-type="float">
            <text:p>172</text:p>
          </table:table-cell>
          <table:table-cell table:formula="of:= AVERAGE([.H174:.J17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2" calcext:value-type="float">
            <text:p>172</text:p>
          </table:table-cell>
          <table:table-cell table:formula="of:= AVERAGE([.N174:.P174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56" calcext:value-type="float">
            <text:p>0.256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 AVERAGE([.T174:.X174])" office:value-type="float" office:value="0.4112" calcext:value-type="float">
            <text:p>0.4112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56" calcext:value-type="float">
            <text:p>0.256</text:p>
          </table:table-cell>
          <table:table-cell table:style-name="ce2" office:value-type="float" office:value="172" calcext:value-type="float">
            <text:p>172</text:p>
          </table:table-cell>
          <table:table-cell table:style-name="ce2" table:formula="of:= AVERAGE([.AB174:.AF174])" office:value-type="float" office:value="0.4112" calcext:value-type="float">
            <text:p>0.4112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.8" calcext:value-type="float">
            <text:p>2.8</text:p>
          </table:table-cell>
          <table:table-cell table:style-name="ce2" office:value-type="float" office:value="173" calcext:value-type="float">
            <text:p>173</text:p>
          </table:table-cell>
          <table:table-cell table:formula="of:= AVERAGE([.H175:.J175])" office:value-type="float" office:value="0.933333333333333" calcext:value-type="float">
            <text:p>0.933333333333333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2" office:value-type="float" office:value="173" calcext:value-type="float">
            <text:p>173</text:p>
          </table:table-cell>
          <table:table-cell table:formula="of:= AVERAGE([.N175:.P175])" office:value-type="float" office:value="1.16666666666667" calcext:value-type="float">
            <text:p>1.16666666666667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2" office:value-type="float" office:value="173" calcext:value-type="float">
            <text:p>173</text:p>
          </table:table-cell>
          <table:table-cell table:style-name="ce2" table:formula="of:= AVERAGE([.T175:.X175])" office:value-type="float" office:value="0.24" calcext:value-type="float">
            <text:p>0.24</text:p>
          </table:table-cell>
          <table:table-cell table:style-name="ce2"/>
          <table:table-cell table:style-name="ce3" office:value-type="float" office:value="1.2" calcext:value-type="float">
            <text:p>1.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2" office:value-type="float" office:value="173" calcext:value-type="float">
            <text:p>173</text:p>
          </table:table-cell>
          <table:table-cell table:style-name="ce2" table:formula="of:= AVERAGE([.AB175:.AF175])" office:value-type="float" office:value="0.24" calcext:value-type="float">
            <text:p>0.24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3.7" calcext:value-type="float">
            <text:p>3.7</text:p>
          </table:table-cell>
          <table:table-cell table:style-name="ce2"/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0.587" calcext:value-type="float">
            <text:p>0.587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4" calcext:value-type="float">
            <text:p>174</text:p>
          </table:table-cell>
          <table:table-cell table:formula="of:= AVERAGE([.H176:.J176])" office:value-type="float" office:value="0.281666666666667" calcext:value-type="float">
            <text:p>0.281666666666667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4" calcext:value-type="float">
            <text:p>174</text:p>
          </table:table-cell>
          <table:table-cell table:formula="of:= AVERAGE([.N176:.P176])" office:value-type="float" office:value="0" calcext:value-type="float">
            <text:p>0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 AVERAGE([.T176:.X176])" office:value-type="float" office:value="0.2884" calcext:value-type="float">
            <text:p>0.2884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4" calcext:value-type="float">
            <text:p>174</text:p>
          </table:table-cell>
          <table:table-cell table:style-name="ce2" table:formula="of:= AVERAGE([.AB176:.AF176])" office:value-type="float" office:value="0.2884" calcext:value-type="float">
            <text:p>0.2884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0.142" calcext:value-type="float">
            <text:p>0.142</text:p>
          </table:table-cell>
          <table:table-cell table:style-name="ce2"/>
          <table:table-cell table:style-name="ce2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formula="of:= AVERAGE([.H177:.J177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formula="of:= AVERAGE([.N177:.P177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 AVERAGE([.T177:.X177])" office:value-type="float" office:value="0.2086" calcext:value-type="float">
            <text:p>0.2086</text:p>
          </table:table-cell>
          <table:table-cell table:style-name="ce2"/>
          <table:table-cell table:style-name="ce3" office:value-type="float" office:value="0.045" calcext:value-type="float">
            <text:p>0.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5" calcext:value-type="float">
            <text:p>175</text:p>
          </table:table-cell>
          <table:table-cell table:style-name="ce2" table:formula="of:= AVERAGE([.AB177:.AF177])" office:value-type="float" office:value="0.2086" calcext:value-type="float">
            <text:p>0.2086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6" calcext:value-type="float">
            <text:p>176</text:p>
          </table:table-cell>
          <table:table-cell table:formula="of:= AVERAGE([.H178:.J178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6" calcext:value-type="float">
            <text:p>176</text:p>
          </table:table-cell>
          <table:table-cell table:formula="of:= AVERAGE([.N178:.P178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 AVERAGE([.T178:.X178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76" calcext:value-type="float">
            <text:p>176</text:p>
          </table:table-cell>
          <table:table-cell table:style-name="ce2" table:formula="of:= AVERAGE([.AB178:.AF17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7" calcext:value-type="float">
            <text:p>177</text:p>
          </table:table-cell>
          <table:table-cell table:formula="of:= AVERAGE([.H179:.J179])" office:value-type="float" office:value="1.16666666666667" calcext:value-type="float">
            <text:p>1.1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77" calcext:value-type="float">
            <text:p>177</text:p>
          </table:table-cell>
          <table:table-cell table:formula="of:= AVERAGE([.N179:.P179])" office:value-type="float" office:value="1.16666666666667" calcext:value-type="float">
            <text:p>1.1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formula="of:= AVERAGE([.T179:.X179])" office:value-type="float" office:value="0.1766" calcext:value-type="float">
            <text:p>0.176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style-name="ce3" office:value-type="float" office:value="0.036" calcext:value-type="float">
            <text:p>0.0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7" calcext:value-type="float">
            <text:p>177</text:p>
          </table:table-cell>
          <table:table-cell table:style-name="ce2" table:formula="of:= AVERAGE([.AB179:.AF179])" office:value-type="float" office:value="0.1766" calcext:value-type="float">
            <text:p>0.1766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2.8" calcext:value-type="float">
            <text:p>2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8" calcext:value-type="float">
            <text:p>178</text:p>
          </table:table-cell>
          <table:table-cell table:formula="of:= AVERAGE([.H180:.J180])" office:value-type="float" office:value="0.933333333333333" calcext:value-type="float">
            <text:p>0.933333333333333</text:p>
          </table:table-cell>
          <table:table-cell table:style-name="ce2"/>
          <table:table-cell table:style-name="ce3" office:value-type="float" office:value="3.8" calcext:value-type="float">
            <text:p>3.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78" calcext:value-type="float">
            <text:p>178</text:p>
          </table:table-cell>
          <table:table-cell table:formula="of:= AVERAGE([.N180:.P180])" office:value-type="float" office:value="1.26666666666667" calcext:value-type="float">
            <text:p>1.26666666666667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 AVERAGE([.T180:.X180])" office:value-type="float" office:value="0.1994" calcext:value-type="float">
            <text:p>0.1994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78" calcext:value-type="float">
            <text:p>178</text:p>
          </table:table-cell>
          <table:table-cell table:style-name="ce2" table:formula="of:= AVERAGE([.AB180:.AF180])" office:value-type="float" office:value="0.1994" calcext:value-type="float">
            <text:p>0.1994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formula="of:= AVERAGE([.H181:.J181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formula="of:= AVERAGE([.N181:.P181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2" table:formula="of:= AVERAGE([.T181:.X181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2" table:formula="of:= AVERAGE([.AB181:.AF18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formula="of:= AVERAGE([.H182:.J182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formula="of:= AVERAGE([.N182:.P182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256" calcext:value-type="float">
            <text:p>0.25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 AVERAGE([.T182:.X182])" office:value-type="float" office:value="0.0512" calcext:value-type="float">
            <text:p>0.0512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 AVERAGE([.AB182:.AF182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table:formula="of:= AVERAGE([.H183:.J183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table:formula="of:= AVERAGE([.N183:.P183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 AVERAGE([.T183:.X183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81" calcext:value-type="float">
            <text:p>181</text:p>
          </table:table-cell>
          <table:table-cell table:style-name="ce2" table:formula="of:= AVERAGE([.AB183:.AF18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2" calcext:value-type="float">
            <text:p>182</text:p>
          </table:table-cell>
          <table:table-cell table:formula="of:= AVERAGE([.H184:.J18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2" calcext:value-type="float">
            <text:p>182</text:p>
          </table:table-cell>
          <table:table-cell table:formula="of:= AVERAGE([.N184:.P18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formula="of:= AVERAGE([.T184:.X184])" office:value-type="float" office:value="0.399" calcext:value-type="float">
            <text:p>0.399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82" calcext:value-type="float">
            <text:p>182</text:p>
          </table:table-cell>
          <table:table-cell table:style-name="ce2" table:formula="of:= AVERAGE([.AB184:.AF184])" office:value-type="float" office:value="0.399" calcext:value-type="float">
            <text:p>0.399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.242" calcext:value-type="float">
            <text:p>0.242</text:p>
          </table:table-cell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0.004" calcext:value-type="float">
            <text:p>0.004</text:p>
          </table:table-cell>
          <table:table-cell table:style-name="ce2" office:value-type="float" office:value="183" calcext:value-type="float">
            <text:p>183</text:p>
          </table:table-cell>
          <table:table-cell table:formula="of:= AVERAGE([.H185:.J185])" office:value-type="float" office:value="0.168" calcext:value-type="float">
            <text:p>0.168</text:p>
          </table:table-cell>
          <table:table-cell table:style-name="ce2"/>
          <table:table-cell table:style-name="ce3" office:value-type="float" office:value="0.242" calcext:value-type="float">
            <text:p>0.2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83" calcext:value-type="float">
            <text:p>183</text:p>
          </table:table-cell>
          <table:table-cell table:formula="of:= AVERAGE([.N185:.P185])" office:value-type="float" office:value="0.0806666666666667" calcext:value-type="float">
            <text:p>0.0806666666666667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 AVERAGE([.T185:.X185])" office:value-type="float" office:value="0.22" calcext:value-type="float">
            <text:p>0.22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83" calcext:value-type="float">
            <text:p>183</text:p>
          </table:table-cell>
          <table:table-cell table:style-name="ce2" table:formula="of:= AVERAGE([.AB185:.AF185])" office:value-type="float" office:value="0.22" calcext:value-type="float">
            <text:p>0.22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4" calcext:value-type="float">
            <text:p>184</text:p>
          </table:table-cell>
          <table:table-cell table:formula="of:= AVERAGE([.H186:.J186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4" calcext:value-type="float">
            <text:p>184</text:p>
          </table:table-cell>
          <table:table-cell table:formula="of:= AVERAGE([.N186:.P186])" office:value-type="float" office:value="0" calcext:value-type="float">
            <text:p>0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84" calcext:value-type="float">
            <text:p>184</text:p>
          </table:table-cell>
          <table:table-cell table:style-name="ce2" table:formula="of:= AVERAGE([.T186:.X186])" office:value-type="float" office:value="0.1994" calcext:value-type="float">
            <text:p>0.1994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997" calcext:value-type="float">
            <text:p>0.997</text:p>
          </table:table-cell>
          <table:table-cell table:style-name="ce2" office:value-type="float" office:value="184" calcext:value-type="float">
            <text:p>184</text:p>
          </table:table-cell>
          <table:table-cell table:style-name="ce2" table:formula="of:= AVERAGE([.AB186:.AF186])" office:value-type="float" office:value="0.1994" calcext:value-type="float">
            <text:p>0.1994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formula="of:= AVERAGE([.H187:.J187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formula="of:= AVERAGE([.N187:.P187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2" table:formula="of:= AVERAGE([.T187:.X187])" office:value-type="float" office:value="0.5796" calcext:value-type="float">
            <text:p>0.5796</text:p>
          </table:table-cell>
          <table:table-cell table:style-name="ce2"/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2" table:formula="of:= AVERAGE([.AB187:.AF187])" office:value-type="float" office:value="0.5796" calcext:value-type="float">
            <text:p>0.5796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86" calcext:value-type="float">
            <text:p>186</text:p>
          </table:table-cell>
          <table:table-cell table:formula="of:= AVERAGE([.H188:.J188])" office:value-type="float" office:value="1" calcext:value-type="float">
            <text:p>1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186" calcext:value-type="float">
            <text:p>186</text:p>
          </table:table-cell>
          <table:table-cell table:formula="of:= AVERAGE([.N188:.P188])" office:value-type="float" office:value="1" calcext:value-type="float">
            <text:p>1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 AVERAGE([.T188:.X188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2" table:formula="of:= AVERAGE([.AB188:.AF18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7" calcext:value-type="float">
            <text:p>187</text:p>
          </table:table-cell>
          <table:table-cell table:formula="of:= AVERAGE([.H189:.J189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7" calcext:value-type="float">
            <text:p>187</text:p>
          </table:table-cell>
          <table:table-cell table:formula="of:= AVERAGE([.N189:.P189])" office:value-type="float" office:value="0" calcext:value-type="float">
            <text:p>0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7" calcext:value-type="float">
            <text:p>187</text:p>
          </table:table-cell>
          <table:table-cell table:style-name="ce2" table:formula="of:= AVERAGE([.T189:.X189])" office:value-type="float" office:value="0.1694" calcext:value-type="float">
            <text:p>0.1694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847" calcext:value-type="float">
            <text:p>0.8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87" calcext:value-type="float">
            <text:p>187</text:p>
          </table:table-cell>
          <table:table-cell table:style-name="ce2" table:formula="of:= AVERAGE([.AB189:.AF189])" office:value-type="float" office:value="0.1694" calcext:value-type="float">
            <text:p>0.1694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2" office:value-type="float" office:value="188" calcext:value-type="float">
            <text:p>188</text:p>
          </table:table-cell>
          <table:table-cell table:formula="of:= AVERAGE([.H190:.J190])" office:value-type="float" office:value="0.00333333333333333" calcext:value-type="float">
            <text:p>0.00333333333333333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2" office:value-type="float" office:value="188" calcext:value-type="float">
            <text:p>188</text:p>
          </table:table-cell>
          <table:table-cell table:formula="of:= AVERAGE([.N190:.P190])" office:value-type="float" office:value="0.00333333333333333" calcext:value-type="float">
            <text:p>0.00333333333333333</text:p>
          </table:table-cell>
          <table:table-cell table:style-name="ce2"/>
          <table:table-cell table:style-name="ce3" office:value-type="float" office:value="0.242" calcext:value-type="float">
            <text:p>0.2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 AVERAGE([.T190:.X190])" office:value-type="float" office:value="0.0484" calcext:value-type="float">
            <text:p>0.0484</text:p>
          </table:table-cell>
          <table:table-cell table:style-name="ce2"/>
          <table:table-cell table:style-name="ce3" office:value-type="float" office:value="0.242" calcext:value-type="float">
            <text:p>0.2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2" office:value-type="float" office:value="188" calcext:value-type="float">
            <text:p>188</text:p>
          </table:table-cell>
          <table:table-cell table:style-name="ce2" table:formula="of:= AVERAGE([.AB190:.AF190])" office:value-type="float" office:value="0.0484" calcext:value-type="float">
            <text:p>0.0484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89" calcext:value-type="float">
            <text:p>189</text:p>
          </table:table-cell>
          <table:table-cell table:formula="of:= AVERAGE([.H191:.J191])" office:value-type="float" office:value="1.86666666666667" calcext:value-type="float">
            <text:p>1.86666666666667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89" calcext:value-type="float">
            <text:p>189</text:p>
          </table:table-cell>
          <table:table-cell table:formula="of:= AVERAGE([.N191:.P191])" office:value-type="float" office:value="1.03333333333333" calcext:value-type="float">
            <text:p>1.03333333333333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 AVERAGE([.T191:.X191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89" calcext:value-type="float">
            <text:p>189</text:p>
          </table:table-cell>
          <table:table-cell table:style-name="ce2" table:formula="of:= AVERAGE([.AB191:.AF19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formula="of:= AVERAGE([.H192:.J192])" office:value-type="float" office:value="2.1" calcext:value-type="float">
            <text:p>2.1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formula="of:= AVERAGE([.N192:.P192])" office:value-type="float" office:value="2.1" calcext:value-type="float">
            <text:p>2.1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 AVERAGE([.T192:.X192])" office:value-type="float" office:value="0.0172" calcext:value-type="float">
            <text:p>0.0172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90" calcext:value-type="float">
            <text:p>190</text:p>
          </table:table-cell>
          <table:table-cell table:style-name="ce2" table:formula="of:= AVERAGE([.AB192:.AF192])" office:value-type="float" office:value="0.0172" calcext:value-type="float">
            <text:p>0.0172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formula="of:= AVERAGE([.H193:.J193])" office:value-type="float" office:value="1.6" calcext:value-type="float">
            <text:p>1.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formula="of:= AVERAGE([.N193:.P193])" office:value-type="float" office:value="1.6" calcext:value-type="float">
            <text:p>1.6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 AVERAGE([.T193:.X193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2" table:formula="of:= AVERAGE([.AB193:.AF19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3" office:value-type="float" office:value="1.9" calcext:value-type="float">
            <text:p>1.9</text:p>
          </table:table-cell>
          <table:table-cell table:style-name="ce2" table:number-columns-repeated="2"/>
          <table:table-cell table:style-name="ce3" office:value-type="float" office:value="3.3" calcext:value-type="float">
            <text:p>3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formula="of:= AVERAGE([.H194:.J194])" office:value-type="float" office:value="1.1" calcext:value-type="float">
            <text:p>1.1</text:p>
          </table:table-cell>
          <table:table-cell table:style-name="ce2"/>
          <table:table-cell table:style-name="ce3" office:value-type="float" office:value="3.3" calcext:value-type="float">
            <text:p>3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formula="of:= AVERAGE([.N194:.P194])" office:value-type="float" office:value="1.1" calcext:value-type="float">
            <text:p>1.1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 AVERAGE([.T194:.X19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 AVERAGE([.AB194:.AF194])" office:value-type="float" office:value="0.0072" calcext:value-type="float">
            <text:p>0.0072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1.7" calcext:value-type="float">
            <text:p>1.7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formula="of:= AVERAGE([.H195:.J195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formula="of:= AVERAGE([.N195:.P195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 AVERAGE([.T195:.X195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3" calcext:value-type="float">
            <text:p>193</text:p>
          </table:table-cell>
          <table:table-cell table:style-name="ce2" table:formula="of:= AVERAGE([.AB195:.AF19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94" calcext:value-type="float">
            <text:p>194</text:p>
          </table:table-cell>
          <table:table-cell table:formula="of:= AVERAGE([.H196:.J196])" office:value-type="float" office:value="1.03333333333333" calcext:value-type="float">
            <text:p>1.03333333333333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.1" calcext:value-type="float">
            <text:p>3.1</text:p>
          </table:table-cell>
          <table:table-cell table:style-name="ce2" office:value-type="float" office:value="194" calcext:value-type="float">
            <text:p>194</text:p>
          </table:table-cell>
          <table:table-cell table:formula="of:= AVERAGE([.N196:.P196])" office:value-type="float" office:value="1.03333333333333" calcext:value-type="float">
            <text:p>1.03333333333333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4" calcext:value-type="float">
            <text:p>194</text:p>
          </table:table-cell>
          <table:table-cell table:style-name="ce2" table:formula="of:= AVERAGE([.T196:.X196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4" calcext:value-type="float">
            <text:p>194</text:p>
          </table:table-cell>
          <table:table-cell table:style-name="ce2" table:formula="of:= AVERAGE([.AB196:.AF196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formula="of:= AVERAGE([.H197:.J197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5" calcext:value-type="float">
            <text:p>195</text:p>
          </table:table-cell>
          <table:table-cell table:formula="of:= AVERAGE([.N197:.P197])" office:value-type="float" office:value="0" calcext:value-type="float">
            <text:p>0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 AVERAGE([.T197:.X197])" office:value-type="float" office:value="0.0172" calcext:value-type="float">
            <text:p>0.0172</text:p>
          </table:table-cell>
          <table:table-cell table:style-name="ce2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086" calcext:value-type="float">
            <text:p>0.086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 AVERAGE([.AB197:.AF197])" office:value-type="float" office:value="0.0172" calcext:value-type="float">
            <text:p>0.0172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formula="of:= AVERAGE([.H198:.J198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formula="of:= AVERAGE([.N198:.P198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 AVERAGE([.T198:.X198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 AVERAGE([.AB198:.AF19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formula="of:= AVERAGE([.H199:.J199])" office:value-type="float" office:value="0.6" calcext:value-type="float">
            <text:p>0.6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formula="of:= AVERAGE([.N199:.P199])" office:value-type="float" office:value="0.6" calcext:value-type="float">
            <text:p>0.6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style-name="ce2" table:formula="of:= AVERAGE([.T199:.X199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7" calcext:value-type="float">
            <text:p>197</text:p>
          </table:table-cell>
          <table:table-cell table:style-name="ce2" table:formula="of:= AVERAGE([.AB199:.AF199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98" calcext:value-type="float">
            <text:p>198</text:p>
          </table:table-cell>
          <table:table-cell table:formula="of:= AVERAGE([.H200:.J200])" office:value-type="float" office:value="1.16666666666667" calcext:value-type="float">
            <text:p>1.16666666666667</text:p>
          </table:table-cell>
          <table:table-cell table:style-name="ce2"/>
          <table:table-cell table:style-name="ce3" office:value-type="float" office:value="3.5" calcext:value-type="float">
            <text:p>3.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98" calcext:value-type="float">
            <text:p>198</text:p>
          </table:table-cell>
          <table:table-cell table:formula="of:= AVERAGE([.N200:.P200])" office:value-type="float" office:value="1.16666666666667" calcext:value-type="float">
            <text:p>1.16666666666667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 AVERAGE([.T200:.X200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formula="of:= AVERAGE([.AB200:.AF200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2" office:value-type="float" office:value="199" calcext:value-type="float">
            <text:p>199</text:p>
          </table:table-cell>
          <table:table-cell table:formula="of:= AVERAGE([.H201:.J201])" office:value-type="float" office:value="0.5" calcext:value-type="float">
            <text:p>0.5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formula="of:= AVERAGE([.N201:.P201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2" table:formula="of:= AVERAGE([.T201:.X201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2" table:formula="of:= AVERAGE([.AB201:.AF201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formula="of:= AVERAGE([.H202:.J202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formula="of:= AVERAGE([.N202:.P202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 AVERAGE([.T202:.X202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 AVERAGE([.AB202:.AF202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formula="of:= AVERAGE([.H203:.J203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formula="of:= AVERAGE([.N203:.P203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style-name="ce2" table:formula="of:= AVERAGE([.T203:.X203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201" calcext:value-type="float">
            <text:p>201</text:p>
          </table:table-cell>
          <table:table-cell table:style-name="ce2" table:formula="of:= AVERAGE([.AB203:.AF20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2" calcext:value-type="float">
            <text:p>202</text:p>
          </table:table-cell>
          <table:table-cell table:formula="of:= AVERAGE([.H204:.J204])" office:value-type="float" office:value="0" calcext:value-type="float">
            <text:p>0</text:p>
          </table:table-cell>
          <table:table-cell table:style-name="ce2"/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202" calcext:value-type="float">
            <text:p>202</text:p>
          </table:table-cell>
          <table:table-cell table:formula="of:= AVERAGE([.N204:.P204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202" calcext:value-type="float">
            <text:p>202</text:p>
          </table:table-cell>
          <table:table-cell table:style-name="ce2" table:formula="of:= AVERAGE([.T204:.X204])" office:value-type="float" office:value="0" calcext:value-type="float">
            <text:p>0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2" office:value-type="float" office:value="202" calcext:value-type="float">
            <text:p>202</text:p>
          </table:table-cell>
          <table:table-cell table:style-name="ce2" table:formula="of:= AVERAGE([.AB204:.AF204])" office:value-type="float" office:value="0" calcext:value-type="float">
            <text:p>0</text:p>
          </table:table-cell>
        </table:table-row>
        <table:table-row table:style-name="ro1" table:number-rows-repeated="498">
          <table:table-cell table:number-columns-repeated="13"/>
          <table:table-cell table:style-name="ce4"/>
          <table:table-cell table:number-columns-repeated="5"/>
          <table:table-cell table:style-name="ce4"/>
          <table:table-cell table:number-columns-repeated="9"/>
          <table:table-cell table:style-name="ce4" table:number-columns-repeated="3"/>
          <table:table-cell table:number-columns-repeated="2"/>
        </table:table-row>
        <table:table-row table:style-name="ro1" table:number-rows-repeated="1047873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0:51:01.294261180</meta:creation-date>
    <meta:generator>LibreOffice/24.2.6.2$Linux_X86_64 LibreOffice_project/420$Build-2</meta:generator>
    <dc:date>2025-01-29T02:31:53.032783243</dc:date>
    <meta:editing-duration>PT4H37M37S</meta:editing-duration>
    <meta:editing-cycles>8</meta:editing-cycles>
    <meta:document-statistic meta:table-count="1" meta:cell-count="5689" meta:object-count="0"/>
  </office:meta>
</office:document-meta>
</file>